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3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1" svg:font-family="Tahoma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78920" officeooo:paragraph-rsid="00178920"/>
    </style:style>
    <style:style style:name="P2" style:family="paragraph" style:parent-style-name="Footer">
      <style:text-properties officeooo:paragraph-rsid="0096b4e2"/>
    </style:style>
    <style:style style:name="P3" style:family="paragraph" style:parent-style-name="Footer">
      <style:text-properties officeooo:rsid="001f8a2d" officeooo:paragraph-rsid="00bd36bc"/>
    </style:style>
    <style:style style:name="P4" style:family="paragraph" style:parent-style-name="Footer">
      <style:text-properties officeooo:rsid="001f8a2d" officeooo:paragraph-rsid="002b33ed"/>
    </style:style>
    <style:style style:name="P5" style:family="paragraph" style:parent-style-name="Footer">
      <style:text-properties officeooo:rsid="0096b4e2" officeooo:paragraph-rsid="0096b4e2"/>
    </style:style>
    <style:style style:name="P6" style:family="paragraph" style:parent-style-name="Footer">
      <style:text-properties officeooo:rsid="011350d1" officeooo:paragraph-rsid="011350d1"/>
    </style:style>
    <style:style style:name="P7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Footer">
      <style:paragraph-properties fo:text-align="start" style:justify-single-word="false"/>
      <style:text-properties officeooo:paragraph-rsid="0211dd7e"/>
    </style:style>
    <style:style style:name="P42" style:family="paragraph" style:parent-style-name="Footer">
      <style:paragraph-properties fo:text-align="start" style:justify-single-word="false"/>
      <style:text-properties officeooo:paragraph-rsid="00d4df5c"/>
    </style:style>
    <style:style style:name="P43" style:family="paragraph" style:parent-style-name="Footer">
      <style:text-properties officeooo:rsid="0242edd8" officeooo:paragraph-rsid="0242edd8"/>
    </style:style>
    <style:style style:name="P44" style:family="paragraph" style:parent-style-name="Footer">
      <style:text-properties officeooo:paragraph-rsid="008d016c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paragraph-properties fo:text-align="end" style:justify-single-word="false"/>
      <style:text-properties officeooo:paragraph-rsid="00d4df5c"/>
    </style:style>
    <style:style style:name="P48" style:family="paragraph" style:parent-style-name="Footer">
      <style:text-properties officeooo:paragraph-rsid="00d4df5c"/>
    </style:style>
    <style:style style:name="P49" style:family="paragraph" style:parent-style-name="Footer">
      <style:text-properties officeooo:paragraph-rsid="00863005"/>
    </style:style>
    <style:style style:name="P50" style:family="paragraph" style:parent-style-name="Footer">
      <style:text-properties officeooo:paragraph-rsid="00a59a60"/>
    </style:style>
    <style:style style:name="P51" style:family="paragraph" style:parent-style-name="Footer">
      <style:text-properties officeooo:paragraph-rsid="004274b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paragraph-rsid="030c4d7d"/>
    </style:style>
    <style:style style:name="P54" style:family="paragraph" style:parent-style-name="Footer">
      <style:text-properties officeooo:paragraph-rsid="00d8520c"/>
    </style:style>
    <style:style style:name="P55" style:family="paragraph" style:parent-style-name="Footer">
      <style:text-properties officeooo:paragraph-rsid="02a682f9"/>
    </style:style>
    <style:style style:name="P5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7" style:family="paragraph" style:parent-style-name="Header">
      <style:paragraph-properties fo:margin-left="0cm" fo:margin-right="0cm" fo:text-indent="0cm" style:auto-text-indent="fals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5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6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officeooo:paragraph-rsid="0211dd7e"/>
    </style:style>
    <style:style style:name="P74" style:family="paragraph" style:parent-style-name="Header">
      <style:paragraph-properties fo:text-align="start" style:justify-single-word="false"/>
      <style:text-properties officeooo:paragraph-rsid="0289fb01"/>
    </style:style>
    <style:style style:name="P75" style:family="paragraph" style:parent-style-name="Header">
      <style:paragraph-properties fo:text-align="start" style:justify-single-word="false"/>
      <style:text-properties officeooo:paragraph-rsid="02a56131"/>
    </style:style>
    <style:style style:name="P76" style:family="paragraph" style:parent-style-name="Header">
      <style:paragraph-properties fo:text-align="center" style:justify-single-word="false"/>
      <style:text-properties officeooo:paragraph-rsid="00ab054e"/>
    </style:style>
    <style:style style:name="P77" style:family="paragraph" style:parent-style-name="Header">
      <style:paragraph-properties fo:text-align="center" style:justify-single-word="false"/>
      <style:text-properties officeooo:paragraph-rsid="00c10aa6"/>
    </style:style>
    <style:style style:name="P78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9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0" style:family="paragraph" style:parent-style-name="_5f_Header_20_G_20_page_20_impaire_20__28_D_29_">
      <style:text-properties officeooo:paragraph-rsid="01259ec2"/>
    </style:style>
    <style:style style:name="P81" style:family="paragraph" style:parent-style-name="_5f_Header_20_G_20_page_20_impaire_20__28_D_29_">
      <style:text-properties officeooo:paragraph-rsid="00c87b35"/>
    </style:style>
    <style:style style:name="P8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_5f_Header_20_D_20_page_20_impaire_20__28_D_29_">
      <style:text-properties officeooo:paragraph-rsid="01a13e78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G_20_page_20_paire_20__28_G_29_">
      <style:paragraph-properties fo:text-align="start" style:justify-single-word="fals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1" style:family="paragraph" style:parent-style-name="_5f_Paragraphe_5f_Réponse_5f_Pointillés_5f_Grisés">
      <style:text-properties officeooo:paragraph-rsid="00cc97d0"/>
    </style:style>
    <style:style style:name="P102" style:family="paragraph" style:parent-style-name="_5f_Paragraphe_5f_Réponse_5f_Pointillés_5f_Grisés">
      <style:text-properties fo:color="#c9211e" loext:opacity="100%" style:font-name="Bitstream Vera Sans1" fo:font-size="10pt" fo:language="fr" fo:country="FR" fo:font-style="oblique" fo:font-weight="bold" officeooo:paragraph-rsid="00cc97d0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P103" style:family="paragraph" style:parent-style-name="_5f_Paragraphe_5f_Réponse_5f_Pointillés_5f_Grisés">
      <style:text-properties fo:color="#c9211e" loext:opacity="100%" style:font-name="Bitstream Vera Sans1" fo:font-size="10pt" fo:language="fr" fo:country="FR" fo:font-style="oblique" fo:font-weight="bold" officeooo:paragraph-rsid="00d04fc4" style:letter-kerning="true" fo:background-color="transparent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P104" style:family="paragraph" style:parent-style-name="_5f_Paragraphe_5f_Réponse_5f_Pointillés_5f_Grisés">
      <style:text-properties fo:color="#b3b3b3" loext:opacity="100%" style:font-name="Bitstream Vera Sans" fo:font-size="10pt" fo:font-style="normal" officeooo:paragraph-rsid="00d41456" fo:background-color="transparent"/>
    </style:style>
    <style:style style:name="P105" style:family="paragraph" style:parent-style-name="_5f_Paragraphe_5f_Réponse_5f_Pointillés_5f_Grisés">
      <style:text-properties officeooo:paragraph-rsid="00d95f12"/>
    </style:style>
    <style:style style:name="P106" style:family="paragraph" style:parent-style-name="_5f_Paragraphe_5f_Réponse_5f_Pointillés_5f_Grisés">
      <style:text-properties officeooo:paragraph-rsid="00dd7139"/>
    </style:style>
    <style:style style:name="P107" style:family="paragraph" style:parent-style-name="_5f_Paragraphe_5f_Réponse_5f_Pointillés_5f_Grisés">
      <style:text-properties officeooo:paragraph-rsid="00dedfbf"/>
    </style:style>
    <style:style style:name="P108" style:family="paragraph" style:parent-style-name="_5f_Paragraphe_5f_Réponse_5f_Pointillés_5f_Grisés">
      <style:paragraph-properties fo:break-before="column"/>
    </style:style>
    <style:style style:name="P109" style:family="paragraph" style:parent-style-name="_5f_Paragraphe">
      <style:paragraph-properties fo:break-before="page"/>
    </style:style>
    <style:style style:name="P110" style:family="paragraph" style:parent-style-name="_5f_Footer_20_page_20_impaire_20__28_D_29_"/>
    <style:style style:name="P111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2" style:family="paragraph" style:parent-style-name="_5f_Footer_20_page_20_paire_20__28_G_29_"/>
    <style:style style:name="P113" style:family="paragraph" style:parent-style-name="_5f_Footer_20_page_20_paire_20__28_G_29_">
      <style:text-properties fo:font-size="9pt" style:font-size-asian="9pt" style:font-size-complex="9pt"/>
    </style:style>
    <style:style style:name="P114" style:family="paragraph" style:parent-style-name="_5f_Paragraphe_5f_Bullet" style:list-style-name=""/>
    <style:style style:name="P11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6" style:family="paragraph" style:parent-style-name="_5f_Premier_5f_Titre_5f_Exercices_5f_avec_5f_Num_20_Exo_5f_Avec_5f_Titre" style:master-page-name="_35__5f_1_5f_SERIE_5f_G_5f_GAUCHE_5f_ET_5f_DROITE_5f_2COL">
      <style:paragraph-properties style:page-number="249" fo:break-before="auto" fo:break-after="auto"/>
    </style:style>
    <style:style style:name="P117" style:family="paragraph" style:parent-style-name="_5f_Premier_5f_Titre_5f_Exercices_5f_avec_5f_Num_20_Exo_5f_Avec_5f_Titre">
      <style:paragraph-properties fo:break-before="page"/>
    </style:style>
    <style:style style:name="P118" style:family="paragraph" style:parent-style-name="_5f_Titre_5f_Exercices_5f_avec_5f_Titre">
      <style:paragraph-properties fo:break-before="column"/>
    </style:style>
    <style:style style:name="P119" style:family="paragraph" style:parent-style-name="_5f_Titre_5f_Exercices_5f_avec_5f_Titre">
      <style:paragraph-properties fo:break-before="page"/>
    </style:style>
    <style:style style:name="P120" style:family="paragraph">
      <style:paragraph-properties fo:text-align="center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d7e12c"/>
    </style:style>
    <style:style style:name="P1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8" style:family="paragraph">
      <loext:graphic-properties draw:fill="solid" draw:fill-color="#7fb241"/>
    </style:style>
    <style:style style:name="P129" style:family="paragraph">
      <loext:graphic-properties draw:fill="solid" draw:fill-color="#1ca2b8"/>
    </style:style>
    <style:style style:name="P13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d62e4e"/>
    </style:style>
    <style:style style:name="P1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margin-left="0cm" fo:margin-right="0cm" fo:margin-top="0cm" fo:margin-bottom="0cm" fo:line-height="100%" fo:text-indent="0cm" style:writing-mode="lr-tb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ff99f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Tahoma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Tahoma" fo:font-size="12pt" fo:font-style="italic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00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00cc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none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style:paragraph-properties fo:margin-left="0cm" fo:margin-right="0cm" fo:margin-top="0cm" fo:margin-bottom="0cm" fo:line-height="100%" fo:text-indent="0cm"/>
    </style:style>
    <style:style style:name="P1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2pt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solid" draw:fill-color="#ff660d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36" style:family="text">
      <style:text-properties fo:font-variant="small-caps" officeooo:rsid="0096b4e2"/>
    </style:style>
    <style:style style:name="T37" style:family="text">
      <style:text-properties fo:font-variant="small-caps" officeooo:rsid="00a847d5"/>
    </style:style>
    <style:style style:name="T38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55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56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5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58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59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0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1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2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3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4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9" style:family="text">
      <style:text-properties fo:font-variant="small-caps" fo:color="#9d0f89" loext:opacity="100%" style:font-name="Bitstream Vera Sans1" fo:font-size="16pt" fo:font-weight="bold" officeooo:rsid="01a13e78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officeooo:rsid="0096b4e2"/>
    </style:style>
    <style:style style:name="T7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032e83a"/>
    </style:style>
    <style:style style:name="T150" style:family="text">
      <style:text-properties officeooo:rsid="002b33ed"/>
    </style:style>
    <style:style style:name="T151" style:family="text">
      <style:text-properties officeooo:rsid="008d016c"/>
    </style:style>
    <style:style style:name="T152" style:family="text">
      <style:text-properties officeooo:rsid="01fe03f2"/>
    </style:style>
    <style:style style:name="T153" style:family="text">
      <style:text-properties officeooo:rsid="010c4d3a"/>
    </style:style>
    <style:style style:name="T154" style:family="text">
      <style:text-properties officeooo:rsid="00b6801f"/>
    </style:style>
    <style:style style:name="T155" style:family="text">
      <style:text-properties fo:font-size="16pt" style:font-size-asian="16pt" style:font-size-complex="16pt"/>
    </style:style>
    <style:style style:name="T156" style:family="text">
      <style:text-properties officeooo:rsid="01f8729d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60d7ef"/>
    </style:style>
    <style:style style:name="T161" style:family="text">
      <style:text-properties officeooo:rsid="02735980"/>
    </style:style>
    <style:style style:name="T162" style:family="text">
      <style:text-properties officeooo:rsid="02757f12"/>
    </style:style>
    <style:style style:name="T163" style:family="text">
      <style:text-properties officeooo:rsid="0272f9e5"/>
    </style:style>
    <style:style style:name="T164" style:family="text">
      <style:text-properties officeooo:rsid="026ec296"/>
    </style:style>
    <style:style style:name="T165" style:family="text">
      <style:text-properties officeooo:rsid="0268e0aa"/>
    </style:style>
    <style:style style:name="T166" style:family="text">
      <style:text-properties officeooo:rsid="0072f07f"/>
    </style:style>
    <style:style style:name="T16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8" style:family="text">
      <style:text-properties officeooo:rsid="014407b5"/>
    </style:style>
    <style:style style:name="T169" style:family="text">
      <style:text-properties officeooo:rsid="00a59a60"/>
    </style:style>
    <style:style style:name="T170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officeooo:rsid="0334a5be"/>
    </style:style>
    <style:style style:name="T176" style:family="text">
      <style:text-properties officeooo:rsid="0315af39"/>
    </style:style>
    <style:style style:name="T177" style:family="text">
      <style:text-properties officeooo:rsid="00a4cf55"/>
    </style:style>
    <style:style style:name="T178" style:family="text">
      <style:text-properties officeooo:rsid="009e3fdd"/>
    </style:style>
    <style:style style:name="T179" style:family="text">
      <style:text-properties officeooo:rsid="00a59037"/>
    </style:style>
    <style:style style:name="T180" style:family="text">
      <style:text-properties officeooo:rsid="00d41456"/>
    </style:style>
    <style:style style:name="T181" style:family="text">
      <style:text-properties fo:font-style="oblique" fo:font-weight="normal" style:font-style-asian="italic" style:font-weight-asian="normal" style:font-style-complex="italic" style:font-weight-complex="normal"/>
    </style:style>
    <style:style style:name="T182" style:family="text">
      <style:text-properties fo:font-style="oblique" fo:font-weight="normal" officeooo:rsid="00cc97d0" style:font-style-asian="italic" style:font-weight-asian="normal" style:font-style-complex="italic" style:font-weight-complex="normal"/>
    </style:style>
    <style:style style:name="T183" style:family="text">
      <style:text-properties fo:font-weight="normal" style:font-weight-asian="normal" style:font-weight-complex="normal"/>
    </style:style>
    <style:style style:name="T184" style:family="text">
      <style:text-properties fo:font-weight="normal" officeooo:rsid="00cc97d0" style:font-weight-asian="normal" style:font-weight-complex="normal"/>
    </style:style>
    <style:style style:name="T185" style:family="text">
      <style:text-properties fo:font-weight="normal" officeooo:rsid="00d04fc4" style:font-weight-asian="normal" style:font-weight-complex="normal"/>
    </style:style>
    <style:style style:name="T186" style:family="text">
      <style:text-properties fo:font-style="normal" fo:font-weight="normal" officeooo:rsid="00ce2ceb" style:font-weight-asian="normal" style:font-weight-complex="normal"/>
    </style:style>
    <style:style style:name="T187" style:family="text">
      <style:text-properties fo:font-style="normal" fo:font-weight="normal" officeooo:rsid="00dedfbf" style:font-weight-asian="normal" style:font-weight-complex="normal"/>
    </style:style>
    <style:style style:name="T188" style:family="text">
      <style:text-properties fo:font-style="normal" fo:font-weight="normal" officeooo:rsid="00dd7139" style:font-style-asian="normal" style:font-weight-asian="normal" style:font-style-complex="normal" style:font-weight-complex="normal"/>
    </style:style>
    <style:style style:name="T189" style:family="text">
      <style:text-properties fo:color="#000000" loext:opacity="100%" style:font-name="Bitstream Vera Sans1" fo:font-size="10pt" fo:language="fr" fo:country="FR" fo:font-style="normal" fo:font-weight="normal" officeooo:rsid="00dedfbf" style:letter-kerning="true" fo:background-color="#ffff00" loext:char-shading-value="0" style:font-name-asian="Bitstream Vera Sans6" style:font-size-asian="10pt" style:language-asian="zh" style:country-asian="CN" style:font-style-asian="normal" style:font-weight-asian="normal" style:font-name-complex="Bitstream Vera Sans6" style:language-complex="hi" style:country-complex="IN" style:font-style-complex="normal" style:font-weight-complex="normal"/>
    </style:style>
    <style:style style:name="T190" style:family="text">
      <style:text-properties fo:color="#000000" loext:opacity="100%" style:font-name="Bitstream Vera Sans1" fo:font-size="10pt" fo:language="fr" fo:country="FR" fo:font-style="normal" fo:font-weight="normal" officeooo:rsid="00dd7139" style:letter-kerning="true" fo:background-color="#ffff00" loext:char-shading-value="0" style:font-name-asian="Bitstream Vera Sans6" style:font-size-asian="10pt" style:language-asian="zh" style:country-asian="CN" style:font-style-asian="normal" style:font-weight-asian="normal" style:font-name-complex="Bitstream Vera Sans6" style:language-complex="hi" style:country-complex="IN" style:font-style-complex="normal" style:font-weight-complex="normal"/>
    </style:style>
    <style:style style:name="T191" style:family="text">
      <style:text-properties fo:color="#000000" loext:opacity="100%" style:font-name="Bitstream Vera Sans1" fo:font-size="10pt" fo:language="fr" fo:country="FR" fo:font-style="normal" fo:font-weight="normal" officeooo:rsid="00dedfbf" style:letter-kerning="true" fo:background-color="#ffff00" loext:char-shading-value="0" style:font-name-asian="Bitstream Vera Sans6" style:font-size-asian="10pt" style:language-asian="zh" style:country-asian="CN" style:font-weight-asian="normal" style:font-name-complex="Bitstream Vera Sans6" style:language-complex="hi" style:country-complex="IN" style:font-weight-complex="normal"/>
    </style:style>
    <style:style style:name="T192" style:family="text">
      <style:text-properties fo:color="#000000" loext:opacity="100%" style:font-name="Bitstream Vera Sans1" fo:font-size="10pt" fo:language="fr" fo:country="FR" fo:font-weight="normal" officeooo:rsid="00dedfbf" style:letter-kerning="true" fo:background-color="#ffff00" loext:char-shading-value="0" style:font-name-asian="Bitstream Vera Sans6" style:font-size-asian="10pt" style:language-asian="zh" style:country-asian="CN" style:font-weight-asian="normal" style:font-name-complex="Bitstream Vera Sans6" style:language-complex="hi" style:country-complex="IN" style:font-weight-complex="normal"/>
    </style:style>
    <style:style style:name="T193" style:family="text">
      <style:text-properties officeooo:rsid="00e28812"/>
    </style:style>
    <style:style style:name="T194" style:family="text"/>
    <style:style style:name="T19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9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9211e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c9211e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9211e" loext:opacity="100%" style:text-outline="false" style:text-line-through-style="none" style:text-line-through-type="none" style:font-name="Tahoma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9211e" loext:opacity="100%" style:text-outline="false" style:text-line-through-style="none" style:text-line-through-type="none" style:font-name="Tahoma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2pt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20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28cm" svg:stroke-color="#ff33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style:run-through="foreground"/>
    </style:style>
    <style:style style:name="gr26" style:family="graphic">
      <style:graphic-properties draw:stroke="solid" svg:stroke-width="0.028cm" svg:stroke-color="#ff3333" draw:marker-start="" draw:marker-start-width="0.212cm" draw:marker-start-center="false" draw:marker-end="" draw:marker-end-width="0.212cm" draw:marker-end-center="false" svg:stroke-opacity="100%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28cm" svg:stroke-color="#ff3333" draw:marker-start="" draw:marker-start-width="0.212cm" draw:marker-start-center="false" draw:marker-end="" draw:marker-end-width="0.212cm" draw:marker-end-center="false" svg:stroke-opacity="100%" draw:fill="none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35cm" svg:stroke-color="#6600f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127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.019cm" svg:stroke-color="#ff3333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743cm" fo:min-width="0.60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743cm" fo:min-width="0.65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solid" svg:stroke-width="0.028cm" svg:stroke-color="#ff3333" draw:marker-start="" draw:marker-start-width="0.342cm" draw:marker-start-center="false" draw:marker-end="" draw:marker-end-width="0.342cm" draw:marker-end-center="false" svg:stroke-opacity="100%" draw:fill="solid" draw:fill-color="#00b8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741cm" fo:min-width="0.60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743cm" fo:min-width="0.68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solid" svg:stroke-width="0.019cm" svg:stroke-color="#ff3333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19cm" svg:stroke-color="#ff3333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dash" draw:stroke-dash="Fine_20_Dashed" svg:stroke-width="0.028cm" svg:stroke-color="#ff33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803cm" fo:min-width="0.64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806cm" fo:min-width="0.64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13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132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49cm" svg:stroke-color="#ff3333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5.39cm" fo:min-width="5.096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9" style:family="graphic">
      <style:graphic-properties draw:stroke="dash" draw:stroke-dash="Dash" svg:stroke-width="0.03cm" svg:stroke-color="#3399ff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dash" draw:stroke-dash="Dash" svg:stroke-width="0.03cm" svg:stroke-color="#3399ff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tru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solid" svg:stroke-width="0.049cm" svg:stroke-color="#bf00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99ff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5" style:family="graphic">
      <style:graphic-properties draw:stroke="solid" svg:stroke-width="0.028cm" svg:stroke-color="#ff3333" draw:marker-start="" draw:marker-start-width="0.203cm" draw:marker-start-center="false" draw:marker-end="" draw:marker-end-width="0.203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688cm" fo:min-width="0.5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69cm" fo:min-width="0.5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688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cc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cc33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opacity="100%" draw:textarea-horizontal-align="justify" draw:textarea-vertical-align="middle" draw:auto-grow-height="false" fo:min-height="0.141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4" style:family="graphic">
      <style:graphic-properties draw:stroke="solid" svg:stroke-width="0.028cm" svg:stroke-color="#ff33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242cm" fo:min-width="0.00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7" style:family="graphic">
      <style:graphic-properties draw:stroke="solid" svg:stroke-width="0.028cm" svg:stroke-color="#ff3333" draw:marker-start="" draw:marker-start-width="0.212cm" draw:marker-start-center="false" draw:marker-end="" draw:marker-end-width="0.212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.028cm" svg:stroke-color="#ff3333" draw:marker-start="" draw:marker-start-width="0.212cm" draw:marker-start-center="false" draw:marker-end="" draw:marker-end-width="0.212cm" draw:marker-end-center="false" draw:fill="none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solid" svg:stroke-width="0.028cm" svg:stroke-color="#ff33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12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741cm" fo:min-width="0.90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3" style:family="graphic">
      <style:graphic-properties draw:stroke="solid" svg:stroke-width="0.019cm" svg:stroke-color="#ff33ff" draw:marker-start="" draw:marker-start-width="0.199cm" draw:marker-start-center="false" draw:marker-end="" draw:marker-end-width="0.199cm" draw:marker-end-center="false" draw:stroke-linejoin="bevel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.019cm" svg:stroke-color="#ff33ff" draw:marker-start="" draw:marker-start-width="0.199cm" draw:marker-start-center="false" draw:marker-end="" draw:marker-end-width="0.199cm" draw:marker-end-center="false" draw:stroke-linejoin="bevel" draw:fill="none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.026cm" svg:stroke-color="#ff3333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6cm" fo:min-width="0.46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94cm" fo:min-width="0.90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942cm" fo:min-width="0.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draw:stroke="solid" svg:stroke-width="0.028cm" svg:stroke-color="#0066ff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59cm" fo:min-width="0.3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59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3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6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6cm" fo:min-width="0.2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6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7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4.385cm" fo:min-width="4.09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88" style:family="graphic">
      <style:graphic-properties draw:stroke="dash" draw:stroke-dash="Dash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0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624cm" fo:min-width="0.351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660d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9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4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4" draw:z-index="20" draw:name="Shape3_40" draw:style-name="gr85" draw:text-style-name="P120" svg:x1="8.13cm" svg:y1="1.349cm" svg:x2="21.998cm" svg:y2="1.349cm">
        <text:p/>
      </draw:line>
      <draw:line text:anchor-type="page" text:anchor-page-number="3" draw:z-index="19" draw:name="Shape3_12" draw:style-name="gr85" draw:text-style-name="P120" svg:x1="8.13cm" svg:y1="1.349cm" svg:x2="21.998cm" svg:y2="1.349cm">
        <text:p/>
      </draw:line>
      <draw:line text:anchor-type="page" text:anchor-page-number="2" draw:z-index="18" draw:name="Shape3_0" draw:style-name="gr85" draw:text-style-name="P120" svg:x1="8.13cm" svg:y1="1.349cm" svg:x2="21.998cm" svg:y2="1.349cm">
        <text:p/>
      </draw:line>
      <draw:frame text:anchor-type="page" text:anchor-page-number="4" draw:z-index="17" draw:name="Shape2_10" draw:style-name="gr86" draw:text-style-name="P154" svg:width="3.918cm" svg:height="1.031cm" draw:transform="rotate (0.0876155284501153) translate (0.137583333333333cm 0.342194444444444cm)">
        <draw:text-box>
          <text:p text:style-name="P120"><text:span text:style-name="T205">Fiche supplémentaire</text:span></text:p>
        </draw:text-box>
      </draw:frame>
      <draw:frame text:anchor-type="page" text:anchor-page-number="3" draw:z-index="16" draw:name="Shape2_7" draw:style-name="gr86" draw:text-style-name="P154" svg:width="3.918cm" svg:height="1.031cm" draw:transform="rotate (0.0876155284501153) translate (0.137583333333333cm 0.342194444444444cm)">
        <draw:text-box>
          <text:p text:style-name="P120"><text:span text:style-name="T205">Fiche supplémentaire</text:span></text:p>
        </draw:text-box>
      </draw:frame>
      <draw:frame text:anchor-type="page" text:anchor-page-number="2" draw:z-index="15" draw:name="Shape2_6" draw:style-name="gr86" draw:text-style-name="P154" svg:width="3.918cm" svg:height="1.031cm" draw:transform="rotate (0.0876155284501153) translate (0.137583333333333cm 0.342194444444444cm)">
        <draw:text-box>
          <text:p text:style-name="P120"><text:span text:style-name="T205">Fiche supplémentaire</text:span></text:p>
        </draw:text-box>
      </draw:frame>
      <draw:frame text:anchor-type="page" text:anchor-page-number="1" draw:z-index="14" draw:name="Shape2_1" draw:style-name="gr86" draw:text-style-name="P154" svg:width="3.918cm" svg:height="1.031cm" draw:transform="rotate (0.0876155284501153) translate (0.137583333333333cm 0.342194444444444cm)">
        <draw:text-box>
          <text:p text:style-name="P120"><text:span text:style-name="T205">Fiche supplémentaire</text:span></text:p>
        </draw:text-box>
      </draw:frame>
      <draw:line text:anchor-type="page" text:anchor-page-number="1" draw:z-index="12" draw:name="Shape3" draw:style-name="gr85" draw:text-style-name="P120" svg:x1="8.13cm" svg:y1="1.349cm" svg:x2="21.998cm" svg:y2="1.349cm">
        <text:p/>
      </draw:line>
      <draw:frame text:anchor-type="page" text:anchor-page-number="4" draw:z-index="11" draw:name="Shape2_3" draw:style-name="gr93" draw:text-style-name="P127" svg:width="2.701cm" svg:height="0.715cm" draw:transform="rotate (0.0876155284501153) translate (1.13594444444444cm 1.31233333333333cm)">
        <draw:text-box>
          <text:p text:style-name="P120"><text:span text:style-name="T195">Série 1</text:span></text:p>
        </draw:text-box>
      </draw:frame>
      <draw:frame text:anchor-type="page" text:anchor-page-number="2" draw:z-index="10" draw:name="Shape2_4" draw:style-name="gr93" draw:text-style-name="P127" svg:width="2.701cm" svg:height="0.715cm" draw:transform="rotate (0.0876155284501153) translate (1.13594444444444cm 1.38288888888889cm)">
        <draw:text-box>
          <text:p text:style-name="P120"><text:span text:style-name="T195">Série 1</text:span></text:p>
        </draw:text-box>
      </draw:frame>
      <draw:frame text:anchor-type="page" text:anchor-page-number="1" draw:z-index="9" draw:name="Shape2_2" draw:style-name="gr93" draw:text-style-name="P127" svg:width="2.701cm" svg:height="0.715cm" draw:transform="rotate (0.0876155284501153) translate (1.13594444444444cm 1.38288888888889cm)">
        <draw:text-box>
          <text:p text:style-name="P120"><text:span text:style-name="T195">Série 1</text:span></text:p>
        </draw:text-box>
      </draw:frame>
      <draw:path text:anchor-type="page" text:anchor-page-number="1" draw:z-index="8" draw:name="Shape1_3" draw:style-name="gr94" draw:text-style-name="P129" svg:width="4.329cm" svg:height="2.24cm" svg:x="0cm" svg:y="0.02cm" svg:viewBox="0 0 4330 2241" svg:d="M0 2241l3984-288c209-15 363-168 345-342l-170-1611h-4159z">
        <text:p/>
      </draw:path>
      <draw:path text:anchor-type="page" text:anchor-page-number="4" draw:z-index="7" draw:name="Shape1_2" draw:style-name="gr94" draw:text-style-name="P129" svg:width="4.329cm" svg:height="2.24cm" svg:x="0cm" svg:y="0.02cm" svg:viewBox="0 0 4330 2241" svg:d="M0 2241l3984-288c209-15 363-168 345-342l-170-1611h-4159z">
        <text:p/>
      </draw:path>
      <draw:frame text:anchor-type="page" text:anchor-page-number="3" draw:z-index="6" draw:name="Shape2_8" draw:style-name="gr93" draw:text-style-name="P127" svg:width="2.701cm" svg:height="0.715cm" draw:transform="rotate (0.0876155284501153) translate (1.13594444444444cm 1.31233333333333cm)">
        <draw:text-box>
          <text:p text:style-name="P120"><text:span text:style-name="T195">Série 1</text:span></text:p>
        </draw:text-box>
      </draw:frame>
      <draw:path text:anchor-type="page" text:anchor-page-number="3" draw:z-index="5" draw:name="Shape1_0" draw:style-name="gr94" draw:text-style-name="P129" svg:width="4.329cm" svg:height="2.24cm" svg:x="0cm" svg:y="0.02cm" svg:viewBox="0 0 4330 2241" svg:d="M0 2241l3984-288c209-15 363-168 345-342l-170-1611h-4159z">
        <text:p/>
      </draw:path>
      <draw:frame text:anchor-type="page" text:anchor-page-number="4" draw:z-index="4" draw:name="Shape2_5" draw:style-name="gr93" draw:text-style-name="P127" svg:width="2.701cm" svg:height="0.715cm" draw:transform="rotate (0.0876155284501153) translate (1.13594444444444cm 0.936625cm)">
        <draw:text-box>
          <text:p text:style-name="P120"><text:span text:style-name="T195">Série </text:span></text:p>
        </draw:text-box>
      </draw:frame>
      <draw:frame text:anchor-type="page" text:anchor-page-number="3" draw:z-index="3" draw:name="Shape2_0" draw:style-name="gr93" draw:text-style-name="P127" svg:width="2.701cm" svg:height="0.715cm" draw:transform="rotate (0.0876155284501153) translate (1.13594444444444cm 0.936625cm)">
        <draw:text-box>
          <text:p text:style-name="P120"><text:span text:style-name="T195">Série</text:span></text:p>
        </draw:text-box>
      </draw:frame>
      <draw:frame text:anchor-type="page" text:anchor-page-number="4" draw:z-index="2" draw:name="Shape2_9" draw:style-name="gr93" draw:text-style-name="P127" svg:width="2.701cm" svg:height="0.715cm" draw:transform="rotate (0.0876155284501153) translate (1.13594444444444cm 1.38288888888889cm)">
        <draw:text-box>
          <text:p text:style-name="P120"><text:span text:style-name="T195">Série 1</text:span></text:p>
        </draw:text-box>
      </draw:frame>
      <draw:path text:anchor-type="page" text:anchor-page-number="2" draw:z-index="1" draw:name="Shape1" draw:style-name="gr94" draw:text-style-name="P129" svg:width="4.329cm" svg:height="2.24cm" svg:x="0cm" svg:y="0.02cm" svg:viewBox="0 0 4330 2241" svg:d="M0 2241l3984-288c209-15 363-168 345-342l-170-1611h-4159z">
        <text:p/>
      </draw:path>
      <text:list xml:id="list2114454094" text:style-name="_5f_Numérotation_20_des_20_exercices">
        <text:list-item text:start-value="1">
          <text:h text:style-name="P116" text:outline-level="1" text:restart-numbering="true" text:start-value="1"><text:span text:style-name="_5f_Caractères_5f_gras">Parallèles et perpendiculaires</text:span></text:h>
        </text:list-item>
      </text:list>
      <text:list xml:id="list49377264" text:style-name="_5f_Numérotation_20_des_20_exercices">
        <text:list-item>
          <text:list>
            <text:list-item>
              <text:p text:style-name="_5f_Paragraphe_5f_avec_5f_Num_5f_Question"><text:span text:style-name="_5f_Caractères">Suis les instructions pour construire ci-dessous la figure :</text:span></text:p>
            </text:list-item>
          </text:list>
        </text:list-item>
      </text:list>
      <text:h text:style-name="P114" text:outline-level="1"><text:span text:style-name="_5f_Caractères">Place trois points A, B et C, distincts et non alignés.</text:span></text:h>
      <text:h text:style-name="P114" text:outline-level="1"><text:span text:style-name="_5f_Caractères">Trace la droite (d), parallèle à la droite (BC), passant par le point A.</text:span></text:h>
      <text:h text:style-name="P114" text:outline-level="1"><text:span text:style-name="_5f_Caractères">Trace la droite (d’), perpendiculaire à la droite (AC), passant par le point B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><draw:g text:anchor-type="paragraph" draw:z-index="27" draw:name="Forme1" draw:style-name="gr18"><draw:g draw:style-name="gr25"><draw:g draw:style-name="gr25"><draw:line draw:style-name="gr41" draw:text-style-name="P139" svg:x1="5.881cm" svg:y1="2.56cm" svg:x2="5.495cm" svg:y2="2.726cm"><text:p/></draw:line><draw:line draw:style-name="gr41" draw:text-style-name="P139" svg:x1="5.772cm" svg:y1="2.837cm" svg:x2="5.606cm" svg:y2="2.451cm"><text:p/></draw:line></draw:g><draw:frame draw:style-name="gr42" draw:text-style-name="P140" svg:width="1.147cm" svg:height="1.054cm" svg:x="5.581cm" svg:y="2.577cm"><draw:text-box><text:p text:style-name="P133"><text:span text:style-name="T199">B</text:span></text:p></draw:text-box></draw:frame></draw:g><draw:g draw:style-name="gr25"><draw:frame draw:style-name="gr43" draw:text-style-name="P140" svg:width="1.149cm" svg:height="1.057cm" svg:x="2.464cm" svg:y="2.159cm"><draw:text-box><text:p text:style-name="P133"><text:span text:style-name="T199">A</text:span></text:p></draw:text-box></draw:frame><draw:g draw:style-name="gr25"><draw:line draw:style-name="gr41" draw:text-style-name="P139" svg:x1="3.025cm" svg:y1="2.039cm" svg:x2="2.639cm" svg:y2="2.205cm"><text:p/></draw:line><draw:line draw:style-name="gr41" draw:text-style-name="P139" svg:x1="2.915cm" svg:y1="2.319cm" svg:x2="2.749cm" svg:y2="1.933cm"><text:p/></draw:line></draw:g></draw:g><draw:g draw:style-name="gr25"><draw:g draw:style-name="gr25"><draw:line draw:style-name="gr41" draw:text-style-name="P139" svg:x1="5.782cm" svg:y1="4.931cm" svg:x2="5.396cm" svg:y2="5.097cm"><text:p/></draw:line><draw:line draw:style-name="gr41" draw:text-style-name="P139" svg:x1="5.673cm" svg:y1="5.21cm" svg:x2="5.507cm" svg:y2="4.824cm"><text:p/></draw:line></draw:g><draw:frame draw:style-name="gr43" draw:text-style-name="P140" svg:width="1.149cm" svg:height="1.057cm" svg:x="5.482cm" svg:y="4.948cm"><draw:text-box><text:p text:style-name="P133"><text:span text:style-name="T199">C</text:span></text:p></draw:text-box></draw:frame></draw:g><draw:frame draw:style-name="gr44" draw:text-style-name="P136" svg:width="2.154cm" svg:height="1.288cm" svg:x="6.345cm" svg:y="1.61cm"><draw:text-box><text:p text:style-name="P133"><text:span text:style-name="T197">(d’)</text:span></text:p></draw:text-box></draw:frame><draw:frame draw:style-name="gr30" draw:text-style-name="P136" svg:width="1.357cm" svg:height="0.78cm" draw:transform="rotate (-0.080808744367338) translate (2.81869444444444cm 0.589138888888889cm)"><draw:text-box><text:p text:style-name="P133"><text:span text:style-name="T197">(d)</text:span></text:p></draw:text-box></draw:frame><draw:line draw:style-name="gr45" draw:text-style-name="P132" svg:x1="5.852cm" svg:y1="0.792cm" svg:x2="5.486cm" svg:y2="6.104cm"><text:p/></draw:line><draw:line draw:style-name="gr45" draw:text-style-name="P132" svg:x1="2.976cm" svg:y1="0.508cm" svg:x2="2.61cm" svg:y2="5.82cm"><text:p/></draw:line><draw:line draw:style-name="gr45" draw:text-style-name="P132" svg:x1="6.493cm" svg:y1="5.094cm" svg:x2="1.181cm" svg:y2="4.728cm"><text:p/></draw:line><draw:custom-shape draw:style-name="gr46" draw:text-style-name="P132" svg:width="0.412cm" svg:height="0.414cm" draw:transform="rotate (-0.0429350995990599) translate (5.18054166666667cm 4.59493055555556cm)"><text:p/><draw:enhanced-geometry svg:viewBox="0 0 21600 21600" draw:type="rectangle" draw:enhanced-path="M 0 0 L 21600 0 21600 21600 0 21600 0 0 Z N"/></draw:custom-shape><draw:line draw:style-name="gr45" draw:text-style-name="P132" svg:x1="6.163cm" svg:y1="5.6cm" svg:x2="2.364cm" svg:y2="1.597cm"><text:p/></draw:line><draw:line draw:style-name="gr45" draw:text-style-name="P132" svg:x1="2.28cm" svg:y1="5.852cm" svg:x2="6.828cm" svg:y2="1.594cm"><text:p/></draw:line><draw:custom-shape draw:style-name="gr47" draw:text-style-name="P132" svg:width="0.41cm" svg:height="0.412cm" draw:transform="skewX (0.00436332312998584) rotate (-0.803724120543389) translate (4.48204166666667cm 3.22968055555556cm)"><text:p/><draw:enhanced-geometry svg:viewBox="0 0 21600 21600" draw:type="rectangle" draw:enhanced-path="M 0 0 L 21600 0 21600 21600 0 21600 0 0 Z N"/></draw:custom-shap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0412503937740" text:continue-list="list2114454094" text:style-name="_5f_Numérotation_20_des_20_exercices">
        <text:list-item>
          <text:h text:style-name="_5f_Titre_5f_Exercices_5f_avec_5f_Titre" text:outline-level="1"><text:span text:style-name="_5f_Caractères_5f_gras">Milieux</text:span></text:h>
          <text:list>
            <text:list-item>
              <text:p text:style-name="_5f_Paragraphe_5f_avec_5f_Num_5f_Question"><text:span text:style-name="_5f_Caractères">Suis les instructions pour construire ci-dessous la figure :</text:span></text:p>
            </text:list-item>
          </text:list>
        </text:list-item>
      </text:list>
      <text:h text:style-name="P114" text:outline-level="1"><text:span text:style-name="_5f_Caractères">Trace une droite (d) et place deux points M et N sur cette droite.</text:span><text:bookmark text:name="_Hlk55810327"/></text:h>
      <text:h text:style-name="P114" text:outline-level="1"><text:span text:style-name="_5f_Caractères">Place le point P sur cette droite (d) tel que N soit le milieu de [MP].</text:span></text:h>
      <text:h text:style-name="P114" text:outline-level="1"><text:span text:style-name="_5f_Caractères">Place le point R sur cette droite (d) tel que M soit le milieu de [RP].</text:span></text:h>
      <text:h text:style-name="P114" text:outline-level="1"><text:span text:style-name="_5f_Caractères">Trace le cercle (c) de centre M et de rayon [MN]. Il coupe la droite (d) en S.</text:span></text:h>
      <text:h text:style-name="_5f_Paragraphe" text:outline-level="1"/>
      <text:h text:style-name="_5f_Paragraphe" text:outline-level="1"><draw:g text:anchor-type="paragraph" draw:z-index="21" draw:name="Forme2" draw:style-name="gr18"><draw:frame draw:style-name="gr80" draw:text-style-name="P140" svg:width="0.81cm" svg:height="0.71cm" svg:x="4.623cm" svg:y="2.148cm"><draw:text-box><text:p text:style-name="P133"><text:span text:style-name="T199">M</text:span></text:p></draw:text-box></draw:frame><draw:frame draw:style-name="gr81" draw:text-style-name="P140" svg:width="0.773cm" svg:height="0.71cm" svg:x="7.93cm" svg:y="0.605cm"><draw:text-box><text:p text:style-name="P133"><text:span text:style-name="T199">P</text:span></text:p></draw:text-box></draw:frame><draw:g draw:style-name="gr25"><draw:line draw:style-name="gr41" draw:text-style-name="P139" svg:x1="8.309cm" svg:y1="0.523cm" svg:x2="8.049cm" svg:y2="0.635cm"><text:p/></draw:line><draw:line draw:style-name="gr41" draw:text-style-name="P139" svg:x1="8.235cm" svg:y1="0.71cm" svg:x2="8.123cm" svg:y2="0.45cm"><text:p/></draw:line></draw:g><draw:frame draw:style-name="gr82" draw:text-style-name="P136" svg:width="1.452cm" svg:height="0.87cm" svg:x="0.637cm" svg:y="3.139cm"><draw:text-box><text:p text:style-name="P133"><text:span text:style-name="T197">(d)</text:span></text:p></draw:text-box></draw:frame><draw:line draw:style-name="gr45" draw:text-style-name="P132" svg:x1="9.48cm" svg:y1="-0.032cm" svg:x2="0.635cm" svg:y2="4.148cm"><text:p/></draw:line><draw:frame draw:style-name="gr83" draw:text-style-name="P140" svg:width="0.773cm" svg:height="0.712cm" svg:x="6.29cm" svg:y="1.379cm"><draw:text-box><text:p text:style-name="P133"><text:span text:style-name="T199">N</text:span></text:p></draw:text-box></draw:frame><draw:g draw:style-name="gr25"><draw:line draw:style-name="gr41" draw:text-style-name="P139" svg:x1="6.668cm" svg:y1="1.299cm" svg:x2="6.408cm" svg:y2="1.411cm"><text:p/></draw:line><draw:line draw:style-name="gr41" draw:text-style-name="P139" svg:x1="6.594cm" svg:y1="1.486cm" svg:x2="6.482cm" svg:y2="1.226cm"><text:p/></draw:line></draw:g><draw:line draw:style-name="gr35" draw:text-style-name="P132" svg:x1="5.687cm" svg:y1="1.566cm" svg:x2="5.783cm" svg:y2="1.919cm"><text:p/></draw:line><draw:line draw:style-name="gr35" draw:text-style-name="P132" svg:x1="7.338cm" svg:y1="0.782cm" svg:x2="7.434cm" svg:y2="1.135cm"><text:p/></draw:line><draw:frame draw:style-name="gr84" draw:text-style-name="P140" svg:width="0.775cm" svg:height="0.712cm" svg:x="1.372cm" svg:y="3.692cm"><draw:text-box><text:p text:style-name="P133"><text:span text:style-name="T199">R</text:span></text:p></draw:text-box></draw:frame><draw:g draw:style-name="gr25"><draw:line draw:style-name="gr41" draw:text-style-name="P139" svg:x1="1.715cm" svg:y1="3.639cm" svg:x2="1.455cm" svg:y2="3.751cm"><text:p/></draw:line><draw:line draw:style-name="gr41" draw:text-style-name="P139" svg:x1="1.641cm" svg:y1="3.829cm" svg:x2="1.529cm" svg:y2="3.569cm"><text:p/></draw:line></draw:g><draw:g draw:style-name="gr25"><draw:g draw:style-name="gr25"><draw:line draw:style-name="gr38" draw:text-style-name="P135" svg:x1="4.777cm" svg:y1="2.025cm" svg:x2="4.977cm" svg:y2="2.225cm"><text:p/></draw:line><draw:line draw:style-name="gr38" draw:text-style-name="P135" svg:x1="4.777cm" svg:y1="2.225cm" svg:x2="4.977cm" svg:y2="2.025cm"><text:p/></draw:line></draw:g><draw:circle draw:style-name="gr39" draw:text-style-name="P132" svg:width="3.721cm" svg:height="3.721cm" svg:x="3.016cm" svg:y="0.266cm"><text:p/></draw:circle></draw:g><draw:g draw:style-name="gr25"><draw:line draw:style-name="gr41" draw:text-style-name="P139" svg:x1="3.339cm" svg:y1="2.884cm" svg:x2="3.079cm" svg:y2="2.996cm"><text:p/></draw:line><draw:line draw:style-name="gr41" draw:text-style-name="P139" svg:x1="3.265cm" svg:y1="3.073cm" svg:x2="3.153cm" svg:y2="2.813cm"><text:p/></draw:line></draw:g><draw:frame draw:style-name="gr83" draw:text-style-name="P140" svg:width="0.773cm" svg:height="0.712cm" svg:x="2.745cm" svg:y="2.905cm"><draw:text-box><text:p text:style-name="P133"><text:span text:style-name="T199">S</text:span></text:p></draw:text-box></draw:frame><draw:frame draw:style-name="gr82" draw:text-style-name="P136" svg:width="1.452cm" svg:height="0.87cm" svg:x="2.314cm" svg:y="0.896cm"><draw:text-box><text:p text:style-name="P133"><text:span text:style-name="T197">(c)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0412774891860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 peux-tu dire du point S ? Justifie.</text:span></text:p>
            </text:list-item>
          </text:list>
        </text:list-item>
      </text:list>
      <text:p text:style-name="P102"><text:span text:style-name="_5f_Caractères_5f_correction"><text:span text:style-name="T183">P</text:span></text:span><text:span text:style-name="_5f_Caractères_5f_correction"><text:span text:style-name="T184">ar construction les segments [RS] ; [</text:span></text:span><text:span text:style-name="_5f_Caractères_5f_correction"><text:span text:style-name="T183">S</text:span></text:span><text:span text:style-name="_5f_Caractères_5f_correction"><text:span text:style-name="T184">M] ;[MN] et [NP] ont la même longueur.</text:span></text:span></text:p>
      <text:p text:style-name="P101"><text:span text:style-name="_5f_Caractères_5f_correction"><text:span text:style-name="T181">S</text:span></text:span><text:span text:style-name="_5f_Caractères_5f_correction"><text:span text:style-name="T183"> </text:span></text:span><text:span text:style-name="_5f_Caractères_5f_correction"><text:span text:style-name="T181">e</text:span></text:span><text:span text:style-name="_5f_Caractères_5f_correction"><text:span text:style-name="T182">st donc </text:span></text:span><text:span text:style-name="_5f_Caractères_5f_correction"><text:span text:style-name="T183"><text:s/>le milieu de [</text:span></text:span><text:span text:style-name="_5f_Caractères_5f_correction"><text:span text:style-name="T184">M</text:span></text:span><text:span text:style-name="_5f_Caractères_5f_correction"><text:span text:style-name="T182">R</text:span></text:span><text:span text:style-name="_5f_Caractères_5f_correction"><text:span text:style-name="T183">]. </text:span></text:span></text:p>
      <text:h text:style-name="_5f_Paragraphe" text:outline-level="1"><text:span text:style-name="_5f_pointillés_20_gris"/></text:h>
      <text:h text:style-name="P109" text:outline-level="1"><text:span text:style-name="_5f_pointillés_20_gris"/></text:h>
      <text:list xml:id="list110413764211700" text:continue-numbering="true" text:style-name="_5f_Numérotation_20_des_20_exercices">
        <text:list-item>
          <text:h text:style-name="_5f_Premier_5f_Titre_5f_Exercices_5f_avec_5f_Num_20_Exo_5f_Avec_5f_Titre" text:outline-level="1"><text:span text:style-name="_5f_Caractères_5f_gras">Triangle, médiatrice, et cercle</text:span></text:h>
        </text:list-item>
      </text:list>
      <text:list xml:id="list110412755953355" text:continue-list="list49377264" text:style-name="_5f_Numérotation_20_des_20_exercices">
        <text:list-item>
          <text:list>
            <text:list-item text:start-value="1">
              <text:p text:style-name="_5f_Paragraphe_5f_avec_5f_Num_5f_Question"><text:span text:style-name="_5f_Caractères">Tu dois construire ci-dessous la figure suivante :</text:span></text:p>
            </text:list-item>
          </text:list>
        </text:list-item>
      </text:list>
      <text:h text:style-name="P114" text:outline-level="1"><text:span text:style-name="_5f_Caractères">Trace un segment [OF].</text:span></text:h>
      <text:h text:style-name="P114" text:outline-level="1"><text:span text:style-name="_5f_Caractères">Trace la droite (d) médiatrice du segment [OF].</text:span></text:h>
      <text:h text:style-name="P114" text:outline-level="1"><text:span text:style-name="_5f_Caractères">Trace le cercle de centre O et passant par F. Ce cercle coupe la droite (d) en L et M.</text:span></text:h>
      <text:h text:style-name="_5f_Paragraphe" text:outline-level="1"/>
      <text:h text:style-name="_5f_Paragraphe" text:outline-level="1"><draw:g text:anchor-type="paragraph" draw:z-index="28" draw:name="Forme3" draw:style-name="gr18"><draw:custom-shape draw:style-name="gr29" draw:text-style-name="P132" svg:width="0.406cm" svg:height="0.406cm" draw:transform="skewX (0.00436332312998583) rotate (0.0130899693899575) translate (5.61622222222222cm 3.857625cm)"><text:p/><draw:enhanced-geometry svg:viewBox="0 0 21600 21600" draw:type="rectangle" draw:enhanced-path="M 0 0 L 21600 0 21600 21600 0 21600 0 0 Z N"/></draw:custom-shape><draw:frame draw:style-name="gr30" draw:text-style-name="P136" svg:width="2.135cm" svg:height="0.78cm" svg:x="5.394cm" svg:y="-0.067cm"><draw:text-box><text:p text:style-name="P133"><text:span text:style-name="T197">(d)</text:span></text:p></draw:text-box></draw:frame><draw:line draw:style-name="gr31" draw:text-style-name="P137" svg:x1="3.834cm" svg:y1="4.12cm" svg:x2="3.834cm" svg:y2="4.411cm"><text:p/></draw:line><draw:frame draw:style-name="gr32" draw:text-style-name="P138" svg:width="1.103cm" svg:height="0.994cm" svg:x="7.241cm" svg:y="3.886cm"><draw:text-box><text:p text:style-name="P133"><text:span text:style-name="T198">F</text:span></text:p></draw:text-box></draw:frame><draw:line draw:style-name="gr31" draw:text-style-name="P137" svg:x1="3.846cm" svg:y1="4.242cm" svg:x2="7.346cm" svg:y2="4.252cm"><text:p/></draw:line><draw:frame draw:style-name="gr33" draw:text-style-name="P138" svg:width="1.153cm" svg:height="0.994cm" svg:x="3.182cm" svg:y="3.911cm"><draw:text-box><text:p text:style-name="P133"><text:span text:style-name="T198">O</text:span></text:p></draw:text-box></draw:frame><draw:line draw:style-name="gr31" draw:text-style-name="P137" svg:x1="7.339cm" svg:y1="4.136cm" svg:x2="7.339cm" svg:y2="4.424cm"><text:p/></draw:line><draw:line draw:style-name="gr34" draw:text-style-name="P137" svg:x1="5.632cm" svg:y1="0.14cm" svg:x2="5.609cm" svg:y2="7.584cm"><text:p/></draw:line><draw:line draw:style-name="gr35" draw:text-style-name="P132" svg:x1="4.809cm" svg:y1="4.066cm" svg:x2="4.694cm" svg:y2="4.335cm"><text:p/></draw:line><draw:line draw:style-name="gr35" draw:text-style-name="P132" svg:x1="4.809cm" svg:y1="4.066cm" svg:x2="4.694cm" svg:y2="4.335cm"><text:p/></draw:line><draw:line draw:style-name="gr35" draw:text-style-name="P132" svg:x1="6.539cm" svg:y1="4.098cm" svg:x2="6.424cm" svg:y2="4.367cm"><text:p/></draw:line><draw:frame draw:style-name="gr36" draw:text-style-name="P138" svg:width="1.108cm" svg:height="0.992cm" svg:x="5.609cm" svg:y="0.711cm"><draw:text-box><text:p text:style-name="P133"><text:span text:style-name="T198">L</text:span></text:p></draw:text-box></draw:frame><draw:frame draw:style-name="gr37" draw:text-style-name="P138" svg:width="1.184cm" svg:height="0.994cm" svg:x="5.59cm" svg:y="7.003cm"><draw:text-box><text:p text:style-name="P133"><text:span text:style-name="T198">M</text:span></text:p></draw:text-box></draw:frame><draw:g draw:style-name="gr25"><draw:g draw:style-name="gr25"><draw:line draw:style-name="gr38" draw:text-style-name="P135" svg:x1="3.736cm" svg:y1="4.147cm" svg:x2="3.936cm" svg:y2="4.347cm"><text:p/></draw:line><draw:line draw:style-name="gr38" draw:text-style-name="P135" svg:x1="3.736cm" svg:y1="4.347cm" svg:x2="3.936cm" svg:y2="4.147cm"><text:p/></draw:line></draw:g><draw:ellipse draw:style-name="gr39" draw:text-style-name="P132" svg:width="7cm" svg:height="7.002cm" svg:x="0.337cm" svg:y="0.746cm"><text:p/></draw:ellipse></draw:g><draw:polygon draw:style-name="gr40" draw:text-style-name="P132" svg:width="3.516cm" svg:height="3.042cm" svg:x="3.832cm" svg:y="1.223cm" svg:viewBox="0 0 3517 3043" draw:points="0,2998 1786,0 3517,3042 1819,3043"><text:p/></draw:polygon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0414073127838" text:continue-list="list110413764211700" text:style-name="_5f_Numérotation_20_des_20_exercices">
        <text:list-item>
          <text:list>
            <text:list-item>
              <text:p text:style-name="_5f_Paragraphe_5f_avec_5f_Num_5f_Question"><text:span text:style-name="_5f_Caractères">Quelle est la nature du triangle OLF ? Justifie ta réponse.</text:span></text:p>
            </text:list-item>
          </text:list>
        </text:list-item>
      </text:list>
      <text:p text:style-name="P106"><text:span text:style-name="_5f_Caractères_5f_correction"><text:span text:style-name="T188">L </text:span></text:span><text:span text:style-name="_5f_Caractères_5f_correction"><text:span text:style-name="T189">est</text:span></text:span><text:span text:style-name="_5f_Caractères_5f_correction"><text:span text:style-name="T188"> situé sur la médiatrice de [</text:span></text:span><text:span text:style-name="_5f_Caractères_5f_correction"><text:span text:style-name="T190">OF</text:span></text:span><text:span text:style-name="_5f_Caractères_5f_correction"><text:span text:style-name="T188">] donc à</text:span></text:span><text:span text:style-name="_5f_Caractères_5f_correction"><text:span text:style-name="T190"> égale distance de O et de F. </text:span></text:span><text:span text:style-name="_5f_Caractères_5f_correction"><text:span text:style-name="T186"><text:s/></text:span></text:span><text:span text:style-name="_5f_Caractères_5f_correction"><text:span text:style-name="T183"><text:s/></text:span></text:span><text:span text:style-name="_5f_Caractères_5f_correction"><text:span text:style-name="T192">OL = LF</text:span></text:span></text:p>
      <text:p text:style-name="P107"><text:span text:style-name="_5f_Caractères_5f_correction"><text:span text:style-name="T187">De plus [OL] et [OF] sont deux rayons du cercle donc ils ont la même longueur. </text:span></text:span><text:span text:style-name="_5f_Caractères_5f_correction"><text:span text:style-name="T191">OL = OF</text:span></text:span></text:p>
      <text:p text:style-name="P107"><text:span text:style-name="_5f_Caractères_5f_correction"><text:span text:style-name="T191">On a : OL = OF = LF donc </text:span></text:span><text:span text:style-name="_5f_Caractères_5f_correction"><text:span text:style-name="T187">OLF est un triangle équilatéral.</text:span></text:span></text:p>
      <text:p text:style-name="_5f_Paragraphe_5f_Réponse_5f_Pointillés_5f_Grisés"><text:span text:style-name="_5f_pointillés_20_gris"/></text:p>
      <text:list xml:id="list110413347212413" text:continue-numbering="true" text:style-name="_5f_Numérotation_20_des_20_exercices">
        <text:list-item>
          <text:h text:style-name="P118" text:outline-level="1"><text:span text:style-name="_5f_Caractères_5f_gras">Triangle, médiatrice, et cercle (bis)</text:span></text:h>
          <text:list>
            <text:list-item>
              <text:p text:style-name="_5f_Paragraphe_5f_avec_5f_Num_5f_Question"><text:span text:style-name="_5f_Caractères">Suis les instructions suivantes pour construire ci-dessous la figure :</text:span></text:p>
            </text:list-item>
          </text:list>
        </text:list-item>
      </text:list>
      <text:h text:style-name="P114" text:outline-level="1"><text:span text:style-name="_5f_Caractères">Trace un triangle SAM tel que : AS = 7 cm, <text:line-break/>SM = 5,2 cm et AM = 6,4 cm.</text:span></text:h>
      <text:h text:style-name="P114" text:outline-level="1"><text:span text:style-name="_5f_Caractères">Trace la droite médiatrice du segment [SM].</text:span></text:h>
      <text:h text:style-name="P114" text:outline-level="1"><text:span text:style-name="_5f_Caractères">Trace la médiatrice du segment [AM]. Les deux médiatrices se coupent en O.</text:span></text:h>
      <text:h text:style-name="P114" text:outline-level="1"><text:span text:style-name="_5f_Caractères">Trace les segments [OA], [OM] et [OS].</text:span></text:h>
      <text:h text:style-name="P114" text:outline-level="1"><text:span text:style-name="_5f_Caractères">Trace le cercle de centre O et passant par M.</text:span></text:h>
      <text:h text:style-name="_5f_Paragraphe" text:outline-level="1"><draw:g text:anchor-type="paragraph" draw:z-index="22" draw:name="Forme4" draw:style-name="gr18"><draw:custom-shape draw:style-name="gr71" draw:text-style-name="P132" svg:width="0.405cm" svg:height="0.405cm" draw:transform="rotate (0.66793750473823) translate (6.45759722222222cm 3.35315277777778cm)"><text:p/><draw:enhanced-geometry svg:viewBox="0 0 21600 21600" draw:type="rectangle" draw:enhanced-path="M 0 0 L 21600 0 21600 21600 0 21600 0 0 Z N"/></draw:custom-shape><draw:frame draw:style-name="gr72" draw:text-style-name="P153" svg:width="1.41cm" svg:height="0.992cm" svg:x="0.496cm" svg:y="6.063cm"><draw:text-box><text:p text:style-name="P133"><text:span text:style-name="T204">A</text:span></text:p></draw:text-box></draw:frame><draw:line draw:style-name="gr34" draw:text-style-name="P137" svg:x1="8.17cm" svg:y1="2cm" svg:x2="2.406cm" svg:y2="6.507cm"><text:p/></draw:line><draw:g draw:style-name="gr25"><draw:g draw:style-name="gr25"><draw:line draw:style-name="gr73" draw:text-style-name="P135" svg:x1="4.602cm" svg:y1="4.541cm" svg:x2="4.91cm" svg:y2="4.847cm"><text:p/></draw:line><draw:line draw:style-name="gr73" draw:text-style-name="P135" svg:x1="4.602cm" svg:y1="4.847cm" svg:x2="4.91cm" svg:y2="4.541cm"><text:p/></draw:line></draw:g><draw:ellipse draw:style-name="gr74" draw:text-style-name="P132" svg:width="7.321cm" svg:height="7.28cm" svg:x="1.096cm" svg:y="1.057cm"><text:p/></draw:ellipse></draw:g><draw:g draw:style-name="gr25"><draw:g draw:style-name="gr25"><draw:line draw:style-name="gr75" draw:text-style-name="P135" svg:x1="1.487cm" svg:y1="6.293cm" svg:x2="5.158cm" svg:y2="1.05cm"><text:p/></draw:line><draw:line draw:style-name="gr75" draw:text-style-name="P135" svg:x1="5.158cm" svg:y1="1.05cm" svg:x2="8.389cm" svg:y2="5.124cm"><text:p/></draw:line><draw:line draw:style-name="gr75" draw:text-style-name="P135" svg:x1="8.389cm" svg:y1="5.125cm" svg:x2="1.487cm" svg:y2="6.293cm"><text:p/></draw:line></draw:g></draw:g><draw:frame draw:style-name="gr76" draw:text-style-name="P153" svg:width="0.969cm" svg:height="0.851cm" svg:x="8.372cm" svg:y="4.941cm"><draw:text-box><text:p text:style-name="P133"><text:span text:style-name="T204">S</text:span></text:p></draw:text-box></draw:frame><draw:frame draw:style-name="gr77" draw:text-style-name="P153" svg:width="1.41cm" svg:height="1.191cm" svg:x="4.729cm" svg:y="0.3cm"><draw:text-box><text:p text:style-name="P133"><text:span text:style-name="T204">M</text:span></text:p></draw:text-box></draw:frame><draw:line draw:style-name="gr34" draw:text-style-name="P137" svg:x1="6.578cm" svg:y1="5.954cm" svg:x2="1.384cm" svg:y2="2.279cm"><text:p/></draw:line><draw:custom-shape draw:style-name="gr29" draw:text-style-name="P132" svg:width="0.405cm" svg:height="0.406cm" draw:transform="rotate (0.971799327510443) translate (3.32493055555556cm 3.66006944444444cm)"><text:p/><draw:enhanced-geometry svg:viewBox="0 0 21600 21600" draw:mirror-horizontal="false" draw:mirror-vertical="false" draw:type="rectangle" draw:enhanced-path="M 0 0 L 21600 0 21600 21600 0 21600 0 0 Z N"/></draw:custom-shape><draw:line draw:style-name="gr35" draw:text-style-name="P132" svg:x1="3.961cm" svg:y1="2.303cm" svg:x2="4.25cm" svg:y2="2.933cm"><text:p/></draw:line><draw:line draw:style-name="gr35" draw:text-style-name="P132" svg:x1="2.387cm" svg:y1="4.346cm" svg:x2="2.676cm" svg:y2="4.976cm"><text:p/></draw:line><draw:line draw:style-name="gr35" draw:text-style-name="P132" svg:x1="6.306cm" svg:y1="2.09cm" svg:x2="6.08cm" svg:y2="2.455cm"><text:p/></draw:line><draw:line draw:style-name="gr35" draw:text-style-name="P132" svg:x1="6.392cm" svg:y1="2.23cm" svg:x2="6.166cm" svg:y2="2.595cm"><text:p/></draw:line><draw:line draw:style-name="gr35" draw:text-style-name="P132" svg:x1="7.601cm" svg:y1="3.842cm" svg:x2="7.375cm" svg:y2="4.207cm"><text:p/></draw:line><draw:line draw:style-name="gr35" draw:text-style-name="P132" svg:x1="7.689cm" svg:y1="3.982cm" svg:x2="7.463cm" svg:y2="4.347cm"><text:p/></draw:line><draw:frame draw:style-name="gr78" draw:text-style-name="P153" svg:width="1.412cm" svg:height="1.193cm" svg:x="4.338cm" svg:y="4.683cm"><draw:text-box><text:p text:style-name="P133"><text:span text:style-name="T204">O</text:span></text:p></draw:text-box></draw:frame><draw:line draw:style-name="gr79" draw:text-style-name="P132" svg:x1="4.759cm" svg:y1="4.675cm" svg:x2="5.162cm" svg:y2="1.097cm"><text:p/></draw:line><draw:line draw:style-name="gr79" draw:text-style-name="P132" svg:x1="4.759cm" svg:y1="4.673cm" svg:x2="8.361cm" svg:y2="5.126cm"><text:p/></draw:line><draw:line draw:style-name="gr79" draw:text-style-name="P132" svg:x1="4.759cm" svg:y1="4.674cm" svg:x2="1.494cm" svg:y2="6.311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041226525112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<text:s/>Peut-on dire que le cercle passe aussi par A et S ? Justifie ta réponse.</text:span></text:p>
            </text:list-item>
          </text:list>
        </text:list-item>
      </text:list>
      <text:p text:style-name="P103"><text:span text:style-name="_5f_Caractères_5f_correction"><text:span text:style-name="T183">O </text:span></text:span><text:span text:style-name="_5f_Caractères_5f_correction"><text:span text:style-name="T185">est sur la médiatrice de [MS] et de [AS] donc <text:s/>OM = OS = OA donc le cercle passe par M , A et S.</text:span></text:span></text:p>
      <text:p text:style-name="P103"><text:span text:style-name="_5f_Caractères_5f_correction"><text:span text:style-name="T185"/></text:span></text:p>
      <text:h text:style-name="_5f_Paragraphe" text:outline-level="1"><text:span text:style-name="_5f_pointillés_20_gris"/></text:h>
      <text:list xml:id="list110413953645906" text:continue-numbering="true" text:style-name="_5f_Numérotation_20_des_20_exercices">
        <text:list-item>
          <text:h text:style-name="P117" text:outline-level="1"><text:span text:style-name="_5f_Caractères_5f_gras">Cercles et points d’intersections</text:span></text:h>
        </text:list-item>
      </text:list>
      <text:list xml:id="list110413039177629" text:continue-list="list110412755953355" text:style-name="_5f_Numérotation_20_des_20_exercices">
        <text:list-item>
          <text:list>
            <text:list-item text:start-value="1">
              <text:p text:style-name="_5f_Paragraphe_5f_avec_5f_Num_5f_Question"><text:span text:style-name="_5f_Caractères">Suis les instructions pour construire ci-dessous la figure :</text:span></text:p>
            </text:list-item>
          </text:list>
        </text:list-item>
      </text:list>
      <text:h text:style-name="P114" text:outline-level="1"><text:span text:style-name="_5f_Caractères">Trace un segment [AB] tel que AB = 5 cm.</text:span></text:h>
      <text:h text:style-name="P114" text:outline-level="1"><text:span text:style-name="_5f_Caractères">Trace deux cercles de centre A et de centre B distincts de rayon 3 cm chacun.</text:span></text:h>
      <text:h text:style-name="P114" text:outline-level="1"><text:span text:style-name="_5f_Caractères">Nomme C et D leurs points d'intersections.</text:span></text:h>
      <text:h text:style-name="P114" text:outline-level="1"><text:span text:style-name="_5f_Caractères">Trace les cercles de diamètres [AC] ; [AD] ; [BC] et [BD].</text:span></text:h>
      <text:h text:style-name="P114" text:outline-level="1"><text:span text:style-name="_5f_Caractères">Colorie avec différentes couleurs la figure obtenue.</text:span></text:h>
      <text:h text:style-name="_5f_Paragraphe" text:outline-level="1"><draw:g text:anchor-type="paragraph" draw:z-index="23" draw:name="Forme5" draw:style-name="gr18"><draw:line draw:style-name="gr19" draw:text-style-name="P132" svg:x1="4.028cm" svg:y1="3.424cm" svg:x2="3.829cm" svg:y2="8.42cm"><text:p/></draw:line><draw:line draw:style-name="gr20" draw:text-style-name="P132" svg:x1="4.249cm" svg:y1="3.466cm" svg:x2="3.84cm" svg:y2="3.45cm"><text:p/></draw:line><draw:line draw:style-name="gr20" draw:text-style-name="P132" svg:x1="4.051cm" svg:y1="8.415cm" svg:x2="3.642cm" svg:y2="8.399cm"><text:p/></draw:line><draw:frame draw:style-name="gr66" draw:text-style-name="P134" svg:width="1.691cm" svg:height="1.523cm" draw:transform="rotate (0.0115191730631626) translate (3.556cm 2.37243055555556cm)"><draw:text-box><text:p text:style-name="P152"><text:span text:style-name="T196">A</text:span></text:p></draw:text-box></draw:frame><draw:frame draw:style-name="gr66" draw:text-style-name="P134" svg:width="1.691cm" svg:height="1.523cm" draw:transform="rotate (0.010471975511966) translate (3.36726388888889cm 8.41727777777778cm)"><draw:text-box><text:p text:style-name="P152"><text:span text:style-name="T196">B</text:span></text:p></draw:text-box></draw:frame><draw:g draw:style-name="gr25"><draw:g draw:style-name="gr25"><draw:line draw:style-name="gr67" draw:text-style-name="P135" svg:x1="4.145cm" svg:y1="3.346cm" svg:x2="3.937cm" svg:y2="3.538cm"><text:p/></draw:line><draw:line draw:style-name="gr67" draw:text-style-name="P135" svg:x1="3.949cm" svg:y1="3.339cm" svg:x2="4.141cm" svg:y2="3.547cm"><text:p/></draw:line></draw:g><draw:ellipse draw:style-name="gr68" draw:text-style-name="P132" svg:width="6cm" svg:height="6.002cm" draw:transform="rotate (-1.61076436666557) translate (7.16315277777778cm 0.564444444444444cm)"><text:p/></draw:ellipse></draw:g><draw:g draw:style-name="gr25"><draw:g draw:style-name="gr25"><draw:line draw:style-name="gr67" draw:text-style-name="P135" svg:x1="3.951cm" svg:y1="8.3cm" svg:x2="3.743cm" svg:y2="8.492cm"><text:p/></draw:line><draw:line draw:style-name="gr67" draw:text-style-name="P135" svg:x1="3.75cm" svg:y1="8.292cm" svg:x2="3.942cm" svg:y2="8.5cm"><text:p/></draw:line></draw:g><draw:ellipse draw:style-name="gr68" draw:text-style-name="P132" svg:width="6.002cm" svg:height="6cm" draw:transform="rotate (-1.61076436666557) translate (6.96383333333333cm 5.51744444444444cm)"><text:p/></draw:ellipse></draw:g><draw:frame draw:style-name="gr69" draw:text-style-name="P134" svg:width="1.207cm" svg:height="1.17cm" draw:transform="rotate (-0.0102974425867661) translate (5.84552777777778cm 5.47511111111111cm)"><draw:text-box><text:p text:style-name="P152"><text:span text:style-name="T196">D</text:span></text:p></draw:text-box></draw:frame><draw:frame draw:style-name="gr23" draw:text-style-name="P134" svg:width="1.209cm" svg:height="1.168cm" draw:transform="rotate (0.0263544717051144) translate (0.993069444444445cm 5.42043055555556cm)"><draw:text-box><text:p text:style-name="P152"><text:span text:style-name="T196">C</text:span></text:p></draw:text-box></draw:frame><draw:g draw:style-name="gr25"><draw:g draw:style-name="gr25"><draw:line draw:style-name="gr26" draw:text-style-name="P135" svg:x1="4.855cm" svg:y1="4.691cm" svg:x2="4.751cm" svg:y2="4.787cm"><text:p/></draw:line><draw:line draw:style-name="gr26" draw:text-style-name="P135" svg:x1="4.759cm" svg:y1="4.687cm" svg:x2="4.855cm" svg:y2="4.791cm"><text:p/></draw:line></draw:g><draw:circle draw:style-name="gr27" draw:text-style-name="P132" svg:width="2.999cm" svg:height="3.001cm" draw:transform="rotate (-1.61076436666557) translate (6.36234722222222cm 3.30023611111111cm)"><text:p/></draw:circle></draw:g><draw:polygon draw:style-name="gr70" draw:text-style-name="P132" svg:width="4.957cm" svg:height="3.36cm" draw:transform="rotate (-1.61076436666557) translate (5.71382750980088cm 3.52530837983732cm)" svg:viewBox="0 0 4958 3361" draw:points="0,1708 2451,0 4958,1708 2488,3361"><text:p/></draw:polygon><draw:g draw:style-name="gr25"><draw:g draw:style-name="gr25"><draw:line draw:style-name="gr26" draw:text-style-name="P135" svg:x1="4.763cm" svg:y1="7.145cm" svg:x2="4.659cm" svg:y2="7.241cm"><text:p/></draw:line><draw:line draw:style-name="gr26" draw:text-style-name="P135" svg:x1="4.662cm" svg:y1="7.141cm" svg:x2="4.758cm" svg:y2="7.245cm"><text:p/></draw:line></draw:g><draw:circle draw:style-name="gr27" draw:text-style-name="P132" svg:width="2.999cm" svg:height="3.001cm" draw:transform="rotate (-1.61076436666557) translate (6.26533333333333cm 5.75556944444444cm)"><text:p/></draw:circle></draw:g><draw:g draw:style-name="gr25"><draw:g draw:style-name="gr25"><draw:line draw:style-name="gr26" draw:text-style-name="P135" svg:x1="3.171cm" svg:y1="4.609cm" svg:x2="3.067cm" svg:y2="4.705cm"><text:p/></draw:line><draw:line draw:style-name="gr26" draw:text-style-name="P135" svg:x1="3.071cm" svg:y1="4.603cm" svg:x2="3.167cm" svg:y2="4.707cm"><text:p/></draw:line></draw:g><draw:circle draw:style-name="gr27" draw:text-style-name="P132" svg:width="3.001cm" svg:height="3.001cm" draw:transform="rotate (-1.61076436666557) translate (4.67783333333333cm 3.21556944444444cm)"><text:p/></draw:circle></draw:g><draw:g draw:style-name="gr25"><draw:g draw:style-name="gr25"><draw:line draw:style-name="gr26" draw:text-style-name="P135" svg:x1="3.127cm" svg:y1="7.076cm" svg:x2="3.023cm" svg:y2="7.172cm"><text:p/></draw:line><draw:line draw:style-name="gr26" draw:text-style-name="P135" svg:x1="3.025cm" svg:y1="7.073cm" svg:x2="3.121cm" svg:y2="7.177cm"><text:p/></draw:line></draw:g><draw:circle draw:style-name="gr27" draw:text-style-name="P132" svg:width="3.001cm" svg:height="3.001cm" draw:transform="rotate (-1.61076436666557) translate (4.63373611111111cm 5.68677777777778cm)"><text:p/></draw:circl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0413809985180" text:continue-list="list110413953645906" text:style-name="_5f_Numérotation_20_des_20_exercices">
        <text:list-item>
          <text:h text:style-name="P118" text:outline-level="1"><text:span text:style-name="_5f_Caractères_5f_gras">Segments et cercles</text:span></text:h>
          <text:list>
            <text:list-item>
              <text:p text:style-name="_5f_Paragraphe_5f_avec_5f_Num_5f_Question"><text:span text:style-name="_5f_Caractères">On donne le programme de construction suivant, à exécuter ci-contre :</text:span></text:p>
            </text:list-item>
          </text:list>
        </text:list-item>
      </text:list>
      <text:h text:style-name="P114" text:outline-level="1"><text:span text:style-name="_5f_Caractères">Trace un segment [MN] de longueur 5 cm.</text:span></text:h>
      <text:h text:style-name="P114" text:outline-level="1"><text:span text:style-name="_5f_Caractères">Place un point T sur [MN], tel que MT = 2 cm.</text:span></text:h>
      <text:h text:style-name="P114" text:outline-level="1"><text:span text:style-name="_5f_Caractères">Trace le cercle de centre T et passant par M. Il coupe [MN] en P.</text:span></text:h>
      <text:h text:style-name="P114" text:outline-level="1"><text:span text:style-name="_5f_Caractères">Trace le cercle de centre P et passant par T. Les deux cercles se coupent en S et O.</text:span></text:h>
      <text:h text:style-name="_5f_Paragraphe" text:outline-level="1"><draw:g text:anchor-type="paragraph" draw:z-index="29" draw:name="Forme6" draw:style-name="gr18"><draw:line draw:style-name="gr19" draw:text-style-name="P132" svg:x1="1.635cm" svg:y1="2.939cm" svg:x2="6.635cm" svg:y2="2.939cm"><text:p/></draw:line><draw:line draw:style-name="gr20" draw:text-style-name="P132" svg:x1="1.667cm" svg:y1="2.718cm" svg:x2="1.667cm" svg:y2="3.127cm"><text:p/></draw:line><draw:line draw:style-name="gr20" draw:text-style-name="P132" svg:x1="6.62cm" svg:y1="2.719cm" svg:x2="6.62cm" svg:y2="3.128cm"><text:p/></draw:line><draw:frame draw:style-name="gr21" draw:text-style-name="P134" svg:width="1.692cm" svg:height="1.525cm" draw:transform="rotate (0.010471975511966) translate (4.11691666666667cm 0.220486111111111cm)"><draw:text-box><text:p text:style-name="P133"><text:span text:style-name="T196">S</text:span></text:p></draw:text-box></draw:frame><draw:frame draw:style-name="gr22" draw:text-style-name="P134" svg:width="1.017cm" svg:height="0.983cm" draw:transform="rotate (0.010471975511966) translate (3.04270833333333cm 2.10079166666667cm)"><draw:text-box><text:p text:style-name="P133"><text:span text:style-name="T196">T</text:span></text:p></draw:text-box></draw:frame><draw:frame draw:style-name="gr23" draw:text-style-name="P134" svg:width="1.209cm" svg:height="1.168cm" draw:transform="rotate (-0.00872664625997224) translate (6.59870833333333cm 2.58409722222222cm)"><draw:text-box><text:p text:style-name="P133"><text:span text:style-name="T196">N</text:span></text:p></draw:text-box></draw:frame><draw:frame draw:style-name="gr24" draw:text-style-name="P134" svg:width="1.207cm" svg:height="1.006cm" draw:transform="rotate (0.0263544717051144) translate (0.566208333333333cm 2.56293055555556cm)"><draw:text-box><text:p text:style-name="P133"><text:span text:style-name="T196">M</text:span></text:p></draw:text-box></draw:frame><draw:g draw:style-name="gr25"><draw:g draw:style-name="gr25"><draw:line draw:style-name="gr26" draw:text-style-name="P135" svg:x1="3.74cm" svg:y1="2.886cm" svg:x2="3.602cm" svg:y2="3.014cm"><text:p/></draw:line><draw:line draw:style-name="gr26" draw:text-style-name="P135" svg:x1="3.609cm" svg:y1="2.879cm" svg:x2="3.737cm" svg:y2="3.018cm"><text:p/></draw:line></draw:g><draw:circle draw:style-name="gr27" draw:text-style-name="P132" svg:width="4.003cm" svg:height="4.001cm" draw:transform="rotate (-1.61093889959077) translate (5.75204166666667cm 1.031875cm)"><text:p/></draw:circle></draw:g><draw:line draw:style-name="gr20" draw:text-style-name="P132" svg:x1="3.662cm" svg:y1="2.718cm" svg:x2="3.662cm" svg:y2="3.127cm"><text:p/></draw:line><draw:g draw:style-name="gr25"><draw:g draw:style-name="gr25"><draw:line draw:style-name="gr26" draw:text-style-name="P135" svg:x1="5.735cm" svg:y1="2.868cm" svg:x2="5.597cm" svg:y2="2.996cm"><text:p/></draw:line><draw:line draw:style-name="gr26" draw:text-style-name="P135" svg:x1="5.603cm" svg:y1="2.862cm" svg:x2="5.731cm" svg:y2="3.001cm"><text:p/></draw:line></draw:g><draw:ellipse draw:style-name="gr27" draw:text-style-name="P132" svg:width="4.005cm" svg:height="4.001cm" draw:transform="skewX (-0.000523598775598298) rotate (-1.61041530081517) translate (7.74347222222222cm 1.01247222222222cm)"><text:p/></draw:ellipse></draw:g><draw:polygon draw:style-name="gr28" draw:text-style-name="P132" svg:width="2.01cm" svg:height="3.491cm" svg:x="3.662cm" svg:y="1.202cm" svg:viewBox="0 0 2011 3492" draw:points="988,0 0,1728 1041,3492 2011,1711"><text:p/></draw:polygon><draw:frame draw:style-name="gr22" draw:text-style-name="P134" svg:width="1.015cm" svg:height="0.983cm" draw:transform="rotate (0.0122173047639603) translate (5.46981944444444cm 2.079625cm)"><draw:text-box><text:p text:style-name="P133"><text:span text:style-name="T196">P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0413932796357" text:continue-list="list110413039177629" text:style-name="_5f_Numérotation_20_des_20_exercices">
        <text:list-item>
          <text:list>
            <text:list-item>
              <text:p text:style-name="_5f_Paragraphe_5f_avec_5f_Num_5f_Question"><text:span text:style-name="_5f_Caractères">Quelle est la nature du quadrilatère formé par les deux centres des cercles et par leurs points d’intersection ? Colorie-le.</text:span></text:p>
            </text:list-item>
          </text:list>
        </text:list-item>
      </text:list>
      <text:p text:style-name="P104"><text:span text:style-name="_5f_Caractères_5f_correction">Ses côtés <text:s/>sont des rayons de deux cercles de même rayon donc ce quadrilatère est un losange.</text:span></text:p>
      <text:p text:style-name="P104"><text:span text:style-name="_5f_Caractères_5f_correction"/></text:p>
      <text:list xml:id="list110413181044624" text:continue-list="list110413809985180" text:style-name="_5f_Numérotation_20_des_20_exercices">
        <text:list-item>
          <text:h text:style-name="P119" text:outline-level="1"><text:span text:style-name="_5f_Caractères_5f_gras">Perpendi</text:span><text:span text:style-name="_5f_Caractères_5f_gras"><text:span text:style-name="T180">c</text:span></text:span><text:span text:style-name="_5f_Caractères_5f_gras"><text:span text:style-name="T193">ul</text:span></text:span><text:span text:style-name="_5f_Caractères_5f_gras">aires</text:span></text:h>
          <text:list>
            <text:list-item>
              <text:p text:style-name="_5f_Paragraphe_5f_avec_5f_Num_5f_Question"><text:span text:style-name="_5f_Caractères">Suis les instructions pour construire ci-dessous la figure :</text:span></text:p>
            </text:list-item>
          </text:list>
        </text:list-item>
      </text:list>
      <text:h text:style-name="P114" text:outline-level="1"><text:span text:style-name="_5f_Caractères">Trace une droite (d).</text:span></text:h>
      <text:h text:style-name="P114" text:outline-level="1"><text:span text:style-name="_5f_Caractères">Place sur cette droite deux points A et B.</text:span></text:h>
      <text:h text:style-name="P114" text:outline-level="1"><text:span text:style-name="_5f_Caractères">Trace la droite (d’) perpendiculaire à la droite (d) et passant par B.</text:span></text:h>
      <text:h text:style-name="P114" text:outline-level="1"><text:span text:style-name="_5f_Caractères">Place un point M sur la droite (d’).</text:span></text:h>
      <text:h text:style-name="P114" text:outline-level="1"><text:span text:style-name="_5f_Caractères">Trace la droite (d’’) perpendiculaire à (d’) et passant par M. </text:span></text:h>
      <text:h text:style-name="_5f_Paragraphe" text:outline-level="1"><draw:g text:anchor-type="paragraph" draw:z-index="24" draw:name="Forme7" draw:style-name="gr18"><draw:line draw:style-name="gr19" draw:text-style-name="P132" svg:x1="0.315cm" svg:y1="2.597cm" svg:x2="8.758cm" svg:y2="2.603cm"><text:p/></draw:line><draw:line draw:style-name="gr20" draw:text-style-name="P132" svg:x1="2.828cm" svg:y1="2.39cm" svg:x2="2.828cm" svg:y2="2.767cm"><text:p/></draw:line><draw:frame draw:style-name="gr22" draw:text-style-name="P134" svg:width="1.114cm" svg:height="0.983cm" draw:transform="rotate (-0.00942477796076993) translate (2.413cm 2.91747222222222cm)"><draw:text-box><text:p text:style-name="P152"><text:span text:style-name="T196">A</text:span></text:p></draw:text-box></draw:frame><draw:frame draw:style-name="gr62" draw:text-style-name="P134" svg:width="1.5cm" svg:height="1.541cm" draw:transform="rotate (0.0258308729295161) translate (-0.148166666666667cm 2.50825cm)"><draw:text-box><text:p text:style-name="P152"><text:span text:style-name="T196">(d)</text:span></text:p></draw:text-box></draw:frame><draw:line draw:style-name="gr20" draw:text-style-name="P132" svg:x1="6.986cm" svg:y1="2.41cm" svg:x2="6.986cm" svg:y2="2.787cm"><text:p/></draw:line><draw:frame draw:style-name="gr63" draw:text-style-name="P134" svg:width="1.112cm" svg:height="1.077cm" draw:transform="rotate (-0.00959931088596935) translate (6.91444444444444cm 2.57704166666667cm)"><draw:text-box><text:p text:style-name="P152"><text:span text:style-name="T196">B</text:span></text:p></draw:text-box></draw:frame><draw:line draw:style-name="gr19" draw:text-style-name="P132" svg:x1="6.989cm" svg:y1="0.03cm" svg:x2="6.989cm" svg:y2="4.513cm"><text:p/></draw:line><draw:frame draw:style-name="gr62" draw:text-style-name="P134" svg:width="1.498cm" svg:height="1.541cm" draw:transform="rotate (0.0258308729295161) translate (6.90209722222222cm 4.14690277777778cm)"><draw:text-box><text:p text:style-name="P152"><text:span text:style-name="T196">(d’)</text:span></text:p></draw:text-box></draw:frame><draw:custom-shape draw:style-name="gr64" draw:text-style-name="P132" svg:width="0.537cm" svg:height="0.521cm" svg:x="6.445cm" svg:y="2.088cm"><text:p/><draw:enhanced-geometry svg:viewBox="0 0 21600 21600" draw:type="rectangle" draw:enhanced-path="M 0 0 L 21600 0 21600 21600 0 21600 0 0 Z N"/></draw:custom-shape><draw:line draw:style-name="gr20" draw:text-style-name="P132" svg:x1="6.842cm" svg:y1="0.88cm" svg:x2="7.219cm" svg:y2="0.88cm"><text:p/></draw:line><draw:frame draw:style-name="gr65" draw:text-style-name="P134" svg:width="1.11cm" svg:height="1.079cm" draw:transform="rotate (-0.0111701072127641) translate (7.191375cm 0.00705555555555556cm)"><draw:text-box><text:p text:style-name="P152"><text:span text:style-name="T196">M</text:span></text:p></draw:text-box></draw:frame><draw:line draw:style-name="gr19" draw:text-style-name="P132" svg:x1="0.121cm" svg:y1="0.874cm" svg:x2="8.564cm" svg:y2="0.88cm"><text:p/></draw:line><draw:custom-shape draw:style-name="gr64" draw:text-style-name="P132" svg:width="0.537cm" svg:height="0.521cm" svg:x="6.445cm" svg:y="0.883cm"><text:p/><draw:enhanced-geometry svg:viewBox="0 0 21600 21600" draw:type="rectangle" draw:enhanced-path="M 0 0 L 21600 0 21600 21600 0 21600 0 0 Z N"/></draw:custom-shape><draw:frame draw:style-name="gr62" draw:text-style-name="P134" svg:width="1.925cm" svg:height="1.541cm" draw:transform="rotate (0.0265290046303138) translate (-0.245180555555556cm 0.0405694444444444cm)"><draw:text-box><text:p text:style-name="P152"><text:span text:style-name="T196">(d’’)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041289105724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 peux-tu dire des droites (d) et (d’’) ? Justifie.</text:span></text:p>
            </text:list-item>
          </text:list>
        </text:list-item>
      </text:list>
      <text:p text:style-name="_5f_Paragraphe_5f_Réponse_5f_Pointillés_5f_Grisés"><text:span text:style-name="_5f_Caractères_5f_correction">Les deux droites (d) et (d’’) sont perpendiculaires à la droite (d’). Elles sont donc parallèles entre elles.</text:span></text:p>
      <text:p text:style-name="P108"><text:span text:style-name="_5f_pointillés_20_gris"/></text:p>
      <text:list xml:id="list110413138742180" text:continue-numbering="true" text:style-name="_5f_Numérotation_20_des_20_exercices">
        <text:list-item>
          <text:h text:style-name="_5f_Premier_5f_Titre_5f_Exercices_5f_avec_5f_Num_20_Exo_5f_Avec_5f_Titre" text:outline-level="1"><text:span text:style-name="_5f_Caractères_5f_gras">Triangle et losange</text:span></text:h>
          <text:list>
            <text:list-item>
              <text:p text:style-name="_5f_Paragraphe_5f_avec_5f_Num_5f_Question"><text:span text:style-name="_5f_Caractères">On donne le programme de construction suivant, à exécuter ci-dessous :</text:span></text:p>
            </text:list-item>
          </text:list>
        </text:list-item>
      </text:list>
      <text:h text:style-name="P114" text:outline-level="1"><text:span text:style-name="_5f_Caractères">Construis un triangle PAX isocèle en P tel que <text:line-break/>PA = 5 cm et </text:span><text:span text:style-name="_5f_Caractères"><draw:frame draw:style-name="fr5" draw:name="Object1" text:anchor-type="as-char" svg:y="-0.337cm" svg:width="0.841cm" svg:height="0.41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_5f_Caractères"><text:s/>= 80°.</text:span></text:h>
      <text:h text:style-name="P114" text:outline-level="1"><text:span text:style-name="_5f_Caractères">Place le point O tel que le quadrilatère PAOX est un losange.</text:span></text:h>
      <text:h text:style-name="P114" text:outline-level="1"><text:span text:style-name="_5f_Caractères">Trace la droite (PO).</text:span></text:h>
      <text:h text:style-name="P114" text:outline-level="1"><text:span text:style-name="_5f_Caractères">Code les angles de même mesure.</text:span></text:h>
      <text:h text:style-name="_5f_Paragraphe" text:outline-level="1"><draw:g text:anchor-type="paragraph" draw:z-index="25" draw:name="Forme8" draw:style-name="gr18"><draw:g draw:style-name="gr25"><draw:line draw:style-name="gr55" draw:text-style-name="P146" svg:x1="2.046cm" svg:y1="6.213cm" svg:x2="8.393cm" svg:y2="5.094cm"><text:p/></draw:line><draw:line draw:style-name="gr55" draw:text-style-name="P146" svg:x1="8.396cm" svg:y1="5.097cm" svg:x2="4.556cm" svg:y2="1.875cm"><text:p/></draw:line><draw:line draw:style-name="gr55" draw:text-style-name="P146" svg:x1="4.553cm" svg:y1="1.875cm" svg:x2="2.046cm" svg:y2="6.216cm"><text:p/></draw:line></draw:g><draw:frame draw:style-name="gr56" draw:text-style-name="P147" svg:width="1.043cm" svg:height="0.939cm" svg:x="1.199cm" svg:y="5.801cm"><draw:text-box><text:p text:style-name="P133"><text:span text:style-name="T202">A</text:span></text:p></draw:text-box></draw:frame><draw:frame draw:style-name="gr57" draw:text-style-name="P147" svg:width="1.043cm" svg:height="0.941cm" svg:x="8.253cm" svg:y="4.556cm"><draw:text-box><text:p text:style-name="P133"><text:span text:style-name="T202">X</text:span></text:p></draw:text-box></draw:frame><draw:frame draw:style-name="gr58" draw:text-style-name="P148" svg:width="0.955cm" svg:height="0.939cm" svg:x="3.794cm" svg:y="1.347cm"><draw:text-box><text:p text:style-name="P133"><text:span text:style-name="T203">P</text:span></text:p></draw:text-box></draw:frame><draw:g draw:style-name="gr25"><draw:line draw:style-name="gr55" draw:text-style-name="P146" svg:x1="8.429cm" svg:y1="5.065cm" svg:x2="2.084cm" svg:y2="6.192cm"><text:p/></draw:line><draw:line draw:style-name="gr55" draw:text-style-name="P146" svg:x1="2.084cm" svg:y1="6.191cm" svg:x2="5.928cm" svg:y2="9.408cm"><text:p/></draw:line><draw:line draw:style-name="gr55" draw:text-style-name="P146" svg:x1="5.931cm" svg:y1="9.409cm" svg:x2="8.433cm" svg:y2="5.065cm"><text:p/></draw:line></draw:g><draw:frame draw:style-name="gr56" draw:text-style-name="P147" svg:width="1.043cm" svg:height="0.939cm" svg:x="5.942cm" svg:y="9.119cm"><draw:text-box><text:p text:style-name="P133"><text:span text:style-name="T202">O</text:span></text:p></draw:text-box></draw:frame><draw:line draw:style-name="gr20" draw:text-style-name="P132" svg:x1="3.168cm" svg:y1="3.212cm" svg:x2="3.918cm" svg:y2="4.007cm"><text:p/></draw:line><draw:line draw:style-name="gr20" draw:text-style-name="P132" svg:x1="6.577cm" svg:y1="2.876cm" svg:x2="5.827cm" svg:y2="3.671cm"><text:p/></draw:line><draw:line draw:style-name="gr20" draw:text-style-name="P132" svg:x1="4.558cm" svg:y1="7.426cm" svg:x2="3.808cm" svg:y2="8.221cm"><text:p/></draw:line><draw:line draw:style-name="gr20" draw:text-style-name="P132" svg:x1="6.944cm" svg:y1="6.923cm" svg:x2="7.694cm" svg:y2="7.718cm"><text:p/></draw:line><draw:line draw:style-name="gr35" draw:text-style-name="P132" svg:x1="4.235cm" svg:y1="0.056cm" svg:x2="6.122cm" svg:y2="10.264cm"><text:p/></draw:line><draw:polygon draw:style-name="gr59" draw:text-style-name="P149" svg:width="0.555cm" svg:height="0.863cm" svg:x="4.138cm" svg:y="1.868cm" svg:viewBox="0 0 556 864" draw:points="415,0 0,776 62,820 194,846 282,846 344,864 450,837 556,811"><text:p/></draw:polygon><draw:polygon draw:style-name="gr59" draw:text-style-name="P149" svg:width="0.555cm" svg:height="0.863cm" draw:transform="skewX (0.00226892802759266) rotate (0.391651884147527) translate (4.45534361666315cm 1.98629089070645cm)" svg:viewBox="0 0 556 864" draw:points="141,0 556,777 494,821 362,847 274,846 212,864 106,837 0,811"><text:p/></draw:polygon><draw:polygon draw:style-name="gr59" draw:text-style-name="P149" svg:width="0.555cm" svg:height="0.863cm" draw:transform="skewX (0.00226892802759253) rotate (0.391651884147527) translate (4.45634361666315cm 1.98629089070638cm)" svg:viewBox="0 0 556 864" draw:points="141,0 556,777 494,821 362,847 274,846 212,864 106,837 0,811"><text:p/></draw:polygon><draw:polygon draw:style-name="gr59" draw:text-style-name="P149" svg:width="0.555cm" svg:height="0.863cm" draw:transform="rotate (-2.75378049379665) translate (6.09638923594847cm 9.34102208342364cm)" svg:viewBox="0 0 556 864" draw:points="141,0 556,776 494,820 362,846 274,846 212,864 106,837 0,811"><text:p/></draw:polygon><draw:polygon draw:style-name="gr59" draw:text-style-name="P149" svg:width="0.555cm" svg:height="0.863cm" draw:transform="skewX (0.00401425727958696) rotate (3.13530946828261) translate (6.38859103288714cm 9.35998584925254cm)" svg:viewBox="0 0 556 864" draw:points="414,0 0,775 62,819 194,845 282,846 344,864 450,837 556,811"><text:p/></draw:polygon><draw:polygon draw:style-name="gr59" draw:text-style-name="P149" svg:width="0.555cm" svg:height="0.863cm" draw:transform="skewX (-0.00226892802759266) rotate (-2.75482769134785) translate (6.0973628783105cm 9.34078497140457cm)" svg:viewBox="0 0 556 864" draw:points="142,0 556,776 494,820 362,846 274,846 212,864 106,837 0,811"><text:p/></draw:polygon><draw:polygon draw:style-name="gr60" draw:text-style-name="P150" svg:width="0.954cm" svg:height="1.132cm" draw:transform="skewX (-0.0017453292519943) rotate (2.10608880838156) translate (2.28647107708578cm 6.52501121543428cm)" svg:viewBox="0 0 955 1133" draw:points="412,0 955,1017 874,1075 701,1109 586,1109 504,1133 365,1097 0,1000"><text:p/></draw:polygon><draw:polygon draw:style-name="gr60" draw:text-style-name="P150" svg:width="0.954cm" svg:height="1.132cm" draw:transform="skewX (-0.00174532925199436) rotate (-1.03550384520824) translate (8.17841823283472cm 4.77512804099701cm)" svg:viewBox="0 0 955 1133" draw:points="412,0 955,1017 874,1075 701,1109 586,1109 504,1133 365,1097 0,999"><text:p/></draw:polygon><draw:polygon draw:style-name="gr60" draw:text-style-name="P150" svg:width="0.944cm" svg:height="1.119cm" draw:transform="skewX (-0.00191986217719373) rotate (1.33587500947646) translate (2.00155252482496cm 6.72530273837023cm)" svg:viewBox="0 0 945 1120" draw:points="539,0 0,1006 80,1063 252,1097 366,1097 446,1120 583,1085 945,988"><text:p/></draw:polygon><draw:polygon draw:style-name="gr60" draw:text-style-name="P150" svg:width="0.944cm" svg:height="1.119cm" draw:transform="skewX (-0.00191986217719374) rotate (-1.80536857826294) translate (8.46323491699629cm 4.54345122795808cm)" svg:viewBox="0 0 945 1120" draw:points="540,0 0,1006 80,1063 252,1097 366,1097 446,1120 583,1085 945,988"><text:p/></draw:polygon><draw:custom-shape draw:style-name="gr61" draw:text-style-name="P151" svg:width="0.477cm" svg:height="0.421cm" draw:transform="skewX (-0.00418879020478642) rotate (0.163886416762268) translate (4.72016666666667cm 5.29166666666667cm)"><text:p/><draw:enhanced-geometry svg:viewBox="0 0 21600 21600" draw:type="rectangle" draw:enhanced-path="M 0 0 L 21600 0 21600 21600 0 21600 0 0 Z N"/></draw:custom-shape><draw:custom-shape draw:style-name="gr61" draw:text-style-name="P151" svg:width="0.477cm" svg:height="0.421cm" draw:transform="rotate (0.163886416762268) translate (5.27226388888889cm 5.64268055555556cm)"><text:p/><draw:enhanced-geometry svg:viewBox="0 0 21600 21600" draw:type="rectangle" draw:enhanced-path="M 0 0 L 21600 0 21600 21600 0 21600 0 0 Z N"/></draw:custom-shap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0413904923563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 peut-on dire des droites (PO) et (AX) ? Justifie.</text:span></text:p>
            </text:list-item>
          </text:list>
        </text:list-item>
      </text:list>
      <text:p text:style-name="P105"><text:span text:style-name="_5f_Caractères_5f_correction">Les diagonales d’un losange sont perpendiculaires. Donc les droites (PO) et (AX) sont perpendiculaires.</text:span></text:p>
      <text:p text:style-name="P105"><text:span text:style-name="_5f_Caractères_5f_correction"/></text:p>
      <text:p text:style-name="P105"><text:span text:style-name="_5f_Caractères_5f_gras_5f_Rouge_5f_Italique"/></text:p>
      <text:list xml:id="list110413441191673" text:continue-numbering="true" text:style-name="_5f_Numérotation_20_des_20_exercices">
        <text:list-item>
          <text:h text:style-name="P119" text:outline-level="1"><text:span text:style-name="_5f_Caractères_5f_gras">Une étoile</text:span></text:h>
        </text:list-item>
      </text:list>
      <text:h text:style-name="_5f_Paragraphe" text:outline-level="1"><draw:g text:anchor-type="paragraph" draw:z-index="26" draw:name="Forme9" draw:style-name="gr18"><draw:custom-shape draw:style-name="gr48" draw:text-style-name="P139" svg:width="7.982cm" svg:height="8.044cm" svg:x="10.432cm" svg:y="1.1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9" draw:text-style-name="P139" svg:x1="14.402cm" svg:y1="5.161cm" svg:x2="10.391cm" svg:y2="5.161cm"><text:p/></draw:line><draw:line draw:style-name="gr49" draw:text-style-name="P139" svg:x1="14.398cm" svg:y1="5.16cm" svg:x2="13.158cm" svg:y2="1.345cm"><text:p/></draw:line><draw:line draw:style-name="gr49" draw:text-style-name="P139" svg:x1="14.404cm" svg:y1="5.161cm" svg:x2="17.649cm" svg:y2="2.803cm"><text:p/></draw:line><draw:line draw:style-name="gr49" draw:text-style-name="P139" svg:x1="14.448cm" svg:y1="5.161cm" svg:x2="17.693cm" svg:y2="7.519cm"><text:p/></draw:line><draw:line draw:style-name="gr49" draw:text-style-name="P139" svg:x1="14.398cm" svg:y1="5.161cm" svg:x2="13.158cm" svg:y2="8.976cm"><text:p/></draw:line><draw:frame draw:style-name="gr50" draw:text-style-name="P141" svg:width="0.645cm" svg:height="0.807cm" svg:x="9.79cm" svg:y="4.92cm"><draw:text-box><text:p text:style-name="P133"><text:span text:style-name="T200">E</text:span></text:p></draw:text-box></draw:frame><draw:frame draw:style-name="gr50" draw:text-style-name="P143" svg:width="0.643cm" svg:height="0.807cm" svg:x="12.797cm" svg:y="0.591cm"><draw:text-box><text:p text:style-name="P142"><text:span text:style-name="T200">T</text:span></text:p></draw:text-box></draw:frame><draw:frame draw:style-name="gr50" draw:text-style-name="P143" svg:width="0.641cm" svg:height="0.807cm" svg:x="17.611cm" svg:y="2.434cm"><draw:text-box><text:p text:style-name="P142"><text:span text:style-name="T200">O</text:span></text:p></draw:text-box></draw:frame><draw:frame draw:style-name="gr50" draw:text-style-name="P141" svg:width="0.641cm" svg:height="0.807cm" svg:x="17.611cm" svg:y="7.438cm"><draw:text-box><text:p text:style-name="P133"><text:span text:style-name="T200">I</text:span></text:p></draw:text-box></draw:frame><draw:frame draw:style-name="gr50" draw:text-style-name="P141" svg:width="0.646cm" svg:height="0.807cm" svg:x="12.716cm" svg:y="8.961cm"><draw:text-box><text:p text:style-name="P133"><text:span text:style-name="T200">L</text:span></text:p></draw:text-box></draw:frame><draw:custom-shape draw:style-name="gr51" draw:text-style-name="P139" svg:width="1.096cm" svg:height="1.123cm" svg:x="13.87cm" svg:y="4.6cm"><text:p/><draw:enhanced-geometry draw:glue-point-type="segments" draw:type="mso-spt100" draw:modifiers="-110.349032526991 -179.23263799660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1" draw:text-style-name="P139" svg:width="1.096cm" svg:height="1.123cm" svg:x="13.87cm" svg:y="4.6cm"><text:p/><draw:enhanced-geometry draw:glue-point-type="segments" draw:type="mso-spt100" draw:modifiers="-34.5094250088527 -110.71061451994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1" draw:text-style-name="P139" svg:width="1.096cm" svg:height="1.123cm" svg:x="13.87cm" svg:y="4.6cm"><text:p/><draw:enhanced-geometry draw:glue-point-type="segments" draw:type="mso-spt100" draw:modifiers="32.4255082343729 -34.99308583890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1" draw:text-style-name="P139" svg:width="1.096cm" svg:height="1.123cm" svg:x="13.87cm" svg:y="4.6cm"><text:p/><draw:enhanced-geometry draw:glue-point-type="segments" draw:type="mso-spt100" draw:modifiers="110.097815264578 34.247563149807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1" draw:text-style-name="P139" svg:width="1.096cm" svg:height="1.123cm" svg:x="13.87cm" svg:y="4.6cm"><text:p/><draw:enhanced-geometry draw:glue-point-type="segments" draw:type="mso-spt100" draw:modifiers="-178.486806419597 110.64949997875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52" draw:text-style-name="P144" svg:width="0.754cm" svg:height="0.712cm" svg:x="13.833cm" svg:y="4.623cm"><draw:text-box><text:p text:style-name="P133"><text:span text:style-name="T201">A</text:span></text:p></draw:text-box></draw:frame><draw:line draw:style-name="gr41" draw:text-style-name="P139" svg:x1="13.921cm" svg:y1="4.76cm" svg:x2="14.081cm" svg:y2="4.92cm"><text:p/></draw:line><draw:line draw:style-name="gr41" draw:text-style-name="P139" svg:x1="14.565cm" svg:y1="4.52cm" svg:x2="14.485cm" svg:y2="4.76cm"><text:p/></draw:line><draw:line draw:style-name="gr41" draw:text-style-name="P139" svg:x1="15.041cm" svg:y1="5.081cm" svg:x2="14.801cm" svg:y2="5.081cm"><text:p/></draw:line><draw:line draw:style-name="gr41" draw:text-style-name="P139" svg:x1="14.645cm" svg:y1="5.803cm" svg:x2="14.485cm" svg:y2="5.563cm"><text:p/></draw:line><draw:line draw:style-name="gr41" draw:text-style-name="P139" svg:x1="13.843cm" svg:y1="5.56cm" svg:x2="14.083cm" svg:y2="5.4cm"><text:p/></draw:line><draw:line draw:style-name="gr53" draw:text-style-name="P139" svg:x1="13.158cm" svg:y1="1.345cm" svg:x2="13.159cm" svg:y2="9.011cm"><text:p/></draw:line><draw:line draw:style-name="gr53" draw:text-style-name="P139" svg:x1="13.158cm" svg:y1="1.345cm" svg:x2="17.687cm" svg:y2="7.518cm"><text:p/></draw:line><draw:line draw:style-name="gr53" draw:text-style-name="P139" svg:x1="10.429cm" svg:y1="5.161cm" svg:x2="17.689cm" svg:y2="7.519cm"><text:p/></draw:line><draw:line draw:style-name="gr53" draw:text-style-name="P139" svg:x1="10.429cm" svg:y1="5.161cm" svg:x2="17.644cm" svg:y2="2.803cm"><text:p/></draw:line><draw:line draw:style-name="gr53" draw:text-style-name="P139" svg:x1="13.158cm" svg:y1="8.978cm" svg:x2="17.642cm" svg:y2="2.806cm"><text:p/></draw:line><draw:polygon draw:style-name="gr54" draw:text-style-name="P145" svg:width="2.69cm" svg:height="1.749cm" svg:x="10.474cm" svg:y="4.283cm" svg:viewBox="0 0 2691 1750" draw:points="0,878 2691,0 2691,1750"><text:p/></draw:polygon><draw:polygon draw:style-name="gr54" draw:text-style-name="P145" svg:width="1.699cm" svg:height="2.85cm" svg:x="13.158cm" svg:y="6.064cm" svg:viewBox="0 0 1700 2851" draw:points="18,2851 0,0 1700,550"><text:p/></draw:polygon><draw:polygon draw:style-name="gr54" draw:text-style-name="P145" svg:width="2.74cm" svg:height="2.334cm" svg:x="14.907cm" svg:y="5.161cm" svg:viewBox="0 0 2741 2335" draw:points="2741,2335 0,1440 1042,0"><text:p/></draw:polygon><draw:polygon draw:style-name="gr54" draw:text-style-name="P145" svg:width="2.703cm" svg:height="2.281cm" svg:x="14.907cm" svg:y="2.848cm" svg:viewBox="0 0 2704 2282" draw:points="2704,0 1042,2282 0,850"><text:p/></draw:polygon><draw:polygon draw:style-name="gr54" draw:text-style-name="P145" svg:width="1.705cm" svg:height="2.851cm" svg:x="13.158cm" svg:y="1.396cm" svg:viewBox="0 0 1706 2852" draw:points="16,0 1706,2312 0,2852"><text:p/></draw:polygon></draw:g><text:span text:style-name="_5f_Caractères">Voici un programme de construction, à faire ci-dessous :</text:span></text:h>
      <text:h text:style-name="P114" text:outline-level="1"><text:span text:style-name="_5f_Caractères">Trace un cercle de centre A et de rayon 4 cm.</text:span></text:h>
      <text:h text:style-name="P114" text:outline-level="1"><text:span text:style-name="_5f_Caractères">Place un point E sur ce cercle.</text:span></text:h>
      <text:h text:style-name="P114" text:outline-level="1"><text:span text:style-name="_5f_Caractères">Construis dans cet ordre, les points T, O, I, L en respectant les informations et les codages indiqués sur la figure. Colorie-la.</text:span></text:h>
      <text:h text:style-name="_5f_Paragraphe" text:outline-level="1"><draw:g text:anchor-type="paragraph" draw:z-index="13" draw:name="Shape11" draw:style-name="gr18"><draw:custom-shape draw:style-name="gr87" draw:text-style-name="P139" svg:width="6.573cm" svg:height="6.622cm" svg:x="0.845cm" svg:y="0.4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88" draw:text-style-name="P139" svg:x1="4.116cm" svg:y1="3.752cm" svg:x2="0.813cm" svg:y2="3.752cm"><text:p/></draw:line><draw:line draw:style-name="gr88" draw:text-style-name="P139" svg:x1="4.113cm" svg:y1="3.754cm" svg:x2="3.092cm" svg:y2="0.612cm"><text:p/></draw:line><draw:line draw:style-name="gr88" draw:text-style-name="P139" svg:x1="4.115cm" svg:y1="3.752cm" svg:x2="6.787cm" svg:y2="1.81cm"><text:p/></draw:line><draw:line draw:style-name="gr88" draw:text-style-name="P139" svg:x1="4.152cm" svg:y1="3.752cm" svg:x2="6.824cm" svg:y2="5.694cm"><text:p/></draw:line><draw:line draw:style-name="gr88" draw:text-style-name="P139" svg:x1="4.113cm" svg:y1="3.752cm" svg:x2="3.092cm" svg:y2="6.894cm"><text:p/></draw:line><draw:frame draw:style-name="gr89" draw:text-style-name="P155" svg:width="0.53cm" svg:height="0.664cm" svg:x="0.316cm" svg:y="3.553cm"><draw:text-box><text:p text:style-name="P152"><text:span text:style-name="T206">E</text:span></text:p></draw:text-box></draw:frame><draw:frame draw:style-name="gr89" draw:text-style-name="P155" svg:width="0.53cm" svg:height="0.664cm" svg:x="2.793cm" svg:y="-0.012cm"><draw:text-box><text:p text:style-name="P152"><text:span text:style-name="T206">T</text:span></text:p></draw:text-box></draw:frame><draw:frame draw:style-name="gr89" draw:text-style-name="P155" svg:width="0.528cm" svg:height="0.664cm" svg:x="6.758cm" svg:y="1.507cm"><draw:text-box><text:p text:style-name="P152"><text:span text:style-name="T206">O</text:span></text:p></draw:text-box></draw:frame><draw:frame draw:style-name="gr89" draw:text-style-name="P155" svg:width="0.528cm" svg:height="0.664cm" svg:x="6.758cm" svg:y="5.627cm"><draw:text-box><text:p text:style-name="P152"><text:span text:style-name="T206">I</text:span></text:p></draw:text-box></draw:frame><draw:frame draw:style-name="gr89" draw:text-style-name="P155" svg:width="0.53cm" svg:height="0.664cm" svg:x="2.727cm" svg:y="6.881cm"><draw:text-box><text:p text:style-name="P152"><text:span text:style-name="T206">L</text:span></text:p></draw:text-box></draw:frame><draw:custom-shape draw:style-name="gr90" draw:text-style-name="P139" svg:width="0.902cm" svg:height="0.925cm" svg:x="3.676cm" svg:y="3.29cm"><text:p/><draw:enhanced-geometry draw:glue-point-type="segments" draw:type="mso-spt100" draw:modifiers="-110.349032526991 -179.23263799660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90" draw:text-style-name="P139" svg:width="0.902cm" svg:height="0.925cm" svg:x="3.676cm" svg:y="3.29cm"><text:p/><draw:enhanced-geometry draw:glue-point-type="segments" draw:type="mso-spt100" draw:modifiers="-34.5094250088527 -110.71061451994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90" draw:text-style-name="P139" svg:width="0.902cm" svg:height="0.925cm" svg:x="3.676cm" svg:y="3.29cm"><text:p/><draw:enhanced-geometry draw:glue-point-type="segments" draw:type="mso-spt100" draw:modifiers="32.4255082343729 -34.99308583890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90" draw:text-style-name="P139" svg:width="0.902cm" svg:height="0.925cm" svg:x="3.676cm" svg:y="3.29cm"><text:p/><draw:enhanced-geometry draw:glue-point-type="segments" draw:type="mso-spt100" draw:modifiers="110.097815264578 34.247563149807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90" draw:text-style-name="P139" svg:width="0.902cm" svg:height="0.925cm" svg:x="3.676cm" svg:y="3.29cm"><text:p/><draw:enhanced-geometry draw:glue-point-type="segments" draw:type="mso-spt100" draw:modifiers="-178.486806419597 110.64949997875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91" draw:text-style-name="P156" svg:width="1.576cm" svg:height="1.486cm" svg:x="3.821cm" svg:y="2.729cm"><draw:text-box><text:p text:style-name="P152"><text:span text:style-name="T207">72°</text:span></text:p></draw:text-box></draw:frame><draw:line draw:style-name="gr41" draw:text-style-name="P139" svg:x1="3.72cm" svg:y1="3.422cm" svg:x2="3.852cm" svg:y2="3.554cm"><text:p/></draw:line><draw:line draw:style-name="gr41" draw:text-style-name="P139" svg:x1="4.248cm" svg:y1="3.228cm" svg:x2="4.182cm" svg:y2="3.426cm"><text:p/></draw:line><draw:line draw:style-name="gr41" draw:text-style-name="P139" svg:x1="4.643cm" svg:y1="3.686cm" svg:x2="4.445cm" svg:y2="3.686cm"><text:p/></draw:line><draw:line draw:style-name="gr41" draw:text-style-name="P139" svg:x1="4.314cm" svg:y1="4.28cm" svg:x2="4.182cm" svg:y2="4.082cm"><text:p/></draw:line><draw:line draw:style-name="gr41" draw:text-style-name="P139" svg:x1="3.653cm" svg:y1="4.083cm" svg:x2="3.851cm" svg:y2="3.951cm"><text:p/></draw:line><draw:frame draw:style-name="gr89" draw:text-style-name="P155" svg:width="0.528cm" svg:height="0.664cm" svg:x="3.719cm" svg:y="3.422cm"><draw:text-box><text:p text:style-name="P152"><text:span text:style-name="T206">A</text:span></text:p></draw:text-box></draw:frame><draw:line draw:style-name="gr53" draw:text-style-name="P139" svg:x1="3.092cm" svg:y1="0.612cm" svg:x2="3.093cm" svg:y2="6.925cm"><text:p/></draw:line><draw:line draw:style-name="gr53" draw:text-style-name="P139" svg:x1="3.092cm" svg:y1="0.612cm" svg:x2="6.822cm" svg:y2="5.696cm"><text:p/></draw:line><draw:line draw:style-name="gr53" draw:text-style-name="P139" svg:x1="0.843cm" svg:y1="3.752cm" svg:x2="6.822cm" svg:y2="5.694cm"><text:p/></draw:line><draw:line draw:style-name="gr53" draw:text-style-name="P139" svg:x1="0.843cm" svg:y1="3.752cm" svg:x2="6.785cm" svg:y2="1.81cm"><text:p/></draw:line><draw:line draw:style-name="gr53" draw:text-style-name="P139" svg:x1="3.092cm" svg:y1="6.894cm" svg:x2="6.785cm" svg:y2="1.811cm"><text:p/></draw:line><draw:polygon draw:style-name="gr92" draw:text-style-name="P157" svg:width="2.215cm" svg:height="1.44cm" svg:x="0.877cm" svg:y="3.029cm" svg:viewBox="0 0 2216 1441" draw:points="0,723 2216,0 2216,1441"><text:p/></draw:polygon><draw:polygon draw:style-name="gr92" draw:text-style-name="P157" svg:width="1.399cm" svg:height="2.347cm" svg:x="3.092cm" svg:y="4.498cm" svg:viewBox="0 0 1400 2348" draw:points="15,2348 0,0 1400,453"><text:p/></draw:polygon><draw:polygon draw:style-name="gr92" draw:text-style-name="P157" svg:width="2.256cm" svg:height="1.922cm" svg:x="4.53cm" svg:y="3.752cm" svg:viewBox="0 0 2257 1923" draw:points="2257,1923 0,1186 858,0"><text:p/></draw:polygon><draw:polygon draw:style-name="gr92" draw:text-style-name="P157" svg:width="2.226cm" svg:height="1.878cm" svg:x="4.53cm" svg:y="1.847cm" svg:viewBox="0 0 2227 1879" draw:points="2227,0 858,1879 0,700"><text:p/></draw:polygon><draw:polygon draw:style-name="gr92" draw:text-style-name="P157" svg:width="1.404cm" svg:height="2.348cm" svg:x="3.092cm" svg:y="0.651cm" svg:viewBox="0 0 1405 2349" draw:points="13,0 1405,1904 0,2349"><text:p/></draw:polygon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3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1" svg:font-family="Tahoma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6" draw:display-name="Dashed (var) 10346" draw:style="rect" draw:dots1="1" draw:dots1-length="96%" draw:distance="96%"/>
    <draw:stroke-dash draw:name="Dashed_20__28_var_29__20_10347" draw:display-name="Dashed (var) 10347" draw:style="rect" draw:dots1="1" draw:dots1-length="96%" draw:distance="96%"/>
    <draw:stroke-dash draw:name="Dashed_20__28_var_29__20_10348" draw:display-name="Dashed (var) 10348" draw:style="rect" draw:dots1="1" draw:dots1-length="96%" draw:distance="96%"/>
    <draw:stroke-dash draw:name="Dashed_20__28_var_29__20_10349" draw:display-name="Dashed (var) 10349" draw:style="rect" draw:dots1="1" draw:dots1-length="96%" draw:distance="96%"/>
    <draw:stroke-dash draw:name="Dashed_20__28_var_29__20_10350" draw:display-name="Dashed (var) 10350" draw:style="rect" draw:dots1="1" draw:dots1-length="96%" draw:distance="96%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3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1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5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paragraph-rsid="0096b4e2"/>
    </style:style>
    <style:style style:name="MP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6" style:family="paragraph" style:parent-style-name="Footer">
      <style:text-properties officeooo:rsid="001f8a2d" officeooo:paragraph-rsid="00bd36bc"/>
    </style:style>
    <style:style style:name="MP7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8" style:family="paragraph" style:parent-style-name="Footer">
      <style:text-properties officeooo:rsid="0096b4e2" officeooo:paragraph-rsid="0096b4e2"/>
    </style:style>
    <style:style style:name="MP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" style:family="paragraph"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12" style:family="paragraph">
      <loext:graphic-properties draw:fill="solid" draw:fill-color="#1ca2b8"/>
    </style:style>
    <style:style style:name="MP13" style:family="paragraph" style:parent-style-name="Footer">
      <style:text-properties officeooo:rsid="001f8a2d" officeooo:paragraph-rsid="002b33ed"/>
    </style:style>
    <style:style style:name="MP14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5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6" style:family="paragraph" style:parent-style-name="Footer">
      <style:text-properties officeooo:rsid="011350d1" officeooo:paragraph-rsid="011350d1"/>
    </style:style>
    <style:style style:name="M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1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21" style:family="paragraph" style:parent-style-name="Footer">
      <style:text-properties officeooo:paragraph-rsid="00c384cf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26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27" style:family="paragraph" style:parent-style-name="Header">
      <style:paragraph-properties fo:text-align="start" style:justify-single-word="false"/>
      <style:text-properties officeooo:paragraph-rsid="0211dd7e"/>
    </style:style>
    <style:style style:name="MP28" style:family="paragraph" style:parent-style-name="Footer">
      <style:paragraph-properties fo:text-align="start" style:justify-single-word="false"/>
      <style:text-properties officeooo:paragraph-rsid="0211dd7e"/>
    </style:style>
    <style:style style:name="MP29" style:family="paragraph" style:parent-style-name="Footer">
      <style:text-properties officeooo:rsid="0242edd8" officeooo:paragraph-rsid="0242edd8"/>
    </style:style>
    <style:style style:name="MP30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1" style:family="paragraph" style:parent-style-name="Footer">
      <style:text-properties officeooo:paragraph-rsid="008d016c"/>
    </style:style>
    <style:style style:name="MP32" style:family="paragraph" style:parent-style-name="Header">
      <style:paragraph-properties fo:margin-left="0cm" fo:margin-right="0cm" fo:text-indent="0cm" style:auto-text-indent="false"/>
    </style:style>
    <style:style style:name="MP33" style:family="paragraph" style:parent-style-name="Footer">
      <style:text-properties officeooo:paragraph-rsid="010f7046"/>
    </style:style>
    <style:style style:name="MP34" style:family="paragraph" style:parent-style-name="Footer">
      <style:text-properties officeooo:paragraph-rsid="01120261"/>
    </style:style>
    <style:style style:name="MP35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6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37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38" style:family="paragraph" style:parent-style-name="_5f_Header_20_D_20_page_20_impaire_20__28_D_29_">
      <style:text-properties officeooo:paragraph-rsid="01a13e78"/>
    </style:style>
    <style:style style:name="MP39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1" style:family="paragraph" style:parent-style-name="Header">
      <style:paragraph-properties fo:text-align="center" style:justify-single-word="false"/>
      <style:text-properties officeooo:paragraph-rsid="00ab054e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44" style:family="paragraph" style:parent-style-name="Footer">
      <style:paragraph-properties fo:text-align="end" style:justify-single-word="false"/>
      <style:text-properties officeooo:paragraph-rsid="00d4df5c"/>
    </style:style>
    <style:style style:name="MP45" style:family="paragraph" style:parent-style-name="Footer">
      <style:paragraph-properties fo:text-align="start" style:justify-single-word="false"/>
      <style:text-properties officeooo:paragraph-rsid="00d4df5c"/>
    </style:style>
    <style:style style:name="MP46" style:family="paragraph" style:parent-style-name="_5f_Header_20_G_20_page_20_impaire_20__28_D_29_">
      <style:text-properties officeooo:paragraph-rsid="01259ec2"/>
    </style:style>
    <style:style style:name="MP47" style:family="paragraph" style:parent-style-name="_5f_Header_20_G_20_page_20_paire_20__28_G_29_">
      <style:text-properties officeooo:paragraph-rsid="00eb2abc"/>
    </style:style>
    <style:style style:name="MP48" style:family="paragraph" style:parent-style-name="_5f_Footer_20_page_20_paire_20__28_G_29_">
      <style:text-properties fo:font-size="9pt" style:font-size-asian="9pt" style:font-size-complex="9pt"/>
    </style:style>
    <style:style style:name="MP49" style:family="paragraph" style:parent-style-name="_5f_Header_20_N_20_page_20_impaire_20__28_D_29_">
      <style:paragraph-properties fo:text-align="start" style:justify-single-word="false"/>
    </style:style>
    <style:style style:name="MP50" style:family="paragraph" style:parent-style-name="Footer">
      <style:text-properties officeooo:paragraph-rsid="00d4df5c"/>
    </style:style>
    <style:style style:name="MP5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2" style:family="paragraph">
      <loext:graphic-properties draw:fill="solid" draw:fill-color="#d7e12c"/>
    </style:style>
    <style:style style:name="MP53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55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57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59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61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63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65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67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9" style:family="paragraph" style:parent-style-name="Footer">
      <style:text-properties officeooo:paragraph-rsid="00863005"/>
    </style:style>
    <style:style style:name="MP70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7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7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74" style:family="paragraph" style:parent-style-name="_5f_Header_20_N_20_page_20_impaire_20__28_D_29_">
      <style:text-properties officeooo:rsid="0277791e" officeooo:paragraph-rsid="0277791e"/>
    </style:style>
    <style:style style:name="MP75" style:family="paragraph" style:parent-style-name="_5f_Header_20_N_20_page_20_impaire_20__28_D_29_">
      <style:text-properties officeooo:rsid="027aa87d" officeooo:paragraph-rsid="027aa87d"/>
    </style:style>
    <style:style style:name="M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77" style:family="paragraph" style:parent-style-name="_5f_Header_20_G_20_page_20_impaire_20__28_D_29_">
      <style:text-properties officeooo:paragraph-rsid="00c87b35"/>
    </style:style>
    <style:style style:name="MP78" style:family="paragraph" style:parent-style-name="Footer">
      <style:text-properties officeooo:paragraph-rsid="00a59a60"/>
    </style:style>
    <style:style style:name="MP79" style:family="paragraph" style:parent-style-name="Footer">
      <style:text-properties officeooo:paragraph-rsid="004274bc"/>
    </style:style>
    <style:style style:name="MP8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1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8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3" style:family="paragraph" style:parent-style-name="Footer">
      <style:text-properties officeooo:paragraph-rsid="002aa84d"/>
    </style:style>
    <style:style style:name="MP84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5" style:family="paragraph">
      <loext:graphic-properties draw:fill="solid" draw:fill-color="#7fb241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9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91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92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3" style:family="paragraph" style:parent-style-name="_5f_Header_20_G_20_page_20_paire_20__28_G_29_">
      <style:text-properties officeooo:paragraph-rsid="0334a5be"/>
    </style:style>
    <style:style style:name="MP94" style:family="paragraph" style:parent-style-name="_5f_Header_20_G_20_page_20_paire_20__28_G_29_">
      <style:paragraph-properties fo:text-align="start" style:justify-single-word="false"/>
    </style:style>
    <style:style style:name="MP95" style:family="paragraph" style:parent-style-name="Footer">
      <style:text-properties officeooo:paragraph-rsid="030c4d7d"/>
    </style:style>
    <style:style style:name="MP96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97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98" style:family="paragraph" style:parent-style-name="Footer">
      <style:text-properties officeooo:paragraph-rsid="00d8520c"/>
    </style:style>
    <style:style style:name="MP99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100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101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102" style:family="paragraph" style:parent-style-name="Header">
      <style:paragraph-properties fo:text-align="center" style:justify-single-word="false"/>
      <style:text-properties officeooo:paragraph-rsid="00c10aa6"/>
    </style:style>
    <style:style style:name="MP103" style:family="paragraph" style:parent-style-name="Header">
      <style:paragraph-properties fo:text-align="start" style:justify-single-word="false"/>
      <style:text-properties officeooo:paragraph-rsid="0289fb01"/>
    </style:style>
    <style:style style:name="MP104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3" style:family="text">
      <style:text-properties officeooo:rsid="0096b4e2"/>
    </style:style>
    <style:style style:name="MT4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5" style:family="text">
      <style:text-properties fo:font-variant="small-caps" officeooo:rsid="0096b4e2"/>
    </style:style>
    <style:style style:name="MT6" style:family="text">
      <style:text-properties fo:font-variant="small-caps" officeooo:rsid="00a847d5"/>
    </style:style>
    <style:style style:name="MT7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9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0" style:family="text">
      <style:text-properties officeooo:rsid="0032e83a"/>
    </style:style>
    <style:style style:name="MT11" style:family="text">
      <style:text-properties officeooo:rsid="002b33ed"/>
    </style:style>
    <style:style style:name="MT12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3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4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5" style:family="text">
      <style:text-properties officeooo:rsid="008d016c"/>
    </style:style>
    <style:style style:name="MT16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18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19" style:family="text">
      <style:text-properties officeooo:rsid="01fe03f2"/>
    </style:style>
    <style:style style:name="MT20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23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24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25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29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30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31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33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34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35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37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38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40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41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43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44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45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46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47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48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49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50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51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52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53" style:family="text">
      <style:text-properties officeooo:rsid="010c4d3a"/>
    </style:style>
    <style:style style:name="MT54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56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57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58" style:family="text">
      <style:text-properties fo:font-variant="small-caps" fo:color="#9d0f89" loext:opacity="100%" style:font-name="Bitstream Vera Sans1" fo:font-size="16pt" fo:font-weight="bold" officeooo:rsid="01a13e78"/>
    </style:style>
    <style:style style:name="MT59" style:family="text">
      <style:text-properties officeooo:rsid="00b6801f"/>
    </style:style>
    <style:style style:name="MT60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2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63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64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65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6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7" style:family="text">
      <style:text-properties fo:font-size="16pt" style:font-size-asian="16pt" style:font-size-complex="16pt"/>
    </style:style>
    <style:style style:name="MT68" style:family="text"/>
    <style:style style:name="MT69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70" style:family="text">
      <style:text-properties officeooo:rsid="01f8729d"/>
    </style:style>
    <style:style style:name="MT71" style:family="text">
      <style:text-properties officeooo:rsid="01b6dc57"/>
    </style:style>
    <style:style style:name="MT72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74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75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76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77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78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79" style:family="text">
      <style:text-properties officeooo:rsid="00b5d2d1"/>
    </style:style>
    <style:style style:name="MT80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81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82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83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84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85" style:family="text">
      <style:text-properties officeooo:rsid="015f088a"/>
    </style:style>
    <style:style style:name="MT86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88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90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9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92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93" style:family="text">
      <style:text-properties officeooo:rsid="0160d7ef"/>
    </style:style>
    <style:style style:name="MT94" style:family="text">
      <style:text-properties officeooo:rsid="02735980"/>
    </style:style>
    <style:style style:name="MT95" style:family="text">
      <style:text-properties officeooo:rsid="02757f12"/>
    </style:style>
    <style:style style:name="MT96" style:family="text">
      <style:text-properties officeooo:rsid="0272f9e5"/>
    </style:style>
    <style:style style:name="MT97" style:family="text">
      <style:text-properties officeooo:rsid="026ec296"/>
    </style:style>
    <style:style style:name="MT98" style:family="text">
      <style:text-properties officeooo:rsid="0268e0aa"/>
    </style:style>
    <style:style style:name="MT99" style:family="text">
      <style:text-properties officeooo:rsid="0072f07f"/>
    </style:style>
    <style:style style:name="MT100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102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103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104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105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106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108" style:family="text">
      <style:text-properties officeooo:rsid="014407b5"/>
    </style:style>
    <style:style style:name="MT109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110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111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112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13" style:family="text">
      <style:text-properties officeooo:rsid="00a59a60"/>
    </style:style>
    <style:style style:name="MT114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18" style:family="text">
      <style:text-properties fo:font-variant="small-caps" officeooo:rsid="0054f64f"/>
    </style:style>
    <style:style style:name="MT119" style:family="text">
      <style:text-properties fo:font-variant="small-caps"/>
    </style:style>
    <style:style style:name="MT120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1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2" style:family="text">
      <style:text-properties officeooo:rsid="005a3fa8"/>
    </style:style>
    <style:style style:name="MT123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24" style:family="text">
      <style:text-properties officeooo:rsid="00415f3a"/>
    </style:style>
    <style:style style:name="MT125" style:family="text">
      <style:text-properties officeooo:rsid="00386ebd"/>
    </style:style>
    <style:style style:name="MT126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27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28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29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130" style:family="text">
      <style:text-properties officeooo:rsid="0334a5be"/>
    </style:style>
    <style:style style:name="MT131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132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33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4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135" style:family="text">
      <style:text-properties officeooo:rsid="0315af39"/>
    </style:style>
    <style:style style:name="MT136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37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38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39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40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41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42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143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14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48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9" style:family="text">
      <style:text-properties officeooo:rsid="00a4cf55"/>
    </style:style>
    <style:style style:name="MT150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53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54" style:family="text">
      <style:text-properties officeooo:rsid="009e3fdd"/>
    </style:style>
    <style:style style:name="MT1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58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59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61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62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63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5__5f_3_5f_SERIE_5f_G_5f_GAUCHE_5f_ET_5f_DROITE_5f_2COL" style:display-name="5_3_SERIE_G_GAUCHE_ET_DROITE_2COL" style:page-layout-name="Mpm10" draw:style-name="Mdp1">
      <style:header>
        <text:p text:style-name="_5f_Header_20_G_20_page_20_impaire_20__28_D_29_"><text:span text:style-name="MT1">Constructions géométriques : </text:span><text:span text:style-name="MT2">Rédiger</text:span></text:p>
      </style:header>
      <style:header-left>
        <text:p text:style-name="_5f_Header_20_G_20_page_20_paire_20__28_G_29_"><text:span text:style-name="MT1">Constructions géométriques : </text:span><text:span text:style-name="MT2">Rédiger</text:span></text:p>
      </style:header-left>
      <style:footer>
        <text:p text:style-name="MP1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75" draw:name="Shape4_22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ONSTRUCTIONS Géométriques : </text:span><text:span text:style-name="MT4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1" draw:style-name="Mdp1">
      <style:header>
        <text:p text:style-name="MP5"><text:span text:style-name="MT5">Constructions géométriques : </text:span><text:span text:style-name="MT6">Reproduire</text:span></text:p>
      </style:header>
      <style:footer>
        <text:p text:style-name="MP1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76" draw:name="Shape10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>
      <style:footer-left>
        <text:p text:style-name="MP1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77" draw:name="Shape10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0" draw:style-name="Mdp1">
      <style:header>
        <text:p text:style-name="_5f_Header_20_G_20_page_20_paire_20__28_G_29_"><text:span text:style-name="MT1">Constructions géométriques : </text:span><text:span text:style-name="MT8">Reproduire</text:span></text:p>
      </style:header>
      <style:header-left>
        <text:p text:style-name="_5f_Header_20_G_20_page_20_paire_20__28_G_29_"><text:span text:style-name="MT1">Constructions géométriques : </text:span><text:span text:style-name="MT8">Reproduire</text:span></text:p>
      </style:header-left>
      <style:footer>
        <text:p text:style-name="MP1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78" draw:name="Shape4_22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ONSTRUCTIONS Géométriques : </text:span><text:span text:style-name="MT7">REPRODUIRE</text:span></text:p></draw:text-box></draw:frame></text:p>
      </style:footer>
      <style:footer-left>
        <text:p text:style-name="MP1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79" draw:name="Shape4_2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ONSTRUCTIONS Géométriques : <text:s/></text:span><text:span text:style-name="MT7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1" draw:style-name="Mdp1">
      <style:header>
        <text:p text:style-name="_5f_Header_20_G_20_page_20_impaire_20__28_D_29_"><text:span text:style-name="MT5">Constructions géométriques : </text:span><text:span text:style-name="MT6">Reproduire</text:span></text:p>
      </style:header>
      <style:header-left>
        <text:p text:style-name="MP7"><text:span text:style-name="MT5">Constructions géométriques : </text:span><text:span text:style-name="MT6">Reproduire</text:span></text:p>
      </style:header-left>
      <style:footer>
        <text:p text:style-name="MP1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80" draw:name="Shape4_2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0" draw:style-name="Mdp1">
      <style:header>
        <text:p text:style-name="_5f_Header_20_G_20_page_20_impaire_20__28_D_29_">Construire</text:p>
      </style:header>
      <style:header-left>
        <text:p text:style-name="_5f_Header_20_G_20_page_20_paire_20__28_G_29_">Construire</text:p>
      </style:header-left>
      <style:footer>
        <text:p text:style-name="MP1"><draw:frame draw:style-name="Mfr1" draw:name="Frame356" text:anchor-type="paragraph" svg:y="-0.06cm" draw:z-index="85"><draw:text-box fo:min-height="0.499cm" fo:min-width="3cm"><draw:frame draw:style-name="Mfr2" draw:name="Frame357" text:anchor-type="frame" svg:x="0.45cm" svg:y="0.079cm" svg:width="0.817cm" draw:z-index="90"><draw:text-box fo:min-height="0.355cm"><text:p text:style-name="MP2"><draw:g text:anchor-type="paragraph" draw:z-index="95" draw:name="Shape4_2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253</text:page-number></text:p></draw:text-box></draw:frame><text:p text:style-name="MP8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1" draw:style-name="Mdp1">
      <style:header>
        <text:p text:style-name="MP9"><draw:line text:anchor-type="paragraph" draw:z-index="98" draw:name="Shape9_1" draw:style-name="Mgr3" draw:text-style-name="MP10" svg:x1="11.559cm" svg:y1="0.36cm" svg:x2="20.5cm" svg:y2="0.36cm"><text:p/></draw:line><draw:frame text:anchor-type="paragraph" draw:z-index="99" draw:name="Shape8_6" draw:style-name="Mgr4" draw:text-style-name="MP11" svg:width="2.703cm" svg:height="0.715cm" draw:transform="rotate (0.0872664625997165) translate (-0.172861111111111cm 0.218722222222222cm)"><draw:text-box><text:p text:style-name="MP10"><text:span text:style-name="MT9">Série 1</text:span></text:p></draw:text-box></draw:frame><draw:path text:anchor-type="paragraph" draw:z-index="100" draw:name="Shape7_1" draw:style-name="Mgr5" draw:text-style-name="MP12" svg:width="4.329cm" svg:height="2.24cm" svg:x="-1.499cm" svg:y="-1cm" svg:viewBox="0 0 4330 2241" svg:d="M0 2241l3984-288c209-15 363-168 345-342l-170-1611h-4159z"><text:p/></draw:path>T<text:span text:style-name="MT10">itre de la série</text:span></text:p>
      </style:header>
      <style:footer>
        <text:p text:style-name="MP1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96" draw:name="Shape10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1">Éléments de géométrie</text:span> • <text:span text:style-name="MT11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0" draw:style-name="Mdp1">
      <style:header>
        <text:p text:style-name="_5f_Header_20_G_20_page_20_impaire_20__28_D_29_">Géométrie plane : Vocabulaire</text:p>
        <text:p text:style-name="MP14">Géométrie de base, partie 1: nommer, mesurer</text:p>
      </style:header>
      <style:header-left>
        <text:p text:style-name="_5f_Header_20_G_20_page_20_impaire_20__28_D_29_">Géométrie plane : Vocabulaire</text:p>
        <text:p text:style-name="MP15">Géométrie de base, partie 1: nommer, mesurer</text:p>
      </style:header-left>
      <style:footer>
        <text:p text:style-name="MP1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101" draw:name="Shape4_20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">G</text:span><text:span text:style-name="MT12">éométrie </text:span><text:span text:style-name="MT13">plane </text:span><text:span text:style-name="MT12">: </text:span><text:span text:style-name="MT13">vocabulaire</text:span></text:h></draw:text-box></draw:frame></text:p>
      </style:footer>
      <style:footer-left>
        <text:p text:style-name="MP1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97" draw:name="Shape4_2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7">G</text:span><text:span text:style-name="MT12">éométrie </text:span><text:span text:style-name="MT14">plane</text:span><text:span text:style-name="MT12"> : </text:span><text:span text:style-name="MT14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1" draw:style-name="Mdp1">
      <style:header>
        <text:p text:style-name="MP5"><text:span text:style-name="MT5">Constructions géométriques : </text:span><text:span text:style-name="MT6">Reproduire</text:span></text:p>
      </style:header>
      <style:header-left>
        <text:p text:style-name="MP5"><text:span text:style-name="MT5">Constructions géométriques : </text:span><text:span text:style-name="MT6">Reproduire</text:span></text:p>
      </style:header-left>
      <style:footer>
        <text:p text:style-name="MP1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103" draw:name="Shape10_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>
      <style:footer-left>
        <text:p text:style-name="MP1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104" draw:name="Shape10_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17"><text:span text:style-name="MT15"><text:s text:c="15"/>A</text:span>ires : Calculer une aire</text:p>
      </style:header>
      <style:footer>
        <text:p text:style-name="MP18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102" draw:name="Shape4_16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105" draw:name="Shape4_159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06" draw:name="Shape4_16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07" draw:name="Shape4_158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9">Aires </text:span>: <text:span text:style-name="MT19">problèmes <text:s text:c="4"/></text:span></text:h>
      </style:footer>
      <style:footer-left>
        <text:p text:style-name="MP24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25"><text:span text:style-name="MT15"><text:s text:c="15"/>A</text:span>ires : Aire et unité</text:p>
      </style:header>
      <style:header-left>
        <text:p text:style-name="MP25"><text:span text:style-name="MT15"><text:s text:c="15"/>A</text:span>ires : Aire et unité</text:p>
      </style:header-left>
      <style:footer>
        <text:p text:style-name="MP18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71" draw:name="Shape4_15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177" draw:name="Shape4_10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74" draw:name="Shape4_155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156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27"><text:span text:style-name="MT20">Conversions d’unités : </text:span><text:span text:style-name="MT21">Problèmes</text:span></text:p>
      </style:header>
      <style:header-left>
        <text:p text:style-name="MP27"><text:span text:style-name="MT20">Conversions d’unités : </text:span><text:span text:style-name="MT21">Problèmes</text:span></text:p>
      </style:header-left>
      <style:footer>
        <text:p text:style-name="MP18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23">problèmes</text:span></text:p></draw:text-box></draw:frame><draw:g text:anchor-type="paragraph" draw:z-index="178" draw:name="Shape4_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8"><text:span text:style-name="MT24">Conversions d’unités : </text:span><text:span text:style-name="MT23">problèmes</text:span></text:p></draw:text-box></draw:frame><draw:g text:anchor-type="paragraph" draw:z-index="176" draw:name="Shape4_142" draw:style-name="Mgr1"><draw:path draw:style-name="Mgr7" draw:text-style-name="MP22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25">Conversions d’unités : </text:span><text:span text:style-name="MT21">Problèmes</text:span></text:p>
      </style:header>
      <style:header-left>
        <text:p text:style-name="_5f_Header_20_N_20_page_20_paire_20__28_G_29_"><text:s/><text:span text:style-name="MT25">Conversions d’unités : </text:span><text:span text:style-name="MT21">Problèmes</text:span></text:p>
      </style:header-left>
      <style:footer>
        <text:p text:style-name="MP1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23">problèmes</text:span></text:p></draw:text-box></draw:frame><draw:g text:anchor-type="paragraph" draw:z-index="180" draw:name="Shape4_14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6">Conversions d’unités </text:span><text:span text:style-name="MT18">: </text:span><text:span text:style-name="MT26">problèmes</text:span></text:p></draw:text-box></draw:frame><draw:g text:anchor-type="paragraph" draw:z-index="181" draw:name="Shape4_63" draw:style-name="Mgr1"><draw:path draw:style-name="Mgr7" draw:text-style-name="MP22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20">Conversions d’unités : </text:span><text:span text:style-name="MT27">Aires</text:span></text:p>
      </style:header>
      <style:header-left>
        <text:p text:style-name="_5f_Header_20_N_20_page_20_paire_20__28_G_29_"><text:span text:style-name="MT20">Conversions d’unités : </text:span><text:span text:style-name="MT27">Aires</text:span></text:p>
      </style:header-left>
      <style:footer>
        <text:p text:style-name="MP18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2">Conversions d’unités : </text:span><text:span text:style-name="MT28">Aires</text:span></text:h></draw:text-box></draw:frame><draw:g text:anchor-type="paragraph" draw:z-index="179" draw:name="Shape4_14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25">Conversions d’unités : </text:span><text:span text:style-name="MT27">Aires</text:span></text:p>
      </style:header>
      <style:header-left>
        <text:p text:style-name="Header"><text:s/><text:span text:style-name="MT25">Conversions d’unités : </text:span><text:span text:style-name="MT27">Aires</text:span></text:p>
      </style:header-left>
      <style:footer>
        <text:p text:style-name="MP1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28">aires</text:span></text:p></draw:text-box></draw:frame><draw:g text:anchor-type="paragraph" draw:z-index="186" draw:name="Shape4_5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82" draw:name="Shape4_153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20">Conversions d’unités : </text:span><text:span text:style-name="MT29">Vitesse</text:span></text:p>
      </style:header>
      <style:header-left>
        <text:p text:style-name="_5f_Header_20_N_20_page_20_impaire_20__28_D_29_"><text:span text:style-name="MT20">Conversions d’unités : </text:span><text:span text:style-name="MT29">Vitesse</text:span></text:p>
      </style:header-left>
      <style:footer>
        <text:p text:style-name="MP18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30">vitesse</text:span><text:span text:style-name="MT18"> </text:span></text:p></draw:text-box></draw:frame><draw:g text:anchor-type="paragraph" draw:z-index="184" draw:name="Shape4_14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85" draw:name="Shape4_4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4">Conversions d’unités : </text:span><text:span text:style-name="MT3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25">Conversions d’unités : </text:span><text:span text:style-name="MT31">Temps et durées</text:span></text:p>
      </style:header>
      <style:header-left>
        <text:p text:style-name="_5f_Header_20_N_20_page_20_impaire_20__28_D_29_"><text:s/><text:span text:style-name="MT25">Conversions d’unités : </text:span><text:span text:style-name="MT31">Temps et durées</text:span></text:p>
      </style:header-left>
      <style:footer>
        <text:p text:style-name="MP1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32">Temps et </text:span><text:span text:style-name="MT33">Durée</text:span><text:span text:style-name="MT18"> </text:span></text:p></draw:text-box></draw:frame><draw:g text:anchor-type="paragraph" draw:z-index="191" draw:name="Shape4_13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87" draw:name="Shape4_143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44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20">Conversions d’unités : </text:span><text:span text:style-name="MT34">Temps et d</text:span><text:span text:style-name="MT35">urées</text:span></text:p>
      </style:header>
      <style:header-left>
        <text:p text:style-name="_5f_Header_20_N_20_page_20_impaire_20__28_D_29_"><text:span text:style-name="MT20">Conversions d’unités : </text:span><text:span text:style-name="MT34">Temps et d</text:span><text:span text:style-name="MT35">urées</text:span></text:p>
      </style:header-left>
      <style:footer>
        <text:p text:style-name="MP18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36">temps et </text:span><text:span text:style-name="MT37">durées</text:span><text:span text:style-name="MT18"> </text:span></text:p></draw:text-box></draw:frame><draw:g text:anchor-type="paragraph" draw:z-index="189" draw:name="Shape4_132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90" draw:name="Shape4_141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4">Conversions d’unités : </text:span><text:span text:style-name="MT36">temps et </text:span><text:span text:style-name="MT3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25">Conversions d’unités : </text:span><text:span text:style-name="MT34">Temps et d</text:span><text:span text:style-name="MT35">urées</text:span></text:p>
      </style:header>
      <style:header-left>
        <text:p text:style-name="Header"><text:s/><text:span text:style-name="MT25">Conversions d’unités : </text:span><text:span text:style-name="MT34">Temps et d</text:span><text:span text:style-name="MT35">urées</text:span></text:p>
      </style:header-left>
      <style:footer>
        <text:p text:style-name="MP1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36">temps et </text:span><text:span text:style-name="MT37">durées</text:span><text:span text:style-name="MT18"> </text:span></text:p></draw:text-box></draw:frame><draw:g text:anchor-type="paragraph" draw:z-index="194" draw:name="Shape4_131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95" draw:name="Shape4_138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39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20">Conversions d’unités : </text:span><text:span text:style-name="MT38">Capacités</text:span></text:p>
      </style:header>
      <style:header-left>
        <text:p text:style-name="_5f_Header_20_N_20_page_20_impaire_20__28_D_29_"><text:span text:style-name="MT20">Conversions d’unités : </text:span><text:span text:style-name="MT38">Capacités</text:span></text:p>
      </style:header-left>
      <style:footer>
        <text:p text:style-name="MP18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39">Capacités</text:span><text:span text:style-name="MT18"> </text:span></text:p></draw:text-box></draw:frame><draw:g text:anchor-type="paragraph" draw:z-index="193" draw:name="Shape4_14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25">Conversions d’unités : </text:span><text:span text:style-name="MT38">Capacités</text:span></text:p>
      </style:header>
      <style:header-left>
        <text:p text:style-name="Header"><text:s/><text:span text:style-name="MT25">Conversions d’unités : </text:span><text:span text:style-name="MT38">Capacités</text:span></text:p>
      </style:header-left>
      <style:footer>
        <text:p text:style-name="MP1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40">capacités</text:span><text:span text:style-name="MT18"> </text:span></text:p></draw:text-box></draw:frame><draw:g text:anchor-type="paragraph" draw:z-index="196" draw:name="Shape4_13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97" draw:name="Shape4_134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35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41"><text:s/></text:span><text:span text:style-name="MT25">Conversions d’unités : </text:span><text:span text:style-name="MT41">masses</text:span></text:p>
      </style:header>
      <style:header-left>
        <text:p text:style-name="_5f_Header_20_N_20_page_20_impaire_20__28_D_29_"><text:span text:style-name="MT41"><text:s/></text:span><text:span text:style-name="MT25">Conversions d’unités : </text:span><text:span text:style-name="MT41">masses</text:span></text:p>
      </style:header-left>
      <style:footer>
        <text:p text:style-name="MP29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42">Masses</text:span><text:span text:style-name="MT18"> </text:span></text:p></draw:text-box></draw:frame><draw:g text:anchor-type="paragraph" draw:z-index="199" draw:name="Shape4_12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draw:g text:anchor-type="paragraph" draw:z-index="200" draw:name="Shape4_12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8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201" draw:name="Shape4_3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4">Conversions d’unités : </text:span><text:span text:style-name="MT4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25">Conversions d’unités : </text:span><text:span text:style-name="MT41">masses</text:span></text:p>
      </style:header>
      <style:header-left>
        <text:p text:style-name="_5f_Header_20_N_20_page_20_impaire_20__28_D_29_"><text:s/><text:span text:style-name="MT25">Conversions d’unités : </text:span><text:span text:style-name="MT41">masses</text:span></text:p>
      </style:header-left>
      <style:footer>
        <text:p text:style-name="MP1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44">masses</text:span><text:span text:style-name="MT18"> </text:span></text:p></draw:text-box></draw:frame><draw:g text:anchor-type="paragraph" draw:z-index="202" draw:name="Shape4_123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03" draw:name="Shape4_129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3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0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211" draw:name="Shape4_10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45">Périmètre : </text:span><text:span text:style-name="MT46">Problèmes</text:span></text:p></draw:text-box></draw:frame></text:p>
      </style:footer>
      <style:footer-left>
        <text:p text:style-name="MP30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1"><text:span text:style-name="MT45">Périmètre : </text:span><text:span text:style-name="MT46">Problèmes</text:span></text:p></draw:text-box></draw:frame><draw:g text:anchor-type="paragraph" draw:z-index="212" draw:name="Shape4_12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17" draw:name="Shape4_10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15" draw:name="Shape4_120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14" draw:name="Shape4_121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219" draw:name="Shape3_16" draw:style-name="Mgr9" draw:text-style-name="MP10" svg:x1="12.726cm" svg:y1="0.399cm" svg:x2="20.496cm" svg:y2="0.36cm"><text:p/></draw:line><text:span text:style-name="MT47">Périmètre</text:span> : <text:span text:style-name="MT48">Périmètres et unités</text:span></text:p>
      </style:header>
      <style:header-left>
        <text:p text:style-name="MP32"><draw:line text:anchor-type="paragraph" draw:z-index="220" draw:name="Shape3_17" draw:style-name="Mgr9" draw:text-style-name="MP10" svg:x1="16.083cm" svg:y1="0.383cm" svg:x2="20.496cm" svg:y2="0.36cm"><text:p/></draw:line><text:span text:style-name="MT47">Périmètre</text:span> : <text:span text:style-name="MT48">Périmètres et unités</text:span></text:p>
      </style:header-left>
      <style:footer>
        <text:p text:style-name="MP18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16" draw:name="Shape4_10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5">Périmètre <text:s/>: </text:span><text:span text:style-name="MT4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23" draw:name="Shape4_12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21" draw:name="Shape4_263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26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227" draw:name="Shape3_11" draw:style-name="Mgr9" draw:text-style-name="MP10" svg:x1="12.45cm" svg:y1="0.362cm" svg:x2="20.497cm" svg:y2="0.36cm"><text:p/></draw:line><text:span text:style-name="MT47">Périmètre</text:span> : <text:span text:style-name="MT50">Mesurer, reporter</text:span></text:p>
      </style:header>
      <style:header-left>
        <text:p text:style-name="_5f_Header_20_M_20_page_20_impaire_20__28_D_29_"><draw:line text:anchor-type="paragraph" draw:z-index="228" draw:name="Shape3_20" draw:style-name="Mgr9" draw:text-style-name="MP10" svg:x1="12.45cm" svg:y1="0.362cm" svg:x2="20.497cm" svg:y2="0.36cm"><text:p/></draw:line><text:span text:style-name="MT47">Périmètre</text:span> : <text:span text:style-name="MT50">Mesurer, reporter</text:span></text:p>
      </style:header-left>
      <style:footer>
        <text:p text:style-name="MP18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22" draw:name="Shape4_11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45">Périmètre : </text:span><text:span text:style-name="MT5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24" draw:name="Shape4_1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25" draw:name="Shape4_114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11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47">Périmètre</text:span> : <text:span text:style-name="MT47">Calculs sur une figure</text:span></text:p>
      </style:header>
      <style:header-left>
        <text:p text:style-name="_5f_Header_20_M_20_page_20_paire_20__28_G_29_"><text:span text:style-name="MT47">Périmètre</text:span> : <text:span text:style-name="MT47">Calculs sur une figure</text:span></text:p>
      </style:header-left>
      <style:footer>
        <text:p text:style-name="MP18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29" draw:name="Shape4_9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30" draw:name="Shape4_9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31" draw:name="Shape4_96" draw:style-name="Mgr1"><draw:path draw:style-name="Mgr6" draw:text-style-name="MP19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35" draw:name="Shape4_93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32" draw:name="Shape4_10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10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52">Proportionnalité et pourcentage</text:span><text:span text:style-name="MT53"> </text:span>: <text:span text:style-name="MT54">Pourcentages</text:span> </text:p>
      </style:header>
      <style:header-left>
        <text:p text:style-name="_5f_Header_20_D_20_page_20_impaire_20__28_D_29_"><text:span text:style-name="MT52">Proportionnalité et pourcentage</text:span><text:span text:style-name="MT53"> </text:span>: <text:span text:style-name="MT54">Pourcentages</text:span> </text:p>
      </style:header-left>
      <style:footer>
        <text:p text:style-name="MP18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37" draw:name="Shape4_98" draw:style-name="Mgr1"><draw:path draw:style-name="Mgr8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5">Proportionnalité et pourcentage : </text:span><text:span text:style-name="MT56">pourcentages</text:span></text:p></draw:text-box></draw:frame></text:p>
      </style:footer>
      <style:footer-left>
        <text:p text:style-name="MP1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57">Proportionnalité et pourcentages : </text:span><text:span text:style-name="MT56">pourcentages</text:span></text:p></draw:text-box></draw:frame><draw:g text:anchor-type="paragraph" draw:z-index="234" draw:name="Shape4_112" draw:style-name="Mgr1"><draw:path draw:style-name="Mgr8" draw:text-style-name="MP23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52">Proportionnalité et pourcentages</text:span><text:span text:style-name="MT53"> </text:span>: <text:span text:style-name="MT52">proportionnalité</text:span> </text:p>
        <text:p text:style-name="MP35"/>
      </style:header>
      <style:header-left>
        <text:p text:style-name="Header"><text:span text:style-name="MT52">Proportionnalité et pourcentages</text:span><text:span text:style-name="MT53"> </text:span>: <text:span text:style-name="MT52">proportionnalité</text:span> </text:p>
        <text:p text:style-name="MP35"/>
      </style:header-left>
      <style:footer>
        <text:p text:style-name="MP1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Proportionnalité et pourcentages : proportionalité</text:p></draw:text-box></draw:frame><draw:g text:anchor-type="paragraph" draw:z-index="239" draw:name="Shape4_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: </text:p></draw:text-box></draw:frame><draw:g text:anchor-type="paragraph" draw:z-index="236" draw:name="Shape4_9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58">Utiliser des données</text:span> : <text:span text:style-name="MT58">Organiser</text:span> </text:p>
      </style:header>
      <style:header-left>
        <text:p text:style-name="MP38"><text:span text:style-name="MT58">Utiliser des données</text:span> : <text:span text:style-name="MT58">Organiser</text:span> </text:p>
      </style:header-left>
      <style:footer>
        <text:p text:style-name="MP18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47" draw:name="Shape4_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>
      <style:footer-left>
        <text:p text:style-name="MP1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48" draw:name="Shape4_7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53">Utilis</text:span><text:span text:style-name="MT60">er des</text:span><text:span text:style-name="MT53"> données </text:span>: <text:span text:style-name="MT61">Organiser</text:span> </text:p>
      </style:header>
      <style:header-left>
        <text:p text:style-name="_5f_Header_20_D_20_page_20_paire_20__28_G_29_"><text:s/><text:span text:style-name="MT53">Utilis</text:span><text:span text:style-name="MT60">er des</text:span><text:span text:style-name="MT53"> données </text:span>: <text:span text:style-name="MT61">Organiser</text:span> </text:p>
      </style:header-left>
      <style:footer>
        <text:p text:style-name="MP1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62">Utilis</text:span><text:span text:style-name="MT63">er</text:span><text:span text:style-name="MT62"> de</text:span><text:span text:style-name="MT63">s</text:span><text:span text:style-name="MT62"> données</text:span><text:span text:style-name="MT18"> : </text:span><text:span text:style-name="MT64">Organiser</text:span><text:span text:style-name="MT18"> </text:span></text:p></draw:text-box></draw:frame><draw:g text:anchor-type="paragraph" draw:z-index="255" draw:name="Shape4_74" draw:style-name="Mgr1"><draw:path draw:style-name="Mgr8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62">Utilis</text:span><text:span text:style-name="MT63">er</text:span><text:span text:style-name="MT62"> de</text:span><text:span text:style-name="MT63">s</text:span><text:span text:style-name="MT62"> données</text:span><text:span text:style-name="MT18"> : </text:span><text:span text:style-name="MT64">Organiser</text:span><text:span text:style-name="MT18"> </text:span></text:p></draw:text-box></draw:frame><draw:g text:anchor-type="paragraph" draw:z-index="251" draw:name="Shape4_75" draw:style-name="Mgr1"><draw:path draw:style-name="Mgr8" draw:text-style-name="MP40" svg:width="0.855cm" svg:height="1.172cm" svg:x="-0.268cm" svg:y="-0.175cm" svg:viewBox="0 0 856 1173" svg:d="M856 1173h-856v-991c0-100 79-182 175-182h505c97 0 176 82 176 182z"><text:p/></draw:path></draw:g><draw:g text:anchor-type="paragraph" draw:z-index="252" draw:name="Shape4_259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41"><text:span text:style-name="MT65">Repères du plan : Se repérer</text:span> </text:p>
      </style:header>
      <style:header-left>
        <text:p text:style-name="MP41"><text:span text:style-name="MT65">Repères du plan : Se repérer</text:span> </text:p>
      </style:header-left>
      <style:footer>
        <text:p text:style-name="MP18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53" draw:name="Shape4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>
      <style:footer-left>
        <text:p text:style-name="MP1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54" draw:name="Shape4_11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1" draw:style-name="Mdp1">
      <style:header>
        <text:p text:style-name="_5f_Header_20_D_20_page_20_impaire_20__28_D_29_"><text:s/><text:span text:style-name="MT53">Utilis</text:span><text:span text:style-name="MT60">er des</text:span><text:span text:style-name="MT53"> données </text:span>: <text:span text:style-name="MT66">Représenter</text:span> </text:p>
      </style:header>
      <style:header-left>
        <text:p text:style-name="_5f_Header_20_D_20_page_20_paire_20__28_G_29_"><text:span text:style-name="_5f_Caractères"><text:span text:style-name="MT67"><text:s/>Utiliser des données : Représenter </text:span></text:span></text:p>
      </style:header-left>
      <style:footer>
        <text:p text:style-name="MP1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21"><text:span text:style-name="MT62">Utilis</text:span><text:span text:style-name="MT63">er</text:span><text:span text:style-name="MT62"> de</text:span><text:span text:style-name="MT63">s</text:span><text:span text:style-name="MT62"> données</text:span><text:span text:style-name="MT18"> : </text:span><text:span text:style-name="MT69">représenter</text:span><text:span text:style-name="MT18"> </text:span></text:p></draw:text-box></draw:frame><draw:g text:anchor-type="paragraph" draw:z-index="256" draw:name="Shape4_70" draw:style-name="Mgr1"><draw:path draw:style-name="Mgr8" draw:text-style-name="MP23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62">Utilis</text:span><text:span text:style-name="MT63">er</text:span><text:span text:style-name="MT62"> de</text:span><text:span text:style-name="MT63">s</text:span><text:span text:style-name="MT62"> données</text:span><text:span text:style-name="MT18"> : </text:span><text:span text:style-name="MT69">représenter</text:span><text:span text:style-name="MT18"> </text:span></text:p></draw:text-box></draw:frame><draw:g text:anchor-type="paragraph" draw:z-index="257" draw:name="Shape4_91" draw:style-name="Mgr1"><draw:path draw:style-name="Mgr8" draw:text-style-name="MP40" svg:width="0.855cm" svg:height="1.172cm" svg:x="-0.268cm" svg:y="-0.175cm" svg:viewBox="0 0 856 1173" svg:d="M856 1173h-856v-991c0-100 79-182 175-182h505c97 0 176 82 176 182z"><text:p/></draw:path></draw:g><draw:g text:anchor-type="paragraph" draw:z-index="258" draw:name="Shape4_90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61" draw:name="Shape4_82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Résoudre des problèmes</text:p></draw:text-box></draw:frame><draw:g text:anchor-type="paragraph" draw:z-index="262" draw:name="Shape4_97" draw:style-name="Mgr1"><draw:path draw:style-name="Mgr7" draw:text-style-name="MP22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68" draw:name="Shape4_6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64" draw:name="Shape4_89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83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71">Calculer : </text:span><text:span text:style-name="MT72">Distributivité</text:span><text:span text:style-name="MT71"> </text:span></text:p>
      </style:header>
      <style:header-left>
        <text:p text:style-name="_5f_Header_20_N_20_page_20_impaire_20__28_D_29_"><text:span text:style-name="MT71">Calculer : </text:span><text:span text:style-name="MT72">Distributivité</text:span><text:span text:style-name="MT71"> </text:span></text:p>
      </style:header-left>
      <style:footer>
        <text:p text:style-name="MP18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70" draw:name="Shape4_79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3">calculer</text:span><text:span text:style-name="MT74"> : </text:span><text:span text:style-name="MT75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76" draw:name="Shape4_6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73" draw:name="Shape4_80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81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71">Calculer : </text:span><text:span text:style-name="MT76">Critères de divisibilité</text:span><text:span text:style-name="MT71"> </text:span></text:p>
      </style:header>
      <style:header-left>
        <text:p text:style-name="_5f_Header_20_N_20_page_20_impaire_20__28_D_29_"><text:span text:style-name="MT71">Calculer : </text:span><text:span text:style-name="MT76">Critères de divisibilité</text:span><text:span text:style-name="MT71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78" draw:name="Shape4_61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3">calculer</text:span><text:span text:style-name="MT74"> : </text:span><text:span text:style-name="MT77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3">calculer</text:span><text:span text:style-name="MT74"> : </text:span><text:span text:style-name="MT77">critères de divisibilité</text:span></text:p></draw:text-box></draw:frame><draw:g text:anchor-type="paragraph" draw:z-index="275" draw:name="Shape4_65" draw:style-name="Mgr1"><draw:path draw:style-name="Mgr7" draw:text-style-name="MP22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46"><text:span text:style-name="MT78">G</text:span>éométrie plane : Parallèles, perpendiculaires,<text:line-break/> distances</text:p>
      </style:header>
      <style:header-left>
        <text:p text:style-name="MP47"><text:s/><text:span text:style-name="MT78">Géométrie plane</text:span> : <text:span text:style-name="MT79">P</text:span><text:span text:style-name="MT80">arallèles, perpendiculaires,<text:line-break/> </text:span><text:span text:style-name="MT81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2">Géométrie plane : </text:span><text:span text:style-name="MT83">parallèles, perpendiculaires, </text:span><text:span text:style-name="MT84">distances</text:span></text:h></draw:text-box></draw:frame><draw:g text:anchor-type="paragraph" draw:z-index="281" draw:name="Shape4_59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48" text:outline-level="1"><text:span text:style-name="MT85">G</text:span>éométrie plane : Parallèles, perpendiculaires, distances</text:h></draw:text-box></draw:frame><draw:g text:anchor-type="paragraph" draw:z-index="277" draw:name="Shape4_62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71">Calculer : </text:span><text:span text:style-name="MT86">Diviser</text:span><text:span text:style-name="MT71"> </text:span></text:p>
      </style:header>
      <style:header-left>
        <text:p text:style-name="_5f_Header_20_N_20_page_20_impaire_20__28_D_29_"><text:span text:style-name="MT71">Calculer : </text:span><text:span text:style-name="MT86">Diviser</text:span><text:span text:style-name="MT71"> </text:span></text:p>
      </style:header-left>
      <style:footer>
        <text:p text:style-name="MP18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draw:g text:anchor-type="paragraph" draw:z-index="279" draw:name="Shape4_51" draw:style-name="Mgr1"><draw:path draw:style-name="Mgr7" draw:text-style-name="MP22" svg:width="0.855cm" svg:height="1.172cm" svg:x="7.545cm" svg:y="-0.194cm" svg:viewBox="0 0 856 1173" svg:d="M856 1173h-856v-991c0-100 79-182 175-182h505c97 0 176 82 176 182z"><text:p/></draw:path></draw:g><text:span text:style-name="MT73">calculer</text:span><text:span text:style-name="MT74"> : </text:span><text:span text:style-name="MT87">diviser</text:span></text:p></draw:text-box></draw:frame></text:p>
      </style:footer>
      <style:footer-left>
        <text:p text:style-name="MP18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3">calculer</text:span><text:span text:style-name="MT74"> : </text:span><text:span text:style-name="MT87">diviser</text:span></text:p></draw:text-box></draw:frame><draw:g text:anchor-type="paragraph" draw:z-index="280" draw:name="Shape4_60" draw:style-name="Mgr1"><draw:path draw:style-name="Mgr7" draw:text-style-name="MP22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86" draw:name="Shape4_5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82" draw:name="Shape4_57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83" draw:name="Shape4_58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49">Calculer : <text:span text:style-name="MT88">Multiplier</text:span> </text:p>
      </style:header>
      <style:header-left>
        <text:p text:style-name="MP49">Calculer : <text:span text:style-name="MT88">Multiplier</text:span> </text:p>
      </style:header-left>
      <style:footer>
        <text:p text:style-name="MP18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draw:g text:anchor-type="paragraph" draw:z-index="284" draw:name="Shape4_55" draw:style-name="Mgr1"><draw:path draw:style-name="Mgr7" draw:text-style-name="MP22" svg:width="0.855cm" svg:height="1.172cm" svg:x="7.535cm" svg:y="-0.178cm" svg:viewBox="0 0 856 1173" svg:d="M856 1173h-856v-991c0-100 79-182 175-182h505c97 0 176 82 176 182z"><text:p/></draw:path></draw:g><text:span text:style-name="MT73">calculer</text:span><text:span text:style-name="MT74"> : </text:span><text:span text:style-name="MT89">Multiplier</text:span></text:p></draw:text-box></draw:frame></text:p>
      </style:footer>
      <style:footer-left>
        <text:p text:style-name="MP18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3">calculer</text:span><text:span text:style-name="MT74"> : </text:span><text:span text:style-name="MT89">Multiplier</text:span></text:p></draw:text-box></draw:frame><draw:g text:anchor-type="paragraph" draw:z-index="285" draw:name="Shape4_262" draw:style-name="Mgr1"><draw:path draw:style-name="Mgr7" draw:text-style-name="MP22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90" draw:name="Shape4_5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87" draw:name="Shape4_52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53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8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text:span text:style-name="MT73">calculer</text:span><text:span text:style-name="MT74"> : </text:span><text:span text:style-name="MT73">additionner et soustraire</text:span></text:p></draw:text-box></draw:frame><draw:g text:anchor-type="paragraph" draw:z-index="292" draw:name="Shape4_47" draw:style-name="Mgr1"><draw:path draw:style-name="Mgr7" draw:text-style-name="MP22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text:span text:style-name="MT73">calculer</text:span><text:span text:style-name="MT74"> : </text:span><text:span text:style-name="MT73">additionner et soustraire</text:span></text:p></draw:text-box></draw:frame><draw:g text:anchor-type="paragraph" draw:z-index="289" draw:name="Shape4_261" draw:style-name="Mgr1"><draw:path draw:style-name="Mgr7" draw:text-style-name="MP22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16">Calculer</text:span> : <text:span text:style-name="MT16">Additionner et soustraire</text:span></text:p>
      </style:header>
      <style:header-left>
        <text:p text:style-name="_5f_Header_20_N_20_page_20_paire_20__28_G_29_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91" draw:name="Shape4_4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93" draw:name="Shape4_48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51"><draw:path text:anchor-type="paragraph" draw:z-index="296" draw:name="Shape1_6" draw:style-name="Mgr10" draw:text-style-name="MP52" svg:width="4.329cm" svg:height="2.238cm" svg:x="-1.5cm" svg:y="-1.001cm" svg:viewBox="0 0 4330 2239" svg:d="M0 2239l3984-288c209-15 363-167 345-342l-170-1609h-4159z"><text:p/></draw:path><draw:line text:anchor-type="paragraph" draw:z-index="297" draw:name="Shape3_10" draw:style-name="Mgr11" draw:text-style-name="MP10" svg:x1="10.308cm" svg:y1="0.388cm" svg:x2="20.496cm" svg:y2="0.36cm"><text:p/></draw:line><text:span text:style-name="MT90">Fractions</text:span><text:span text:style-name="MT91"> : </text:span><text:span text:style-name="MT92">Problèmes</text:span><text:span text:style-name="MT91"> </text:span></text:p>
      </style:header>
      <style:header-left>
        <text:p text:style-name="MP51"><draw:line text:anchor-type="paragraph" draw:z-index="298" draw:name="Shape3_27" draw:style-name="Mgr11" draw:text-style-name="MP10" svg:x1="10.308cm" svg:y1="0.388cm" svg:x2="20.496cm" svg:y2="0.36cm"><text:p/></draw:line><draw:path text:anchor-type="paragraph" draw:z-index="299" draw:name="Shape1_10" draw:style-name="Mgr10" draw:text-style-name="MP52" svg:width="4.329cm" svg:height="2.238cm" svg:x="-1.5cm" svg:y="-1.001cm" svg:viewBox="0 0 4330 2239" svg:d="M0 2239l3984-288c209-15 363-167 345-342l-170-1609h-4159z"><text:p/></draw:path><text:span text:style-name="MT90">Fractions</text:span><text:span text:style-name="MT91"> : </text:span><text:span text:style-name="MT92">Problèmes</text:span><text:span text:style-name="MT91"> </text:span></text:p>
      </style:header-left>
      <style:footer>
        <text:p text:style-name="MP18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94" draw:name="Shape4_43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93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00" draw:name="Shape4_41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04" draw:name="Shape4_4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44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54"><draw:line text:anchor-type="paragraph" draw:z-index="309" draw:name="Shape3_9" draw:style-name="Mgr11" draw:text-style-name="MP10" svg:x1="10.37cm" svg:y1="0.365cm" svg:x2="20.496cm" svg:y2="0.36cm"><text:p/></draw:line><draw:path text:anchor-type="paragraph" draw:z-index="310" draw:name="Shape1_4" draw:style-name="Mgr10" draw:text-style-name="MP52" svg:width="4.329cm" svg:height="2.238cm" svg:x="-1.5cm" svg:y="-7.4cm" svg:viewBox="0 0 4330 2239" svg:d="M0 2239l3984-288c209-15 363-167 345-342l-170-1609h-4159z"><text:p/></draw:path><text:span text:style-name="MT94">Fractions</text:span> : <text:span text:style-name="MT94">Opérations</text:span> </text:p>
      </style:header>
      <style:header-left>
        <text:p text:style-name="MP54"><draw:path text:anchor-type="paragraph" draw:z-index="305" draw:name="Shape1_8" draw:style-name="Mgr10" draw:text-style-name="MP52" svg:width="4.329cm" svg:height="2.238cm" svg:x="-1.5cm" svg:y="-7.4cm" svg:viewBox="0 0 4330 2239" svg:d="M0 2239l3984-288c209-15 363-167 345-342l-170-1609h-4159z"><text:p/></draw:path><draw:line text:anchor-type="paragraph" draw:z-index="306" draw:name="Shape3_26" draw:style-name="Mgr11" draw:text-style-name="MP10" svg:x1="10.37cm" svg:y1="0.365cm" svg:x2="20.496cm" svg:y2="0.36cm"><text:p/></draw:line><text:span text:style-name="MT94">Fractions</text:span> : <text:span text:style-name="MT94">Opérations</text:span> </text:p>
      </style:header-left>
      <style:footer>
        <text:p text:style-name="MP18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307" draw:name="Shape4_38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3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13" draw:name="Shape4_3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11" draw:name="Shape4_39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4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56"><draw:line text:anchor-type="paragraph" draw:z-index="315" draw:name="Shape3_8" draw:style-name="Mgr11" draw:text-style-name="MP10" svg:x1="17.736cm" svg:y1="0.376cm" svg:x2="20.496cm" svg:y2="0.36cm"><text:p/></draw:line><text:span text:style-name="MT95">Fractions</text:span> : <text:span text:style-name="MT95">Fractions, décimaux et comparaison</text:span></text:p>
      </style:header>
      <style:header-left>
        <text:p text:style-name="MP56"><draw:line text:anchor-type="paragraph" draw:z-index="316" draw:name="Shape3_25" draw:style-name="Mgr11" draw:text-style-name="MP10" svg:x1="17.736cm" svg:y1="0.376cm" svg:x2="20.496cm" svg:y2="0.36cm"><text:p/></draw:line><text:span text:style-name="MT95">Fractions</text:span> : <text:span text:style-name="MT95">Fractions, décimaux et comparaison</text:span></text:p>
      </style:header-left>
      <style:footer>
        <text:p text:style-name="MP18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312" draw:name="Shape4_34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3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19" draw:name="Shape4_33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17" draw:name="Shape4_35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36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58"><draw:line text:anchor-type="paragraph" draw:z-index="322" draw:name="Shape3_24" draw:style-name="Mgr11" draw:text-style-name="MP10" svg:x1="11.52cm" svg:y1="0.376cm" svg:x2="20.496cm" svg:y2="0.36cm"><text:p/></draw:line><text:span text:style-name="MT96">Fractions</text:span> : <text:span text:style-name="MT96">Droite graduée</text:span></text:p>
      </style:header>
      <style:header-left>
        <text:p text:style-name="MP58"><draw:line text:anchor-type="paragraph" draw:z-index="323" draw:name="Shape3_28" draw:style-name="Mgr11" draw:text-style-name="MP10" svg:x1="11.52cm" svg:y1="0.376cm" svg:x2="20.496cm" svg:y2="0.36cm"><text:p/></draw:line><text:span text:style-name="MT96">Fractions</text:span> : <text:span text:style-name="MT96">Droite graduée</text:span></text:p>
      </style:header-left>
      <style:footer>
        <text:p text:style-name="MP18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318" draw:name="Shape4_30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3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20" draw:name="Shape4_29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24" draw:name="Shape4_3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3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60"><draw:line text:anchor-type="paragraph" draw:z-index="328" draw:name="Shape3_14" draw:style-name="Mgr11" draw:text-style-name="MP10" svg:x1="12.876cm" svg:y1="0.392cm" svg:x2="20.496cm" svg:y2="0.36cm"><text:p/></draw:line><draw:path text:anchor-type="paragraph" draw:z-index="329" draw:name="Shape1_3" draw:style-name="Mgr10" draw:text-style-name="MP52" svg:width="4.329cm" svg:height="2.238cm" svg:x="-1.8cm" svg:y="-8.982cm" svg:viewBox="0 0 4330 2239" svg:d="M0 2239l3984-288c209-15 363-167 345-342l-170-1609h-4159z"><text:p/></draw:path><text:span text:style-name="MT97">Fractions</text:span> : <text:span text:style-name="MT97">Vocabulaire et sens</text:span></text:p>
      </style:header>
      <style:header-left>
        <text:p text:style-name="MP60"><draw:line text:anchor-type="paragraph" draw:z-index="325" draw:name="Shape3_23" draw:style-name="Mgr11" draw:text-style-name="MP10" svg:x1="12.876cm" svg:y1="0.392cm" svg:x2="20.496cm" svg:y2="0.36cm"><text:p/></draw:line><draw:path text:anchor-type="paragraph" draw:z-index="326" draw:name="Shape1_7" draw:style-name="Mgr10" draw:text-style-name="MP52" svg:width="4.329cm" svg:height="2.238cm" svg:x="-1.8cm" svg:y="-8.982cm" svg:viewBox="0 0 4330 2239" svg:d="M0 2239l3984-288c209-15 363-167 345-342l-170-1609h-4159z"><text:p/></draw:path><text:span text:style-name="MT97">Fractions</text:span> : <text:span text:style-name="MT97">Vocabulaire et sens</text:span></text:p>
      </style:header-left>
      <style:footer>
        <text:p text:style-name="MP18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327" draw:name="Shape4_26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3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34" draw:name="Shape4_2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30" draw:name="Shape4_28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62"><draw:path text:anchor-type="paragraph" draw:z-index="336" draw:name="Shape1_1" draw:style-name="Mgr10" draw:text-style-name="MP52" svg:width="4.329cm" svg:height="2.238cm" svg:x="-1.8cm" svg:y="-8.982cm" svg:viewBox="0 0 4330 2239" svg:d="M0 2239l3984-288c209-15 363-167 345-342l-170-1609h-4159z"><text:p/></draw:path><draw:line text:anchor-type="paragraph" draw:z-index="337" draw:name="Shape3_13" draw:style-name="Mgr11" draw:text-style-name="MP10" svg:x1="15.337cm" svg:y1="0.36cm" svg:x2="20.496cm" svg:y2="0.36cm"><text:p/></draw:line><text:span text:style-name="MT98">Fractions</text:span> : <text:span text:style-name="MT98">Représentation géométrique</text:span></text:p>
      </style:header>
      <style:header-left>
        <text:p text:style-name="MP62"><draw:line text:anchor-type="paragraph" draw:z-index="332" draw:name="Shape3_21" draw:style-name="Mgr11" draw:text-style-name="MP10" svg:x1="15.337cm" svg:y1="0.36cm" svg:x2="20.496cm" svg:y2="0.36cm"><text:p/></draw:line><draw:path text:anchor-type="paragraph" draw:z-index="333" draw:name="Shape1_13" draw:style-name="Mgr10" draw:text-style-name="MP52" svg:width="4.329cm" svg:height="2.238cm" svg:x="-1.8cm" svg:y="-8.982cm" svg:viewBox="0 0 4330 2239" svg:d="M0 2239l3984-288c209-15 363-167 345-342l-170-1609h-4159z"><text:p/></draw:path><text:span text:style-name="MT98">Fractions</text:span> : <text:span text:style-name="MT98">Représentation géométrique</text:span></text:p>
      </style:header-left>
      <style:footer>
        <text:p text:style-name="MP18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3"><text:span text:style-name="MT93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40" draw:name="Shape4_2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38" draw:name="Shape4_2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86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64"><draw:line text:anchor-type="paragraph" draw:z-index="344" draw:name="Shape3_5" draw:style-name="Mgr11" draw:text-style-name="MP10" svg:x1="18.701cm" svg:y1="0.36cm" svg:x2="20.497cm" svg:y2="0.36cm"><text:p/></draw:line><text:span text:style-name="MT99">Nombres entiers et décimaux</text:span> : <text:span text:style-name="MT99">Comparer, encadrer</text:span></text:p>
      </style:header>
      <style:header-left>
        <text:p text:style-name="MP64"><draw:line text:anchor-type="paragraph" draw:z-index="345" draw:name="Shape3_6" draw:style-name="Mgr11" draw:text-style-name="MP10" svg:x1="18.701cm" svg:y1="0.36cm" svg:x2="20.497cm" svg:y2="0.36cm"><text:p/></draw:line><text:span text:style-name="MT99">Nombres entiers et décimaux</text:span> : <text:span text:style-name="MT99">Comparer, encadrer</text:span></text:p>
      </style:header-left>
      <style:footer>
        <text:p text:style-name="MP18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39" draw:name="Shape4_19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3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42" draw:name="Shape4_1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41" draw:name="Shape4_2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43" draw:name="Shape4_2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66"><draw:line text:anchor-type="paragraph" draw:z-index="349" draw:name="Shape3_2" draw:style-name="Mgr11" draw:text-style-name="MP10" svg:x1="16.083cm" svg:y1="0.383cm" svg:x2="20.496cm" svg:y2="0.36cm"><text:p/></draw:line>Nombres entiers et décimaux : Numération</text:p>
      </style:header>
      <style:header-left>
        <text:p text:style-name="MP66"><draw:line text:anchor-type="paragraph" draw:z-index="350" draw:name="Shape3_3" draw:style-name="Mgr12" draw:text-style-name="MP10" svg:x1="16.085cm" svg:y1="1.458cm" svg:x2="20.498cm" svg:y2="1.435cm"><text:p/></draw:line>Nombres entiers et décimaux : Numération</text:p>
      </style:header-left>
      <style:footer>
        <text:p text:style-name="MP18"><draw:g text:anchor-type="paragraph" draw:z-index="346" draw:name="Shape4_42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93">N</text:span>ombres entiers et décimaux : numération</text:p></draw:text-box></draw:frame></text:p>
      </style:footer>
      <style:footer-left>
        <text:p text:style-name="MP18"><draw:g text:anchor-type="paragraph" draw:z-index="347" draw:name="Shape4_8" draw:style-name="Mgr1"><draw:path draw:style-name="Mgr7" draw:text-style-name="MP22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93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53" draw:name="Shape4_78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51" draw:name="Shape4_11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48" draw:name="Shape4_92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68"><draw:line text:anchor-type="paragraph" draw:z-index="357" draw:name="Shape3_15" draw:style-name="Mgr11" draw:text-style-name="MP10" svg:x1="17.597cm" svg:y1="0.383cm" svg:x2="19.595cm" svg:y2="0.383cm"><text:p/></draw:line><text:span text:style-name="MT91">Nombres entiers et décimaux : </text:span><text:span text:style-name="Character_5f_20_5f_style"><text:span text:style-name="MT100">×</text:span></text:span><text:span text:style-name="MT101"> 10, 100, 1000</text:span></text:p>
      </style:header>
      <style:header-left>
        <text:p text:style-name="MP68"><draw:line text:anchor-type="paragraph" draw:z-index="358" draw:name="Shape3_19" draw:style-name="Mgr11" draw:text-style-name="MP10" svg:x1="17.597cm" svg:y1="0.383cm" svg:x2="19.595cm" svg:y2="0.383cm"><text:p/></draw:line><text:span text:style-name="MT91">Nombres entiers et décimaux : </text:span><text:span text:style-name="Character_5f_20_5f_style"><text:span text:style-name="MT100">×</text:span></text:span><text:span text:style-name="MT101"> 10, 100, 1000</text:span></text:p>
      </style:header-left>
      <style:footer>
        <text:p text:style-name="MP18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52" draw:name="Shape4_15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3">N</text:span><text:span text:style-name="MT102">ombres entiers et décimaux : </text:span><text:span text:style-name="Character_5f_20_5f_style"><text:span text:style-name="MT100">×</text:span></text:span><text:span text:style-name="MT103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54" draw:name="Shape4_1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55" draw:name="Shape4_106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56" draw:name="Shape4_17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60" draw:name="Shape4_1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59" draw:name="Shape4_1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61" draw:name="Shape4_116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68"><draw:line text:anchor-type="paragraph" draw:z-index="365" draw:name="Shape3_22" draw:style-name="Mgr13" draw:text-style-name="MP10" svg:x1="16.575cm" svg:y1="0cm" svg:x2="19.073cm" svg:y2="0cm"><text:p/></draw:line><text:span text:style-name="MT91">Nombres entiers et décimaux : </text:span><text:span text:style-name="MT104">La droite graduée</text:span></text:p>
      </style:header>
      <style:header-left>
        <text:p text:style-name="MP68"><draw:line text:anchor-type="paragraph" draw:z-index="362" draw:name="Shape3_37" draw:style-name="Mgr11" draw:text-style-name="MP10" svg:x1="17.999cm" svg:y1="0.36cm" svg:x2="20.497cm" svg:y2="0.36cm"><text:p/></draw:line><text:span text:style-name="MT91">Nombres entiers et décimaux : </text:span><text:span text:style-name="MT104">La droite graduée</text:span></text:p>
      </style:header-left>
      <style:footer>
        <text:p text:style-name="MP18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63" draw:name="Shape4_9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3">N</text:span><text:span text:style-name="MT102">ombres entiers et décimaux : </text:span><text:span text:style-name="MT105">la droite graduée</text:span></text:p></draw:text-box></draw:frame></text:p>
      </style:footer>
      <style:footer-left>
        <text:p text:style-name="MP18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64" draw:name="Shape4_13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73">N</text:span><text:span text:style-name="MT102">ombres entiers et décimaux : </text:span><text:span text:style-name="MT105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63" draw:name="Shape4_6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59" draw:name="Shape4_76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77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71">Calculer : </text:span><text:span text:style-name="MT106">Priorités opératoires</text:span><text:span text:style-name="MT71"> </text:span></text:p>
      </style:header>
      <style:header-left>
        <text:p text:style-name="_5f_Header_20_N_20_page_20_impaire_20__28_D_29_"><text:span text:style-name="MT71">Calculer : </text:span><text:span text:style-name="MT106">Priorités opératoires</text:span><text:span text:style-name="MT71"> </text:span></text:p>
      </style:header-left>
      <style:footer>
        <text:p text:style-name="MP18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66" draw:name="Shape4_67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3">calculer</text:span><text:span text:style-name="MT74"> : </text:span><text:span text:style-name="MT107">priorités opératoires</text:span></text:p></draw:text-box></draw:frame></text:p>
      </style:footer>
      <style:footer-left>
        <text:p text:style-name="MP18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73">calculer</text:span><text:span text:style-name="MT74"> : </text:span><text:span text:style-name="MT107">priorités opératoires</text:span></text:p></draw:text-box></draw:frame><draw:g text:anchor-type="paragraph" draw:z-index="267" draw:name="Shape4_69" draw:style-name="Mgr1"><draw:path draw:style-name="Mgr7" draw:text-style-name="MP22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0" draw:style-name="Mdp1">
      <style:header>
        <text:p text:style-name="_5f_Header_20_D_20_page_20_impaire_20__28_D_29_">Proportionnalité et pourcentage : <text:span text:style-name="MT108">P</text:span>roportionnalité </text:p>
      </style:header>
      <style:header-left>
        <text:p text:style-name="_5f_Header_20_D_20_page_20_paire_20__28_G_29_"><text:span text:style-name="MT52"><text:tab/>Proportionnalité et pourcentage</text:span><text:span text:style-name="MT53"> </text:span>: <text:span text:style-name="MT52">proportionnalité</text:span> </text:p>
      </style:header-left>
      <style:footer>
        <text:p text:style-name="MP18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draw:g text:anchor-type="paragraph" draw:z-index="242" draw:name="Shape4_73" draw:style-name="Mgr1"><draw:path draw:style-name="Mgr8" draw:text-style-name="MP4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1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38" draw:name="Shape4_88" draw:style-name="Mgr1"><draw:path draw:style-name="Mgr8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52">Proportionnalité et pourcentages</text:span><text:span text:style-name="MT53"> </text:span>: <text:span text:style-name="MT52">proportionnalité</text:span> </text:p>
        <text:p text:style-name="MP35"/>
      </style:header>
      <style:header-left>
        <text:p text:style-name="Header"><text:span text:style-name="MT52">Proportionnalité et pourcentages</text:span><text:span text:style-name="MT53"> </text:span>: <text:span text:style-name="MT52">proportionnalité</text:span> </text:p>
        <text:p text:style-name="MP35"/>
      </style:header-left>
      <style:footer>
        <text:p text:style-name="MP1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Proportionnalité et pourcentages : proportionalité</text:p></draw:text-box></draw:frame><draw:g text:anchor-type="paragraph" draw:z-index="240" draw:name="Shape4_2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: </text:p></draw:text-box></draw:frame><draw:g text:anchor-type="paragraph" draw:z-index="241" draw:name="Shape4_25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46" draw:name="Shape4_71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44" draw:name="Shape4_104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10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49" draw:name="Shape3_4" draw:style-name="Mgr9" draw:text-style-name="MP10" svg:x1="12.104cm" svg:y1="0.392cm" svg:x2="20.497cm" svg:y2="0.36cm"><text:p/></draw:line><text:span text:style-name="MT47">Périmètre</text:span> : <text:span text:style-name="MT109">Coder et calculer</text:span></text:p>
      </style:header>
      <style:header-left>
        <text:p text:style-name="_5f_Header_20_M_20_page_20_impaire_20__28_D_29_"><draw:line text:anchor-type="paragraph" draw:z-index="250" draw:name="Shape3_18" draw:style-name="Mgr9" draw:text-style-name="MP10" svg:x1="12.104cm" svg:y1="0.392cm" svg:x2="20.497cm" svg:y2="0.36cm"><text:p/></draw:line><text:span text:style-name="MT47">Périmètre</text:span> : <text:span text:style-name="MT109">Coder et calculer</text:span></text:p>
      </style:header-left>
      <style:footer>
        <text:p text:style-name="MP18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45" draw:name="Shape4_10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45">Périmètre : </text:span><text:span text:style-name="MT110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25">Conversions d’unités : longueurs</text:span></text:p>
      </style:header>
      <style:header-left>
        <text:p text:style-name="_5f_Header_20_N_20_page_20_impaire_20__28_D_29_"><text:s/><text:span text:style-name="MT25">Conversions d’unités : longueurs</text:span></text:p>
      </style:header-left>
      <style:footer>
        <text:p text:style-name="MP1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longueurs</text:span><text:span text:style-name="MT18"> </text:span></text:p></draw:text-box></draw:frame><draw:g text:anchor-type="paragraph" draw:z-index="205" draw:name="Shape4_8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06" draw:name="Shape4_124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125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8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Conversions d’unités : longueurs</text:p></draw:text-box></draw:frame><draw:g text:anchor-type="paragraph" draw:z-index="209" draw:name="Shape4_127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210" draw:name="Shape4_133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Conversions d’unités : longueurs</text:p></draw:text-box></draw:frame><draw:g text:anchor-type="paragraph" draw:z-index="208" draw:name="Shape4_177" draw:style-name="Mgr1"><draw:path draw:style-name="Mgr7" draw:text-style-name="MP22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4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5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213" draw:name="Shape4_145" draw:style-name="Mgr1"><draw:path draw:style-name="Mgr7" draw:text-style-name="MP22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22">Conversions d’unités : </text:span><text:span text:style-name="MT111">Volume</text:span><text:span text:style-name="MT18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109" draw:name="Shape4_162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10" draw:name="Shape4_163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08" draw:name="Shape4_164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76"><text:span text:style-name="MT15"><text:s text:c="15"/>A</text:span>ires : Aire par comptage</text:p>
      </style:header>
      <style:footer>
        <text:p text:style-name="MP18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112" draw:name="Shape4_16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112">Aires</text:span><text:span text:style-name="MT45"> <text:s/>: </text:span><text:span text:style-name="MT112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0" draw:style-name="Mdp1">
      <style:header>
        <text:p text:style-name="MP77"><text:span text:style-name="MT78">Géométrie plane</text:span> : <text:span text:style-name="MT113">D</text:span><text:span text:style-name="MT78">roites, </text:span><text:span text:style-name="MT114">demi-droites </text:span><text:span text:style-name="MT115">&amp; </text:span><text:span text:style-name="MT114">segments</text:span></text:p>
      </style:header>
      <style:footer>
        <text:p text:style-name="MP1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114" draw:name="Shape4_19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16">Géométrie plane : </text:span><text:span text:style-name="MT82">droites, </text:span><text:span text:style-name="MT117">DEMI-droites et segments</text:span></text:p></draw:text-box></draw:frame></text:p>
      </style:footer>
      <style:footer-left>
        <text:p text:style-name="MP1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111" draw:name="Shape4_19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droites, </text:span><text:span text:style-name="MT11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1" draw:style-name="Mdp1">
      <style:header>
        <text:p text:style-name="MP80"><text:span text:style-name="MT118">S</text:span><text:span text:style-name="MT119">olides</text:span> : <text:span text:style-name="MT118">Vocabulaire, nature</text:span></text:p>
      </style:header>
      <style:footer>
        <text:p text:style-name="MP1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16" draw:name="Shape4_19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13" draw:name="Shape4_19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0" draw:style-name="Mdp1">
      <style:header>
        <text:p text:style-name="_5f_Header_20_M_20_page_20_impaire_20__28_D_29_"><text:span text:style-name="MT120">Volumes : </text:span><text:span text:style-name="MT121">Calculs et conversions</text:span></text:p>
      </style:header>
      <style:header-left>
        <text:p text:style-name="_5f_Header_20_M_20_page_20_paire_20__28_G_29_"><text:span text:style-name="MT120">Volumes : </text:span><text:span text:style-name="MT121">Calculs et conversions</text:span></text:p>
      </style:header-left>
      <style:footer>
        <text:list xml:id="list2114454094" text:style-name="_5f_Numérotation_20_des_20_exercices">
          <text:list-item>
            <text:list>
              <text:list-item>
                <text:p text:style-name="MP82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text:s/><text:span text:style-name="MT122">Volumes : </text:span><text:span text:style-name="MT123">Calculs et conversions</text:span> </text:p></draw:text-box></draw:frame><draw:g text:anchor-type="paragraph" draw:z-index="115" draw:name="Shape4_174" draw:style-name="Mgr1"><draw:path draw:style-name="Mgr6" draw:text-style-name="MP19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10412210017981" text:continue-numbering="true" text:style-name="_5f_Numérotation_20_des_20_exercices">
          <text:list-item>
            <text:list>
              <text:list-item>
                <text:p text:style-name="MP82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text:s/><text:span text:style-name="MT122">Volumes : </text:span><text:span text:style-name="MT123">Calculs et conversions</text:span> </text:p></draw:text-box></draw:frame><draw:g text:anchor-type="paragraph" draw:z-index="117" draw:name="Shape4_175" draw:style-name="Mgr1"><draw:path draw:style-name="Mgr6" draw:text-style-name="MP19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1" draw:style-name="Mdp1">
      <style:header>
        <text:p text:style-name="MP84"><draw:path text:anchor-type="paragraph" draw:z-index="120" draw:name="Shape5_3" draw:style-name="Mgr14" draw:text-style-name="MP85" svg:width="4.329cm" svg:height="2.24cm" svg:x="-1.499cm" svg:y="-1cm" svg:viewBox="0 0 4330 2241" svg:d="M0 2241l3984-288c209-15 363-168 345-342l-170-1611h-4159z"><text:p/></draw:path><draw:frame text:anchor-type="paragraph" draw:z-index="121" draw:name="Shape6_3" draw:style-name="Mgr4" draw:text-style-name="MP11" svg:width="2.703cm" svg:height="0.715cm" draw:transform="rotate (0.0872664625997165) translate (-0.172861111111111cm 0.218722222222222cm)"><draw:text-box><text:p text:style-name="MP10"><text:span text:style-name="MT9">Série 1</text:span></text:p></draw:text-box></draw:frame><draw:line text:anchor-type="paragraph" draw:z-index="122" draw:name="Shape7_6" draw:style-name="Mgr9" draw:text-style-name="MP10" svg:x1="9.042cm" svg:y1="0.36cm" svg:x2="20.461cm" svg:y2="0.36cm"><text:p/></draw:line>T<text:span text:style-name="MT124">itre de la série</text:span></text:p>
      </style:header>
      <style:header-left>
        <text:p text:style-name="MP84"><draw:path text:anchor-type="paragraph" draw:z-index="123" draw:name="Shape5_4" draw:style-name="Mgr14" draw:text-style-name="MP85" svg:width="4.329cm" svg:height="2.24cm" svg:x="-1.499cm" svg:y="-1cm" svg:viewBox="0 0 4330 2241" svg:d="M0 2241l3984-288c209-15 363-168 345-342l-170-1611h-4159z"><text:p/></draw:path><draw:frame text:anchor-type="paragraph" draw:z-index="124" draw:name="Shape6_4" draw:style-name="Mgr4" draw:text-style-name="MP11" svg:width="2.703cm" svg:height="0.715cm" draw:transform="rotate (0.0872664625997165) translate (-0.172861111111111cm 0.218722222222222cm)"><draw:text-box><text:p text:style-name="MP10"><text:span text:style-name="MT9">Série 1</text:span></text:p></draw:text-box></draw:frame><draw:line text:anchor-type="paragraph" draw:z-index="125" draw:name="Shape7_3" draw:style-name="Mgr9" draw:text-style-name="MP10" svg:x1="9.042cm" svg:y1="0.36cm" svg:x2="20.461cm" svg:y2="0.36cm"><text:p/></draw:line>T<text:span text:style-name="MT124">itre de la série</text:span></text:p>
      </style:header-left>
      <style:footer>
        <text:p text:style-name="MP1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18" draw:name="Shape8_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5">Angles</text:span> • <text:span text:style-name="MT125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6"><text:span text:style-name="MT15"><text:s text:c="15"/>A</text:span>ires : Aires de disques</text:p>
      </style:header>
      <style:footer>
        <text:p text:style-name="MP18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19" draw:name="Shape4_17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126" draw:name="Shape4_17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27" draw:name="Shape4_171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128" draw:name="Shape4_17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131" draw:name="Shape4_16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32" draw:name="Shape4_167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29" draw:name="Shape4_168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88"><text:span text:style-name="MT47"><text:s text:c="15"/>A</text:span><text:span text:style-name="MT126">ires : Problèmes d’aires</text:span></text:p>
      </style:header>
      <style:footer>
        <text:p text:style-name="MP18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30" draw:name="Shape4_16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136" draw:name="Shape4_181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135" draw:name="Shape4_182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133" draw:name="Shape4_183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90"><text:span text:style-name="MT15"><text:s text:c="15"/>A</text:span>ires : Aires de triangles</text:p>
      </style:header>
      <style:footer>
        <text:p text:style-name="MP18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34" draw:name="Shape4_17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1" draw:style-name="Mdp1">
      <style:header>
        <text:p text:style-name="MP84"><draw:line text:anchor-type="paragraph" draw:z-index="138" draw:name="Shape7_8" draw:style-name="Mgr9" draw:text-style-name="MP10" svg:x1="9.042cm" svg:y1="0.36cm" svg:x2="20.461cm" svg:y2="0.36cm"><text:p/></draw:line><draw:path text:anchor-type="paragraph" draw:z-index="139" draw:name="Shape5_1" draw:style-name="Mgr14" draw:text-style-name="MP85" svg:width="4.329cm" svg:height="2.24cm" svg:x="-1.499cm" svg:y="-1cm" svg:viewBox="0 0 4330 2241" svg:d="M0 2241l3984-288c209-15 363-168 345-342l-170-1611h-4159z"><text:p/></draw:path><draw:frame text:anchor-type="paragraph" draw:z-index="140" draw:name="Shape6_2" draw:style-name="Mgr4" draw:text-style-name="MP11" svg:width="2.703cm" svg:height="0.715cm" draw:transform="rotate (0.0872664625997165) translate (-0.172861111111111cm 0.218722222222222cm)"><draw:text-box><text:p text:style-name="MP10"><text:span text:style-name="MT9">Série 1</text:span></text:p></draw:text-box></draw:frame>T<text:span text:style-name="MT124">itre de la série</text:span></text:p>
      </style:header>
      <style:header-left>
        <text:p text:style-name="MP84"><draw:line text:anchor-type="paragraph" draw:z-index="141" draw:name="Shape7_9" draw:style-name="Mgr9" draw:text-style-name="MP10" svg:x1="9.042cm" svg:y1="0.36cm" svg:x2="20.461cm" svg:y2="0.36cm"><text:p/></draw:line><draw:path text:anchor-type="paragraph" draw:z-index="142" draw:name="Shape5_2" draw:style-name="Mgr14" draw:text-style-name="MP85" svg:width="4.329cm" svg:height="2.24cm" svg:x="-1.499cm" svg:y="-1cm" svg:viewBox="0 0 4330 2241" svg:d="M0 2241l3984-288c209-15 363-168 345-342l-170-1611h-4159z"><text:p/></draw:path><draw:frame text:anchor-type="paragraph" draw:z-index="143" draw:name="Shape6_5" draw:style-name="Mgr4" draw:text-style-name="MP11" svg:width="2.703cm" svg:height="0.715cm" draw:transform="rotate (0.0872664625997165) translate (-0.172861111111111cm 0.218722222222222cm)"><draw:text-box><text:p text:style-name="MP10"><text:span text:style-name="MT9">Série 1</text:span></text:p></draw:text-box></draw:frame>T<text:span text:style-name="MT124">itre de la série</text:span></text:p>
      </style:header-left>
      <style:footer>
        <text:p text:style-name="MP1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37" draw:name="Shape8_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5">Angles</text:span> • <text:span text:style-name="MT125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0" draw:style-name="Mdp1">
      <style:header>
        <text:p text:style-name="MP92">Volumes : Volumes par comptage</text:p>
      </style:header>
      <style:footer>
        <text:p text:style-name="MP1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45" draw:name="Shape4_17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/><text:span text:style-name="MT122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93"><draw:line text:anchor-type="paragraph" draw:z-index="32" draw:name="Shape3_33" draw:style-name="Mgr3" draw:text-style-name="MP10" svg:x1="15.12cm" svg:y1="0.36cm" svg:x2="20.496cm" svg:y2="0.36cm"><text:p/></draw:line><text:s/><text:span text:style-name="MT127">Angles</text:span> : <text:span text:style-name="MT128">Comprendre la notion d’angle</text:span></text:p>
      </style:header>
      <style:footer>
        <text:p text:style-name="MP1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/text:p>
      </style:footer>
      <style:footer-left>
        <text:p text:style-name="MP1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29">Angles</text:span><text:span text:style-name="MT18"> : </text:span><text:span text:style-name="MT129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30" draw:name="Shape3_7" draw:style-name="Mgr3" draw:text-style-name="MP10" svg:x1="15.12cm" svg:y1="0.36cm" svg:x2="20.496cm" svg:y2="0.36cm"><text:p/></draw:line><text:s/><text:span text:style-name="MT130">Angles : </text:span>Angles : <text:span text:style-name="MT128">Comprendre la notion d’angle</text:span></text:p>
      </style:header>
      <style:header-left>
        <text:p text:style-name="MP94"><draw:line text:anchor-type="paragraph" draw:z-index="31" draw:name="Shape3_29" draw:style-name="Mgr3" draw:text-style-name="MP10" svg:x1="15.12cm" svg:y1="0.36cm" svg:x2="20.496cm" svg:y2="0.36cm"><text:p/></draw:line>Angles : <text:span text:style-name="MT128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2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31">Angles : </text:span><text:span text:style-name="MT133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4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76" draw:name="Shape4_184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77" draw:name="Shape4_186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draw:g text:anchor-type="paragraph" draw:z-index="374" draw:name="Shape4_185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78" draw:name="Shape3_35" draw:style-name="Mgr3" draw:text-style-name="MP10" svg:x1="11.344cm" svg:y1="0.358cm" svg:x2="20.497cm" svg:y2="0.36cm"><text:p/></draw:line><text:span text:style-name="MT135">Angles </text:span>: Nommer un angle</text:p>
      </style:header>
      <style:footer>
        <text:p text:style-name="MP18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_5f_Header_20_G_20_page_20_paire_20__28_G_29_"><draw:line text:anchor-type="paragraph" draw:z-index="375" draw:name="Shape3_30" draw:style-name="Mgr3" draw:text-style-name="MP10" svg:x1="11.435cm" svg:y1="0.388cm" svg:x2="20.496cm" svg:y2="0.36cm"><text:p/></draw:line><text:span text:style-name="MT136">Angles</text:span> : <text:span text:style-name="MT136">Mesurer un angle</text:span></text:p>
      </style:header-left>
      <style:footer>
        <text:p text:style-name="MP1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71" draw:name="Shape4_176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37">Angles </text:span><text:span text:style-name="MT18">: </text:span><text:span text:style-name="MT137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72" draw:name="Shape3_31" draw:style-name="Mgr3" draw:text-style-name="MP10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73" draw:name="Shape3_32" draw:style-name="Mgr3" draw:text-style-name="MP10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2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8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2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368" draw:name="Shape4_180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366" draw:name="Shape4_188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367" draw:name="Shape4_187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69" draw:name="Shape3_34" draw:style-name="Mgr3" draw:text-style-name="MP10" svg:x1="15.448cm" svg:y1="0.365cm" svg:x2="20.496cm" svg:y2="0.36cm"><text:p/></draw:line><text:span text:style-name="MT139">Angles</text:span><text:span text:style-name="MT140"> : </text:span><text:span text:style-name="MT141">Calculer des mesures d’angle</text:span></text:p>
      </style:header>
      <style:header-left>
        <text:p text:style-name="_5f_Header_20_G_20_page_20_paire_20__28_G_29_"><draw:line text:anchor-type="paragraph" draw:z-index="370" draw:name="Shape3_36" draw:style-name="Mgr3" draw:text-style-name="MP10" svg:x1="15.448cm" svg:y1="0.365cm" svg:x2="20.496cm" svg:y2="0.36cm"><text:p/></draw:line><text:span text:style-name="MT139">Angles : </text:span><text:span text:style-name="MT141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32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42">Calculer des </text:span><text:span text:style-name="MT138">Mesure</text:span><text:span text:style-name="MT142">s</text:span><text:span text:style-name="MT138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31">Angles : </text:span><text:span text:style-name="MT143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59">R</text:span>epères du plan : Se repérer</text:p>
      </style:header>
      <style:header-left>
        <text:p text:style-name="_5f_Header_20_G_20_page_20_paire_20__28_G_29_"><text:span text:style-name="MT59">R</text:span>epères du plan : Se repérer</text:p>
      </style:header-left>
      <style:footer>
        <text:p text:style-name="MP1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Repères du plan : Se repérer</text:p></draw:text-box></draw:frame><draw:g text:anchor-type="paragraph" draw:z-index="147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Repères du plan : se repérer</text:p></draw:text-box></draw:frame><draw:g text:anchor-type="paragraph" draw:z-index="144" draw:name="Shape4_18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41"><text:span text:style-name="MT65">Repères du plan : Se repérer</text:span> </text:p>
      </style:header>
      <style:footer>
        <text:p text:style-name="MP18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49" draw:name="Shape4_19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>
      <style:footer-left>
        <text:p text:style-name="MP1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46" draw:name="Shape4_19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44">R</text:span><text:span text:style-name="MT145">epères du plan : Se </text:span><text:span text:style-name="MT146">déplacer</text:span></text:p>
      </style:header>
      <style:footer>
        <text:p text:style-name="MP1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8">Repères du plan : Se </text:span><text:span text:style-name="MT147">déplacer</text:span></text:p></draw:text-box></draw:frame><draw:g text:anchor-type="paragraph" draw:z-index="151" draw:name="Shape4_192" draw:style-name="Mgr1"><draw:path draw:style-name="Mgr2" draw:text-style-name="MP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1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8">Repères du plan : se </text:span><text:span text:style-name="MT147">déplacer</text:span></text:p></draw:text-box></draw:frame><draw:g text:anchor-type="paragraph" draw:z-index="148" draw:name="Shape4_19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41"><text:span text:style-name="MT65">Repères du plan : Se repérer</text:span> </text:p>
      </style:header>
      <style:footer>
        <text:p text:style-name="MP18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53" draw:name="Shape4_1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>
      <style:footer-left>
        <text:p text:style-name="MP1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50" draw:name="Shape4_1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9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1" draw:style-name="Mdp1">
      <style:header>
        <text:p text:style-name="MP80"><text:span text:style-name="MT118">S</text:span><text:span text:style-name="MT119">olides</text:span> : <text:span text:style-name="MT118">Vocabulaire, nature</text:span></text:p>
      </style:header>
      <style:footer>
        <text:p text:style-name="MP1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55" draw:name="Shape4_2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52" draw:name="Shape4_201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0" draw:style-name="Mdp1">
      <style:header>
        <text:p text:style-name="_5f_Header_20_G_20_page_20_paire_20__28_G_29_"><text:span text:style-name="MT78">Géométrie plane</text:span> : <text:span text:style-name="MT78">Points, droites </text:span><text:span text:style-name="MT148">et cercles</text:span></text:p>
      </style:header>
      <style:footer>
        <text:p text:style-name="MP1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57" draw:name="Shape4_20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Géométrie plane : points, droites <text:span text:style-name="MT149">et cercles</text:span></text:p></draw:text-box></draw:frame></text:p>
      </style:footer>
      <style:footer-left>
        <text:p text:style-name="MP1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54" draw:name="Shape4_2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Géométrie plane : points, droites <text:span text:style-name="MT149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1" draw:style-name="Mdp1">
      <style:header>
        <text:p text:style-name="MP80"><text:span text:style-name="MT118">S</text:span><text:span text:style-name="MT119">olides</text:span> : <text:span text:style-name="MT118">Vocabulaire, nature</text:span></text:p>
      </style:header>
      <style:footer>
        <text:p text:style-name="MP1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59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156" draw:name="Shape4_1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0" draw:style-name="Mdp1">
      <style:header>
        <text:p text:style-name="_5f_Header_20_G_20_page_20_impaire_20__28_D_29_"><text:span text:style-name="MT78">Géométrie plane</text:span> : <text:span text:style-name="MT150">Milieu, alignement, </text:span><text:span text:style-name="MT151">appartenance</text:span></text:p>
      </style:header>
      <style:footer>
        <text:p text:style-name="MP18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61" draw:name="Shape4_1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16">Géométrie plane : </text:span><text:span text:style-name="MT152">milieu, Alignement, </text:span><text:span text:style-name="MT153">APPARTENANCE</text:span></text:p></draw:text-box></draw:frame></text:p>
      </style:footer>
      <style:footer-left>
        <text:p text:style-name="MP1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58" draw:name="Shape4_15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152">milieu, alignement, </text:span><text:span text:style-name="MT153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1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163" draw:name="Shape4_20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160" draw:name="Shape4_1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78">Géométrie plane</text:span> : <text:span text:style-name="MT79">P</text:span><text:span text:style-name="MT80">arallèles, perpendiculaires,<text:line-break/> </text:span><text:span text:style-name="MT81">distances</text:span></text:p>
      </style:header>
      <style:footer>
        <text:p text:style-name="MP18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2"><draw:g text:anchor-type="paragraph" draw:z-index="165" draw:name="Shape4_20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83">Parallèles, perpendiculaires, </text:span><text:span text:style-name="MT84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draw:g text:anchor-type="paragraph" draw:z-index="162" draw:name="Shape4_206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102"><text:span text:style-name="MT155">Géométrie plane</text:span><text:span text:style-name="MT156"> : </text:span><text:span text:style-name="MT157">Vocabulaire</text:span></text:p>
      </style:header>
      <style:header-left>
        <text:p text:style-name="MP102"><text:span text:style-name="MT155">Géométrie plane</text:span><text:span text:style-name="MT156"> : </text:span><text:span text:style-name="MT157">Vocabulaire</text:span></text:p>
      </style:header-left>
      <style:footer>
        <text:p text:style-name="MP1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82">Géométrie plane : </text:span><text:span text:style-name="MT158">vocabulaire</text:span></text:p></draw:text-box></draw:frame><draw:g text:anchor-type="paragraph" draw:z-index="167" draw:name="Shape4_20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82">Géométrie plane : </text:span><text:span text:style-name="MT158">vocabulaire</text:span></text:p></draw:text-box></draw:frame><draw:g text:anchor-type="paragraph" draw:z-index="164" draw:name="Shape4_21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78">Géométrie plane, </text:span><text:span text:style-name="MT159">partie 1</text:span> : <text:span text:style-name="MT160">coder</text:span></text:p>
      </style:header>
      <style:footer>
        <text:p text:style-name="MP18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text:span text:style-name="MT116">Géométrie plane, </text:span><text:span text:style-name="MT161">partie 1</text:span><text:span text:style-name="MT116"> : </text:span><text:span text:style-name="MT162">coder</text:span></text:p></draw:text-box></draw:frame><draw:g text:anchor-type="paragraph" draw:z-index="169" draw:name="Shape4_211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pan text:style-name="MT82">Géométrie plane, </text:span><text:span text:style-name="MT161">partie 1</text:span><text:span text:style-name="MT82"> : </text:span><text:span text:style-name="MT162">coder</text:span></text:p></draw:text-box></draw:frame><draw:g text:anchor-type="paragraph" draw:z-index="166" draw:name="Shape4_212" draw:style-name="Mgr1"><draw:path draw:style-name="Mgr2" draw:text-style-name="MP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102"><text:span text:style-name="MT155">Géométrie plane</text:span><text:span text:style-name="MT156"> : </text:span><text:span text:style-name="MT157">Vocabulaire</text:span></text:p>
      </style:header>
      <style:footer>
        <text:p text:style-name="MP1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82">Géométrie plane : </text:span><text:span text:style-name="MT158">vocabulaire</text:span></text:p></draw:text-box></draw:frame><draw:g text:anchor-type="paragraph" draw:z-index="170" draw:name="Shape4_2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82">Géométrie plane : </text:span><text:span text:style-name="MT158">vocabulaire</text:span></text:p></draw:text-box></draw:frame><draw:g text:anchor-type="paragraph" draw:z-index="168" draw:name="Shape4_21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78">Géométrie plane, </text:span><text:span text:style-name="MT159">partie 1</text:span> : <text:span text:style-name="MT163">Assembler et décomposer</text:span></text:p>
      </style:header>
      <style:footer>
        <text:p text:style-name="MP18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text:span text:style-name="MT116">Géométrie plane, </text:span><text:span text:style-name="MT161">partie 1</text:span><text:span text:style-name="MT116"> : </text:span><text:span text:style-name="MT164">assembler et décomposer</text:span></text:p></draw:text-box></draw:frame><draw:g text:anchor-type="paragraph" draw:z-index="172" draw:name="Shape4_216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73" draw:name="Shape4_21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, </text:span><text:span text:style-name="MT161">partie 1</text:span><text:span text:style-name="MT82"> : </text:span><text:span text:style-name="MT164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103"><draw:line text:anchor-type="paragraph" draw:z-index="302" draw:name="Shape3_39" draw:style-name="Mgr11" draw:text-style-name="MP10" svg:x1="10.308cm" svg:y1="0.388cm" svg:x2="20.496cm" svg:y2="0.36cm"><text:p/></draw:line><draw:path text:anchor-type="paragraph" draw:z-index="303" draw:name="Shape1_12" draw:style-name="Mgr10" draw:text-style-name="MP52" svg:width="4.329cm" svg:height="2.238cm" svg:x="-1.5cm" svg:y="-1.001cm" svg:viewBox="0 0 4330 2239" svg:d="M0 2239l3984-288c209-15 363-167 345-342l-170-1609h-4159z"><text:p/></draw:path><text:span text:style-name="MT90">Fractions</text:span><text:span text:style-name="MT91"> : </text:span><text:span text:style-name="MT92">Problèmes</text:span><text:span text:style-name="MT91"> </text:span></text:p>
      </style:header>
      <style:footer>
        <text:p text:style-name="MP18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95" draw:name="Shape4_258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93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 : additionner et soustraire</text:span><text:span text:style-name="MT18"> </text:span></text:p></draw:text-box></draw:frame><draw:g text:anchor-type="paragraph" draw:z-index="271" draw:name="Shape4_85" draw:style-name="Mgr1"><draw:path draw:style-name="Mgr7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1"><text:span text:style-name="MT17">Calculer</text:span><text:span text:style-name="MT18"> : </text:span><text:span text:style-name="MT17">additionner et soustraire</text:span></text:p></draw:text-box></draw:frame><draw:g text:anchor-type="paragraph" draw:z-index="272" draw:name="Shape4_260" draw:style-name="Mgr1"><draw:path draw:style-name="Mgr7" draw:text-style-name="MP22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87" draw:style-name="Mgr1"><draw:path draw:style-name="Mgr8" draw:text-style-name="MP2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0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73" draw:name="Shape4_2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1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solides : Vocabulaire, NatuRE</text:p></draw:text-box></draw:frame><draw:g text:anchor-type="paragraph" draw:z-index="74" draw:name="Shape4_256" draw:style-name="Mgr1"><draw:path draw:style-name="Mgr2" draw:text-style-name="MP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1" draw:style-name="Mdp1">
      <style:header>
        <text:p text:style-name="MP80"><text:span text:style-name="MT118">S</text:span><text:span text:style-name="MT119">olides</text:span> : <text:span text:style-name="MT118">Vocabulaire, nature</text:span></text:p>
      </style:header>
      <style:header-left>
        <text:p text:style-name="MP80"><text:span text:style-name="MT118">S</text:span><text:span text:style-name="MT119">olides</text:span> : <text:span text:style-name="MT118">Vocabulaire, nature</text:span></text:p>
      </style:header-left>
      <style:footer>
        <text:p text:style-name="MP1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71" draw:name="Shape4_22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72" draw:name="Shape4_2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0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1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69" draw:name="Shape4_22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1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70" draw:name="Shape4_25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1" draw:style-name="Mdp1">
      <style:header>
        <text:p text:style-name="_5f_Header_20_G_20_page_20_impaire_20__28_D_29_"><text:span text:style-name="MT118">Solides : </text:span><text:span text:style-name="MT169">Patrons</text:span></text:p>
      </style:header>
      <style:header-left>
        <text:p text:style-name="_5f_Header_20_G_20_page_20_paire_20__28_G_29_"><text:span text:style-name="MT118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<text:span text:style-name="MT170">patrons</text:span></text:p></draw:text-box></draw:frame><draw:g text:anchor-type="paragraph" draw:z-index="67" draw:name="Shape4_2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1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68" draw:name="Shape4_252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0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1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65" draw:name="Shape4_2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1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66" draw:name="Shape4_2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1" draw:style-name="Mdp1">
      <style:header>
        <text:p text:style-name="_5f_Header_20_G_20_page_20_impaire_20__28_D_29_"><text:span text:style-name="MT118">S</text:span><text:span text:style-name="MT119">olides</text:span> : <text:span text:style-name="MT118">Vocabulaire, nature</text:span></text:p>
      </style:header>
      <style:header-left>
        <text:p text:style-name="_5f_Header_20_G_20_page_20_impaire_20__28_D_29_"><text:span text:style-name="MT118">S</text:span><text:span text:style-name="MT119">olides</text:span> : <text:span text:style-name="MT118">Vocabulaire, nature</text:span></text:p>
      </style:header-left>
      <style:footer>
        <text:p text:style-name="MP1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63" draw:name="Shape4_2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solides : Vocabulaire, NatuRE</text:p></draw:text-box></draw:frame><draw:g text:anchor-type="paragraph" draw:z-index="64" draw:name="Shape4_2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61" draw:name="Shape4_2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62" draw:name="Shape4_248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81"> : </text:span><text:span text:style-name="MT177">Reconnaissance et axes</text:span></text:p>
      </style:header>
      <style:footer>
        <text:p text:style-name="MP18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59" draw:name="Shape4_24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9">S</text:span>ymétrie axiale : reconnaissance et axes</text:h></draw:text-box></draw:frame></text:p>
      </style:footer>
      <style:footer-left>
        <text:p text:style-name="MP1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60" draw:name="Shape4_24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57" draw:name="Shape4_24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58" draw:name="Shape4_24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81"> : </text:span><text:span text:style-name="MT176">Médiatrice d’un segment</text:span></text:p>
      </style:header>
      <style:footer>
        <text:p text:style-name="MP18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55" draw:name="Shape4_2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1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56" draw:name="Shape4_24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1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53" draw:name="Shape4_2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Symétrie axiale : constructions</text:p></draw:text-box></draw:frame><draw:g text:anchor-type="paragraph" draw:z-index="54" draw:name="Shape4_24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59">S</text:span><text:span text:style-name="MT81">ymétrie axiale : Constructions</text:span></text:p>
      </style:header>
      <style:footer>
        <text:p text:style-name="MP18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51" draw:name="Shape4_2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59">S</text:span>ymétrie axiale : Constructions</text:h></draw:text-box></draw:frame></text:p>
      </style:footer>
      <style:footer-left>
        <text:p text:style-name="MP1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52" draw:name="Shape4_23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-left>
      <style:footer>
        <text:p text:style-name="MP1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49" draw:name="Shape4_2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50" draw:name="Shape4_23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80">Symétrie axiale</text:span><text:span text:style-name="MT81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81"> : </text:span><text:span text:style-name="MT181">Axes de symétrie de figures</text:span></text:p>
      </style:header-left>
      <style:footer>
        <text:p text:style-name="MP18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47" draw:name="Shape4_2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9">S</text:span>ymétrie axiale : axes de symétrie de figures</text:p></draw:text-box></draw:frame></text:p>
      </style:footer>
      <style:footer-left>
        <text:p text:style-name="MP1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48" draw:name="Shape4_23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45" draw:name="Shape4_2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46" draw:name="Shape4_23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59">S</text:span>ymétrie : Propriétés</text:p>
      </style:header>
      <style:footer>
        <text:p text:style-name="MP18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43" draw:name="Shape4_2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9">S</text:span>ymétrie axiale : propriétés</text:p></draw:text-box></draw:frame></text:p>
      </style:footer>
      <style:footer-left>
        <text:p text:style-name="MP1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44" draw:name="Shape4_23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5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41" draw:name="Shape4_2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42" draw:name="Shape4_22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2"><text:span text:style-name="MT59">S</text:span>ymétrie axiale : pour aller plus loin</text:p>
      </style:header>
      <style:footer>
        <text:p text:style-name="MP18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39" draw:name="Shape4_4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9">S</text:span>ymétrie axiale : pour aller plus loin</text:p></draw:text-box></draw:frame></text:p>
      </style:footer>
      <style:footer-left>
        <text:p text:style-name="MP1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40" draw:name="Shape4_22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33" draw:name="Shape3_1" draw:style-name="Mgr15" draw:text-style-name="MP10" svg:x1="10.893cm" svg:y1="0.403cm" svg:x2="20.503cm" svg:y2="0.327cm"><text:p/></draw:line><draw:path text:anchor-type="char" draw:z-index="34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37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36" draw:name="Shape3_38" draw:style-name="Mgr15" draw:text-style-name="MP10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35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Résoudre des problèmes</text:p></draw:text-box></draw:frame><draw:g text:anchor-type="paragraph" draw:z-index="38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7:31:31.518464917</meta:creation-date>
    <dc:title>lycee_v3</dc:title>
    <meta:editing-duration>PT8H32M27S</meta:editing-duration>
    <meta:editing-cycles>75</meta:editing-cycles>
    <meta:generator>LibreOffice/7.1.1.2$Windows_X86_64 LibreOffice_project/fe0b08f4af1bacafe4c7ecc87ce55bb426164676</meta:generator>
    <dc:date>2021-09-19T11:04:08.995000000</dc:date>
    <meta:document-statistic meta:table-count="0" meta:image-count="0" meta:object-count="1" meta:page-count="5" meta:paragraph-count="802" meta:word-count="3388" meta:character-count="21336" meta:non-whitespace-character-count="18375"/>
    <meta:template xlink:type="simple" xlink:actuate="onRequest" xlink:title="lycee_v3" xlink:href="../../fichiers%20définitifs/Modele_cahier.ott" meta:date="2021-07-09T13:45:32.011278978"/>
  </office:meta>
</office:document-meta>
</file>

<file path=Object 1/content.xml><?xml version="1.0" encoding="utf-8"?>
<math xmlns="http://www.w3.org/1998/Math/MathML" display="block">
  <semantics>
    <mover accent="true">
      <mtext>APX</mtext>
      <mo stretchy="true">^</mo>
    </mover>
    <annotation encoding="StarMath 5.0">widehat{ "APX" }</annotation>
  </semantics>
</math>
</file>